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27.17mm" svg:y="15.34mm">
            <loext:p draw:notify-on-update-of-ranges="Sheet1.W4:Sheet1.W13 Sheet1.V4:Sheet1.V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2" table:default-cell-style-name="ce1"/>
        <table:table-row table:style-name="ro1" table:number-rows-repeated="2">
          <table:table-cell/>
          <table:table-cell table:style-name="Default" table:number-columns-repeated="22"/>
        </table:table-row>
        <table:table-row table:style-name="ro1"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string" calcext:value-type="string" table:number-columns-spanned="2" table:number-rows-spanned="1">
            <text:p>average</text:p>
          </table:table-cell>
          <table:covered-table-cell/>
        </table:table-row>
        <table:table-row table:style-name="ro1">
          <table:table-cell/>
          <table:table-cell office:value-type="float" office:value="0.996939" calcext:value-type="float">
            <text:p>0.996939</text:p>
          </table:table-cell>
          <table:table-cell office:value-type="float" office:value="0.954365" calcext:value-type="float">
            <text:p>0.954365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743699" calcext:value-type="float">
            <text:p>0.743699</text:p>
          </table:table-cell>
          <table:table-cell office:value-type="float" office:value="1" calcext:value-type="float">
            <text:p>1</text:p>
          </table:table-cell>
          <table:table-cell office:value-type="float" office:value="0.791608" calcext:value-type="float">
            <text:p>0.791608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958344" calcext:value-type="float">
            <text:p>0.958344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06087" calcext:value-type="float">
            <text:p>0.806087</text:p>
          </table:table-cell>
          <table:table-cell office:value-type="float" office:value="1" calcext:value-type="float">
            <text:p>1</text:p>
          </table:table-cell>
          <table:table-cell office:value-type="float" office:value="0.766782" calcext:value-type="float">
            <text:p>0.766782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830649" calcext:value-type="float">
            <text:p>0.830649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13126" calcext:value-type="float">
            <text:p>0.913126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81579" calcext:value-type="float">
            <text:p>0.81579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902361" calcext:value-type="float">
            <text:p>0.902361</text:p>
          </table:table-cell>
          <table:table-cell table:formula="of:=([.B4]+[.D4]+[.F4]+[.H4]+[.J4]+[.L4]+[.N4]+[.P4]+[.R4]+[.T4])/10" office:value-type="float" office:value="0.998407" calcext:value-type="float">
            <text:p>0.998407</text:p>
          </table:table-cell>
          <table:table-cell table:formula="of:=([.C4]+[.E4]+[.G4]+[.I4]+[.K4]+[.M4]+[.O4]+[.Q4]+[.S4]+[.U4])/10" office:value-type="float" office:value="0.8482811" calcext:value-type="float">
            <text:p>0.8482811</text:p>
          </table:table-cell>
        </table:table-row>
        <table:table-row table:style-name="ro1">
          <table:table-cell/>
          <table:table-cell office:value-type="float" office:value="0.888776" calcext:value-type="float">
            <text:p>0.888776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5727" calcext:value-type="float">
            <text:p>0.905727</text:p>
          </table:table-cell>
          <table:table-cell office:value-type="float" office:value="0.971231" calcext:value-type="float">
            <text:p>0.97123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86469" calcext:value-type="float">
            <text:p>0.986469</text:p>
          </table:table-cell>
          <table:table-cell office:value-type="float" office:value="0.856436" calcext:value-type="float">
            <text:p>0.856436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72709" calcext:value-type="float">
            <text:p>0.872709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4529" calcext:value-type="float">
            <text:p>0.884529</text:p>
          </table:table-cell>
          <table:table-cell office:value-type="float" office:value="0.981731" calcext:value-type="float">
            <text:p>0.981731</text:p>
          </table:table-cell>
          <table:table-cell office:value-type="float" office:value="0.884134" calcext:value-type="float">
            <text:p>0.884134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4241" calcext:value-type="float">
            <text:p>0.884241</text:p>
          </table:table-cell>
          <table:table-cell office:value-type="float" office:value="0.99439" calcext:value-type="float">
            <text:p>0.99439</text:p>
          </table:table-cell>
          <table:table-cell office:value-type="float" office:value="0.862423" calcext:value-type="float">
            <text:p>0.862423</text:p>
          </table:table-cell>
          <table:table-cell office:value-type="float" office:value="0.978964" calcext:value-type="float">
            <text:p>0.978964</text:p>
          </table:table-cell>
          <table:table-cell office:value-type="float" office:value="0.883053" calcext:value-type="float">
            <text:p>0.883053</text:p>
          </table:table-cell>
          <table:table-cell office:value-type="float" office:value="0.991358" calcext:value-type="float">
            <text:p>0.991358</text:p>
          </table:table-cell>
          <table:table-cell table:formula="of:=([.B5]+[.D5]+[.F5]+[.H5]+[.J5]+[.L5]+[.N5]+[.P5]+[.R5]+[.T5])/10" office:value-type="float" office:value="0.8797028" calcext:value-type="float">
            <text:p>0.8797028</text:p>
          </table:table-cell>
          <table:table-cell table:formula="of:=([.C5]+[.E5]+[.G5]+[.I5]+[.K5]+[.M5]+[.O5]+[.Q5]+[.S5]+[.U5])/10" office:value-type="float" office:value="0.985684" calcext:value-type="float">
            <text:p>0.985684</text:p>
          </table:table-cell>
        </table:table-row>
        <table:table-row table:style-name="ro1">
          <table:table-cell/>
          <table:table-cell office:value-type="float" office:value="0.887755" calcext:value-type="float">
            <text:p>0.88775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70155" calcext:value-type="float">
            <text:p>0.870155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3465" calcext:value-type="float">
            <text:p>0.85346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9654" calcext:value-type="float">
            <text:p>0.869654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1166" calcext:value-type="float">
            <text:p>0.881166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9343" calcext:value-type="float">
            <text:p>0.859343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2061" calcext:value-type="float">
            <text:p>0.882061</text:p>
          </table:table-cell>
          <table:table-cell office:value-type="float" office:value="0.991434" calcext:value-type="float">
            <text:p>0.991434</text:p>
          </table:table-cell>
          <table:table-cell table:formula="of:=([.B6]+[.D6]+[.F6]+[.H6]+[.J6]+[.L6]+[.N6]+[.P6]+[.R6]+[.T6])/10" office:value-type="float" office:value="0.8772715" calcext:value-type="float">
            <text:p>0.8772715</text:p>
          </table:table-cell>
          <table:table-cell table:formula="of:=([.C6]+[.E6]+[.G6]+[.I6]+[.K6]+[.M6]+[.O6]+[.Q6]+[.S6]+[.U6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7755" calcext:value-type="float">
            <text:p>0.88775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70155" calcext:value-type="float">
            <text:p>0.870155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3465" calcext:value-type="float">
            <text:p>0.85346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9654" calcext:value-type="float">
            <text:p>0.869654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1166" calcext:value-type="float">
            <text:p>0.881166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9343" calcext:value-type="float">
            <text:p>0.859343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2061" calcext:value-type="float">
            <text:p>0.882061</text:p>
          </table:table-cell>
          <table:table-cell office:value-type="float" office:value="0.991434" calcext:value-type="float">
            <text:p>0.991434</text:p>
          </table:table-cell>
          <table:table-cell table:formula="of:=([.B7]+[.D7]+[.F7]+[.H7]+[.J7]+[.L7]+[.N7]+[.P7]+[.R7]+[.T7])/10" office:value-type="float" office:value="0.8772715" calcext:value-type="float">
            <text:p>0.8772715</text:p>
          </table:table-cell>
          <table:table-cell table:formula="of:=([.C7]+[.E7]+[.G7]+[.I7]+[.K7]+[.M7]+[.O7]+[.Q7]+[.S7]+[.U7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7755" calcext:value-type="float">
            <text:p>0.88775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70155" calcext:value-type="float">
            <text:p>0.870155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3465" calcext:value-type="float">
            <text:p>0.85346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9654" calcext:value-type="float">
            <text:p>0.869654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1166" calcext:value-type="float">
            <text:p>0.881166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9343" calcext:value-type="float">
            <text:p>0.859343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2061" calcext:value-type="float">
            <text:p>0.882061</text:p>
          </table:table-cell>
          <table:table-cell office:value-type="float" office:value="0.991434" calcext:value-type="float">
            <text:p>0.991434</text:p>
          </table:table-cell>
          <table:table-cell table:formula="of:=([.B8]+[.D8]+[.F8]+[.H8]+[.J8]+[.L8]+[.N8]+[.P8]+[.R8]+[.T8])/10" office:value-type="float" office:value="0.8772715" calcext:value-type="float">
            <text:p>0.8772715</text:p>
          </table:table-cell>
          <table:table-cell table:formula="of:=([.C8]+[.E8]+[.G8]+[.I8]+[.K8]+[.M8]+[.O8]+[.Q8]+[.S8]+[.U8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9]+[.D9]+[.F9]+[.H9]+[.J9]+[.L9]+[.N9]+[.P9]+[.R9]+[.T9])/10" office:value-type="float" office:value="0.8765578" calcext:value-type="float">
            <text:p>0.8765578</text:p>
          </table:table-cell>
          <table:table-cell table:formula="of:=([.C9]+[.E9]+[.G9]+[.I9]+[.K9]+[.M9]+[.O9]+[.Q9]+[.S9]+[.U9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0]+[.D10]+[.F10]+[.H10]+[.J10]+[.L10]+[.N10]+[.P10]+[.R10]+[.T10])/10" office:value-type="float" office:value="0.8765578" calcext:value-type="float">
            <text:p>0.8765578</text:p>
          </table:table-cell>
          <table:table-cell table:formula="of:=([.C10]+[.E10]+[.G10]+[.I10]+[.K10]+[.M10]+[.O10]+[.Q10]+[.S10]+[.U10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1]+[.D11]+[.F11]+[.H11]+[.J11]+[.L11]+[.N11]+[.P11]+[.R11]+[.T11])/10" office:value-type="float" office:value="0.8765578" calcext:value-type="float">
            <text:p>0.8765578</text:p>
          </table:table-cell>
          <table:table-cell table:formula="of:=([.C11]+[.E11]+[.G11]+[.I11]+[.K11]+[.M11]+[.O11]+[.Q11]+[.S11]+[.U11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2]+[.D12]+[.F12]+[.H12]+[.J12]+[.L12]+[.N12]+[.P12]+[.R12]+[.T12])/10" office:value-type="float" office:value="0.8765578" calcext:value-type="float">
            <text:p>0.8765578</text:p>
          </table:table-cell>
          <table:table-cell table:formula="of:=([.C12]+[.E12]+[.G12]+[.I12]+[.K12]+[.M12]+[.O12]+[.Q12]+[.S12]+[.U12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3]+[.D13]+[.F13]+[.H13]+[.J13]+[.L13]+[.N13]+[.P13]+[.R13]+[.T13])/10" office:value-type="float" office:value="0.8765578" calcext:value-type="float">
            <text:p>0.8765578</text:p>
          </table:table-cell>
          <table:table-cell table:formula="of:=([.C13]+[.E13]+[.G13]+[.I13]+[.K13]+[.M13]+[.O13]+[.Q13]+[.S13]+[.U13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4]+[.D14]+[.F14]+[.H14]+[.J14]+[.L14]+[.N14]+[.P14]+[.R14]+[.T14])/10" office:value-type="float" office:value="0.8765578" calcext:value-type="float">
            <text:p>0.8765578</text:p>
          </table:table-cell>
          <table:table-cell table:formula="of:=([.C14]+[.E14]+[.G14]+[.I14]+[.K14]+[.M14]+[.O14]+[.Q14]+[.S14]+[.U14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5]+[.D15]+[.F15]+[.H15]+[.J15]+[.L15]+[.N15]+[.P15]+[.R15]+[.T15])/10" office:value-type="float" office:value="0.8765578" calcext:value-type="float">
            <text:p>0.8765578</text:p>
          </table:table-cell>
          <table:table-cell table:formula="of:=([.C15]+[.E15]+[.G15]+[.I15]+[.K15]+[.M15]+[.O15]+[.Q15]+[.S15]+[.U15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6]+[.D16]+[.F16]+[.H16]+[.J16]+[.L16]+[.N16]+[.P16]+[.R16]+[.T16])/10" office:value-type="float" office:value="0.8765578" calcext:value-type="float">
            <text:p>0.8765578</text:p>
          </table:table-cell>
          <table:table-cell table:formula="of:=([.C16]+[.E16]+[.G16]+[.I16]+[.K16]+[.M16]+[.O16]+[.Q16]+[.S16]+[.U16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7]+[.D17]+[.F17]+[.H17]+[.J17]+[.L17]+[.N17]+[.P17]+[.R17]+[.T17])/10" office:value-type="float" office:value="0.8765578" calcext:value-type="float">
            <text:p>0.8765578</text:p>
          </table:table-cell>
          <table:table-cell table:formula="of:=([.C17]+[.E17]+[.G17]+[.I17]+[.K17]+[.M17]+[.O17]+[.Q17]+[.S17]+[.U17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8]+[.D18]+[.F18]+[.H18]+[.J18]+[.L18]+[.N18]+[.P18]+[.R18]+[.T18])/10" office:value-type="float" office:value="0.8765578" calcext:value-type="float">
            <text:p>0.8765578</text:p>
          </table:table-cell>
          <table:table-cell table:formula="of:=([.C18]+[.E18]+[.G18]+[.I18]+[.K18]+[.M18]+[.O18]+[.Q18]+[.S18]+[.U18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9]+[.D19]+[.F19]+[.H19]+[.J19]+[.L19]+[.N19]+[.P19]+[.R19]+[.T19])/10" office:value-type="float" office:value="0.8765578" calcext:value-type="float">
            <text:p>0.8765578</text:p>
          </table:table-cell>
          <table:table-cell table:formula="of:=([.C19]+[.E19]+[.G19]+[.I19]+[.K19]+[.M19]+[.O19]+[.Q19]+[.S19]+[.U19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20]+[.D20]+[.F20]+[.H20]+[.J20]+[.L20]+[.N20]+[.P20]+[.R20]+[.T20])/10" office:value-type="float" office:value="0.8765578" calcext:value-type="float">
            <text:p>0.8765578</text:p>
          </table:table-cell>
          <table:table-cell table:formula="of:=([.C20]+[.E20]+[.G20]+[.I20]+[.K20]+[.M20]+[.O20]+[.Q20]+[.S20]+[.U20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21]+[.D21]+[.F21]+[.H21]+[.J21]+[.L21]+[.N21]+[.P21]+[.R21]+[.T21])/10" office:value-type="float" office:value="0.8765578" calcext:value-type="float">
            <text:p>0.8765578</text:p>
          </table:table-cell>
          <table:table-cell table:formula="of:=([.C21]+[.E21]+[.G21]+[.I21]+[.K21]+[.M21]+[.O21]+[.Q21]+[.S21]+[.U21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22]+[.D22]+[.F22]+[.H22]+[.J22]+[.L22]+[.N22]+[.P22]+[.R22]+[.T22])/10" office:value-type="float" office:value="0.8765578" calcext:value-type="float">
            <text:p>0.8765578</text:p>
          </table:table-cell>
          <table:table-cell table:formula="of:=([.C22]+[.E22]+[.G22]+[.I22]+[.K22]+[.M22]+[.O22]+[.Q22]+[.S22]+[.U22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23]+[.D23]+[.F23]+[.H23]+[.J23]+[.L23]+[.N23]+[.P23]+[.R23]+[.T23])/10" office:value-type="float" office:value="0.8765578" calcext:value-type="float">
            <text:p>0.8765578</text:p>
          </table:table-cell>
          <table:table-cell table:formula="of:=([.C23]+[.E23]+[.G23]+[.I23]+[.K23]+[.M23]+[.O23]+[.Q23]+[.S23]+[.U23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24]+[.D24]+[.F24]+[.H24]+[.J24]+[.L24]+[.N24]+[.P24]+[.R24]+[.T24])/10" office:value-type="float" office:value="0.8765578" calcext:value-type="float">
            <text:p>0.8765578</text:p>
          </table:table-cell>
          <table:table-cell table:formula="of:=([.C24]+[.E24]+[.G24]+[.I24]+[.K24]+[.M24]+[.O24]+[.Q24]+[.S24]+[.U24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25]+[.D25]+[.F25]+[.H25]+[.J25]+[.L25]+[.N25]+[.P25]+[.R25]+[.T25])/10" office:value-type="float" office:value="0.8765578" calcext:value-type="float">
            <text:p>0.8765578</text:p>
          </table:table-cell>
          <table:table-cell table:formula="of:=([.C25]+[.E25]+[.G25]+[.I25]+[.K25]+[.M25]+[.O25]+[.Q25]+[.S25]+[.U25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26]+[.D26]+[.F26]+[.H26]+[.J26]+[.L26]+[.N26]+[.P26]+[.R26]+[.T26])/10" office:value-type="float" office:value="0.8765578" calcext:value-type="float">
            <text:p>0.8765578</text:p>
          </table:table-cell>
          <table:table-cell table:formula="of:=([.C26]+[.E26]+[.G26]+[.I26]+[.K26]+[.M26]+[.O26]+[.Q26]+[.S26]+[.U26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27]+[.D27]+[.F27]+[.H27]+[.J27]+[.L27]+[.N27]+[.P27]+[.R27]+[.T27])/10" office:value-type="float" office:value="0.8765578" calcext:value-type="float">
            <text:p>0.8765578</text:p>
          </table:table-cell>
          <table:table-cell table:formula="of:=([.C27]+[.E27]+[.G27]+[.I27]+[.K27]+[.M27]+[.O27]+[.Q27]+[.S27]+[.U27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28]+[.D28]+[.F28]+[.H28]+[.J28]+[.L28]+[.N28]+[.P28]+[.R28]+[.T28])/10" office:value-type="float" office:value="0.8765578" calcext:value-type="float">
            <text:p>0.8765578</text:p>
          </table:table-cell>
          <table:table-cell table:formula="of:=([.C28]+[.E28]+[.G28]+[.I28]+[.K28]+[.M28]+[.O28]+[.Q28]+[.S28]+[.U28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29]+[.D29]+[.F29]+[.H29]+[.J29]+[.L29]+[.N29]+[.P29]+[.R29]+[.T29])/10" office:value-type="float" office:value="0.8765578" calcext:value-type="float">
            <text:p>0.8765578</text:p>
          </table:table-cell>
          <table:table-cell table:formula="of:=([.C29]+[.E29]+[.G29]+[.I29]+[.K29]+[.M29]+[.O29]+[.Q29]+[.S29]+[.U29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30]+[.D30]+[.F30]+[.H30]+[.J30]+[.L30]+[.N30]+[.P30]+[.R30]+[.T30])/10" office:value-type="float" office:value="0.8765578" calcext:value-type="float">
            <text:p>0.8765578</text:p>
          </table:table-cell>
          <table:table-cell table:formula="of:=([.C30]+[.E30]+[.G30]+[.I30]+[.K30]+[.M30]+[.O30]+[.Q30]+[.S30]+[.U30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31]+[.D31]+[.F31]+[.H31]+[.J31]+[.L31]+[.N31]+[.P31]+[.R31]+[.T31])/10" office:value-type="float" office:value="0.8765578" calcext:value-type="float">
            <text:p>0.8765578</text:p>
          </table:table-cell>
          <table:table-cell table:formula="of:=([.C31]+[.E31]+[.G31]+[.I31]+[.K31]+[.M31]+[.O31]+[.Q31]+[.S31]+[.U31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32]+[.D32]+[.F32]+[.H32]+[.J32]+[.L32]+[.N32]+[.P32]+[.R32]+[.T32])/10" office:value-type="float" office:value="0.8765578" calcext:value-type="float">
            <text:p>0.8765578</text:p>
          </table:table-cell>
          <table:table-cell table:formula="of:=([.C32]+[.E32]+[.G32]+[.I32]+[.K32]+[.M32]+[.O32]+[.Q32]+[.S32]+[.U32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33]+[.D33]+[.F33]+[.H33]+[.J33]+[.L33]+[.N33]+[.P33]+[.R33]+[.T33])/10" office:value-type="float" office:value="0.8765578" calcext:value-type="float">
            <text:p>0.8765578</text:p>
          </table:table-cell>
          <table:table-cell table:formula="of:=([.C33]+[.E33]+[.G33]+[.I33]+[.K33]+[.M33]+[.O33]+[.Q33]+[.S33]+[.U33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34]+[.D34]+[.F34]+[.H34]+[.J34]+[.L34]+[.N34]+[.P34]+[.R34]+[.T34])/10" office:value-type="float" office:value="0.8765578" calcext:value-type="float">
            <text:p>0.8765578</text:p>
          </table:table-cell>
          <table:table-cell table:formula="of:=([.C34]+[.E34]+[.G34]+[.I34]+[.K34]+[.M34]+[.O34]+[.Q34]+[.S34]+[.U34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35]+[.D35]+[.F35]+[.H35]+[.J35]+[.L35]+[.N35]+[.P35]+[.R35]+[.T35])/10" office:value-type="float" office:value="0.8765578" calcext:value-type="float">
            <text:p>0.8765578</text:p>
          </table:table-cell>
          <table:table-cell table:formula="of:=([.C35]+[.E35]+[.G35]+[.I35]+[.K35]+[.M35]+[.O35]+[.Q35]+[.S35]+[.U35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36]+[.D36]+[.F36]+[.H36]+[.J36]+[.L36]+[.N36]+[.P36]+[.R36]+[.T36])/10" office:value-type="float" office:value="0.8765578" calcext:value-type="float">
            <text:p>0.8765578</text:p>
          </table:table-cell>
          <table:table-cell table:formula="of:=([.C36]+[.E36]+[.G36]+[.I36]+[.K36]+[.M36]+[.O36]+[.Q36]+[.S36]+[.U36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37]+[.D37]+[.F37]+[.H37]+[.J37]+[.L37]+[.N37]+[.P37]+[.R37]+[.T37])/10" office:value-type="float" office:value="0.8765578" calcext:value-type="float">
            <text:p>0.8765578</text:p>
          </table:table-cell>
          <table:table-cell table:formula="of:=([.C37]+[.E37]+[.G37]+[.I37]+[.K37]+[.M37]+[.O37]+[.Q37]+[.S37]+[.U37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38]+[.D38]+[.F38]+[.H38]+[.J38]+[.L38]+[.N38]+[.P38]+[.R38]+[.T38])/10" office:value-type="float" office:value="0.8765578" calcext:value-type="float">
            <text:p>0.8765578</text:p>
          </table:table-cell>
          <table:table-cell table:formula="of:=([.C38]+[.E38]+[.G38]+[.I38]+[.K38]+[.M38]+[.O38]+[.Q38]+[.S38]+[.U38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39]+[.D39]+[.F39]+[.H39]+[.J39]+[.L39]+[.N39]+[.P39]+[.R39]+[.T39])/10" office:value-type="float" office:value="0.8765578" calcext:value-type="float">
            <text:p>0.8765578</text:p>
          </table:table-cell>
          <table:table-cell table:formula="of:=([.C39]+[.E39]+[.G39]+[.I39]+[.K39]+[.M39]+[.O39]+[.Q39]+[.S39]+[.U39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40]+[.D40]+[.F40]+[.H40]+[.J40]+[.L40]+[.N40]+[.P40]+[.R40]+[.T40])/10" office:value-type="float" office:value="0.8765578" calcext:value-type="float">
            <text:p>0.8765578</text:p>
          </table:table-cell>
          <table:table-cell table:formula="of:=([.C40]+[.E40]+[.G40]+[.I40]+[.K40]+[.M40]+[.O40]+[.Q40]+[.S40]+[.U40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41]+[.D41]+[.F41]+[.H41]+[.J41]+[.L41]+[.N41]+[.P41]+[.R41]+[.T41])/10" office:value-type="float" office:value="0.8765578" calcext:value-type="float">
            <text:p>0.8765578</text:p>
          </table:table-cell>
          <table:table-cell table:formula="of:=([.C41]+[.E41]+[.G41]+[.I41]+[.K41]+[.M41]+[.O41]+[.Q41]+[.S41]+[.U41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42]+[.D42]+[.F42]+[.H42]+[.J42]+[.L42]+[.N42]+[.P42]+[.R42]+[.T42])/10" office:value-type="float" office:value="0.8765578" calcext:value-type="float">
            <text:p>0.8765578</text:p>
          </table:table-cell>
          <table:table-cell table:formula="of:=([.C42]+[.E42]+[.G42]+[.I42]+[.K42]+[.M42]+[.O42]+[.Q42]+[.S42]+[.U42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43]+[.D43]+[.F43]+[.H43]+[.J43]+[.L43]+[.N43]+[.P43]+[.R43]+[.T43])/10" office:value-type="float" office:value="0.8765578" calcext:value-type="float">
            <text:p>0.8765578</text:p>
          </table:table-cell>
          <table:table-cell table:formula="of:=([.C43]+[.E43]+[.G43]+[.I43]+[.K43]+[.M43]+[.O43]+[.Q43]+[.S43]+[.U43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44]+[.D44]+[.F44]+[.H44]+[.J44]+[.L44]+[.N44]+[.P44]+[.R44]+[.T44])/10" office:value-type="float" office:value="0.8765578" calcext:value-type="float">
            <text:p>0.8765578</text:p>
          </table:table-cell>
          <table:table-cell table:formula="of:=([.C44]+[.E44]+[.G44]+[.I44]+[.K44]+[.M44]+[.O44]+[.Q44]+[.S44]+[.U44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45]+[.D45]+[.F45]+[.H45]+[.J45]+[.L45]+[.N45]+[.P45]+[.R45]+[.T45])/10" office:value-type="float" office:value="0.8765578" calcext:value-type="float">
            <text:p>0.8765578</text:p>
          </table:table-cell>
          <table:table-cell table:formula="of:=([.C45]+[.E45]+[.G45]+[.I45]+[.K45]+[.M45]+[.O45]+[.Q45]+[.S45]+[.U45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46]+[.D46]+[.F46]+[.H46]+[.J46]+[.L46]+[.N46]+[.P46]+[.R46]+[.T46])/10" office:value-type="float" office:value="0.8765578" calcext:value-type="float">
            <text:p>0.8765578</text:p>
          </table:table-cell>
          <table:table-cell table:formula="of:=([.C46]+[.E46]+[.G46]+[.I46]+[.K46]+[.M46]+[.O46]+[.Q46]+[.S46]+[.U46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47]+[.D47]+[.F47]+[.H47]+[.J47]+[.L47]+[.N47]+[.P47]+[.R47]+[.T47])/10" office:value-type="float" office:value="0.8765578" calcext:value-type="float">
            <text:p>0.8765578</text:p>
          </table:table-cell>
          <table:table-cell table:formula="of:=([.C47]+[.E47]+[.G47]+[.I47]+[.K47]+[.M47]+[.O47]+[.Q47]+[.S47]+[.U47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48]+[.D48]+[.F48]+[.H48]+[.J48]+[.L48]+[.N48]+[.P48]+[.R48]+[.T48])/10" office:value-type="float" office:value="0.8765578" calcext:value-type="float">
            <text:p>0.8765578</text:p>
          </table:table-cell>
          <table:table-cell table:formula="of:=([.C48]+[.E48]+[.G48]+[.I48]+[.K48]+[.M48]+[.O48]+[.Q48]+[.S48]+[.U48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49]+[.D49]+[.F49]+[.H49]+[.J49]+[.L49]+[.N49]+[.P49]+[.R49]+[.T49])/10" office:value-type="float" office:value="0.8765578" calcext:value-type="float">
            <text:p>0.8765578</text:p>
          </table:table-cell>
          <table:table-cell table:formula="of:=([.C49]+[.E49]+[.G49]+[.I49]+[.K49]+[.M49]+[.O49]+[.Q49]+[.S49]+[.U49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50]+[.D50]+[.F50]+[.H50]+[.J50]+[.L50]+[.N50]+[.P50]+[.R50]+[.T50])/10" office:value-type="float" office:value="0.8765578" calcext:value-type="float">
            <text:p>0.8765578</text:p>
          </table:table-cell>
          <table:table-cell table:formula="of:=([.C50]+[.E50]+[.G50]+[.I50]+[.K50]+[.M50]+[.O50]+[.Q50]+[.S50]+[.U50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51]+[.D51]+[.F51]+[.H51]+[.J51]+[.L51]+[.N51]+[.P51]+[.R51]+[.T51])/10" office:value-type="float" office:value="0.8765578" calcext:value-type="float">
            <text:p>0.8765578</text:p>
          </table:table-cell>
          <table:table-cell table:formula="of:=([.C51]+[.E51]+[.G51]+[.I51]+[.K51]+[.M51]+[.O51]+[.Q51]+[.S51]+[.U51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52]+[.D52]+[.F52]+[.H52]+[.J52]+[.L52]+[.N52]+[.P52]+[.R52]+[.T52])/10" office:value-type="float" office:value="0.8765578" calcext:value-type="float">
            <text:p>0.8765578</text:p>
          </table:table-cell>
          <table:table-cell table:formula="of:=([.C52]+[.E52]+[.G52]+[.I52]+[.K52]+[.M52]+[.O52]+[.Q52]+[.S52]+[.U52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53]+[.D53]+[.F53]+[.H53]+[.J53]+[.L53]+[.N53]+[.P53]+[.R53]+[.T53])/10" office:value-type="float" office:value="0.8765578" calcext:value-type="float">
            <text:p>0.8765578</text:p>
          </table:table-cell>
          <table:table-cell table:formula="of:=([.C53]+[.E53]+[.G53]+[.I53]+[.K53]+[.M53]+[.O53]+[.Q53]+[.S53]+[.U53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54]+[.D54]+[.F54]+[.H54]+[.J54]+[.L54]+[.N54]+[.P54]+[.R54]+[.T54])/10" office:value-type="float" office:value="0.8765578" calcext:value-type="float">
            <text:p>0.8765578</text:p>
          </table:table-cell>
          <table:table-cell table:formula="of:=([.C54]+[.E54]+[.G54]+[.I54]+[.K54]+[.M54]+[.O54]+[.Q54]+[.S54]+[.U54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55]+[.D55]+[.F55]+[.H55]+[.J55]+[.L55]+[.N55]+[.P55]+[.R55]+[.T55])/10" office:value-type="float" office:value="0.8765578" calcext:value-type="float">
            <text:p>0.8765578</text:p>
          </table:table-cell>
          <table:table-cell table:formula="of:=([.C55]+[.E55]+[.G55]+[.I55]+[.K55]+[.M55]+[.O55]+[.Q55]+[.S55]+[.U55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56]+[.D56]+[.F56]+[.H56]+[.J56]+[.L56]+[.N56]+[.P56]+[.R56]+[.T56])/10" office:value-type="float" office:value="0.8765578" calcext:value-type="float">
            <text:p>0.8765578</text:p>
          </table:table-cell>
          <table:table-cell table:formula="of:=([.C56]+[.E56]+[.G56]+[.I56]+[.K56]+[.M56]+[.O56]+[.Q56]+[.S56]+[.U56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57]+[.D57]+[.F57]+[.H57]+[.J57]+[.L57]+[.N57]+[.P57]+[.R57]+[.T57])/10" office:value-type="float" office:value="0.8765578" calcext:value-type="float">
            <text:p>0.8765578</text:p>
          </table:table-cell>
          <table:table-cell table:formula="of:=([.C57]+[.E57]+[.G57]+[.I57]+[.K57]+[.M57]+[.O57]+[.Q57]+[.S57]+[.U57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58]+[.D58]+[.F58]+[.H58]+[.J58]+[.L58]+[.N58]+[.P58]+[.R58]+[.T58])/10" office:value-type="float" office:value="0.8765578" calcext:value-type="float">
            <text:p>0.8765578</text:p>
          </table:table-cell>
          <table:table-cell table:formula="of:=([.C58]+[.E58]+[.G58]+[.I58]+[.K58]+[.M58]+[.O58]+[.Q58]+[.S58]+[.U58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59]+[.D59]+[.F59]+[.H59]+[.J59]+[.L59]+[.N59]+[.P59]+[.R59]+[.T59])/10" office:value-type="float" office:value="0.8765578" calcext:value-type="float">
            <text:p>0.8765578</text:p>
          </table:table-cell>
          <table:table-cell table:formula="of:=([.C59]+[.E59]+[.G59]+[.I59]+[.K59]+[.M59]+[.O59]+[.Q59]+[.S59]+[.U59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60]+[.D60]+[.F60]+[.H60]+[.J60]+[.L60]+[.N60]+[.P60]+[.R60]+[.T60])/10" office:value-type="float" office:value="0.8765578" calcext:value-type="float">
            <text:p>0.8765578</text:p>
          </table:table-cell>
          <table:table-cell table:formula="of:=([.C60]+[.E60]+[.G60]+[.I60]+[.K60]+[.M60]+[.O60]+[.Q60]+[.S60]+[.U60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61]+[.D61]+[.F61]+[.H61]+[.J61]+[.L61]+[.N61]+[.P61]+[.R61]+[.T61])/10" office:value-type="float" office:value="0.8765578" calcext:value-type="float">
            <text:p>0.8765578</text:p>
          </table:table-cell>
          <table:table-cell table:formula="of:=([.C61]+[.E61]+[.G61]+[.I61]+[.K61]+[.M61]+[.O61]+[.Q61]+[.S61]+[.U61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62]+[.D62]+[.F62]+[.H62]+[.J62]+[.L62]+[.N62]+[.P62]+[.R62]+[.T62])/10" office:value-type="float" office:value="0.8765578" calcext:value-type="float">
            <text:p>0.8765578</text:p>
          </table:table-cell>
          <table:table-cell table:formula="of:=([.C62]+[.E62]+[.G62]+[.I62]+[.K62]+[.M62]+[.O62]+[.Q62]+[.S62]+[.U62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63]+[.D63]+[.F63]+[.H63]+[.J63]+[.L63]+[.N63]+[.P63]+[.R63]+[.T63])/10" office:value-type="float" office:value="0.8765578" calcext:value-type="float">
            <text:p>0.8765578</text:p>
          </table:table-cell>
          <table:table-cell table:formula="of:=([.C63]+[.E63]+[.G63]+[.I63]+[.K63]+[.M63]+[.O63]+[.Q63]+[.S63]+[.U63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64]+[.D64]+[.F64]+[.H64]+[.J64]+[.L64]+[.N64]+[.P64]+[.R64]+[.T64])/10" office:value-type="float" office:value="0.8765578" calcext:value-type="float">
            <text:p>0.8765578</text:p>
          </table:table-cell>
          <table:table-cell table:formula="of:=([.C64]+[.E64]+[.G64]+[.I64]+[.K64]+[.M64]+[.O64]+[.Q64]+[.S64]+[.U64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65]+[.D65]+[.F65]+[.H65]+[.J65]+[.L65]+[.N65]+[.P65]+[.R65]+[.T65])/10" office:value-type="float" office:value="0.8765578" calcext:value-type="float">
            <text:p>0.8765578</text:p>
          </table:table-cell>
          <table:table-cell table:formula="of:=([.C65]+[.E65]+[.G65]+[.I65]+[.K65]+[.M65]+[.O65]+[.Q65]+[.S65]+[.U65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66]+[.D66]+[.F66]+[.H66]+[.J66]+[.L66]+[.N66]+[.P66]+[.R66]+[.T66])/10" office:value-type="float" office:value="0.8765578" calcext:value-type="float">
            <text:p>0.8765578</text:p>
          </table:table-cell>
          <table:table-cell table:formula="of:=([.C66]+[.E66]+[.G66]+[.I66]+[.K66]+[.M66]+[.O66]+[.Q66]+[.S66]+[.U66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67]+[.D67]+[.F67]+[.H67]+[.J67]+[.L67]+[.N67]+[.P67]+[.R67]+[.T67])/10" office:value-type="float" office:value="0.8765578" calcext:value-type="float">
            <text:p>0.8765578</text:p>
          </table:table-cell>
          <table:table-cell table:formula="of:=([.C67]+[.E67]+[.G67]+[.I67]+[.K67]+[.M67]+[.O67]+[.Q67]+[.S67]+[.U67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68]+[.D68]+[.F68]+[.H68]+[.J68]+[.L68]+[.N68]+[.P68]+[.R68]+[.T68])/10" office:value-type="float" office:value="0.8765578" calcext:value-type="float">
            <text:p>0.8765578</text:p>
          </table:table-cell>
          <table:table-cell table:formula="of:=([.C68]+[.E68]+[.G68]+[.I68]+[.K68]+[.M68]+[.O68]+[.Q68]+[.S68]+[.U68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69]+[.D69]+[.F69]+[.H69]+[.J69]+[.L69]+[.N69]+[.P69]+[.R69]+[.T69])/10" office:value-type="float" office:value="0.8765578" calcext:value-type="float">
            <text:p>0.8765578</text:p>
          </table:table-cell>
          <table:table-cell table:formula="of:=([.C69]+[.E69]+[.G69]+[.I69]+[.K69]+[.M69]+[.O69]+[.Q69]+[.S69]+[.U69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70]+[.D70]+[.F70]+[.H70]+[.J70]+[.L70]+[.N70]+[.P70]+[.R70]+[.T70])/10" office:value-type="float" office:value="0.8765578" calcext:value-type="float">
            <text:p>0.8765578</text:p>
          </table:table-cell>
          <table:table-cell table:formula="of:=([.C70]+[.E70]+[.G70]+[.I70]+[.K70]+[.M70]+[.O70]+[.Q70]+[.S70]+[.U70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71]+[.D71]+[.F71]+[.H71]+[.J71]+[.L71]+[.N71]+[.P71]+[.R71]+[.T71])/10" office:value-type="float" office:value="0.8765578" calcext:value-type="float">
            <text:p>0.8765578</text:p>
          </table:table-cell>
          <table:table-cell table:formula="of:=([.C71]+[.E71]+[.G71]+[.I71]+[.K71]+[.M71]+[.O71]+[.Q71]+[.S71]+[.U71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72]+[.D72]+[.F72]+[.H72]+[.J72]+[.L72]+[.N72]+[.P72]+[.R72]+[.T72])/10" office:value-type="float" office:value="0.8765578" calcext:value-type="float">
            <text:p>0.8765578</text:p>
          </table:table-cell>
          <table:table-cell table:formula="of:=([.C72]+[.E72]+[.G72]+[.I72]+[.K72]+[.M72]+[.O72]+[.Q72]+[.S72]+[.U72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73]+[.D73]+[.F73]+[.H73]+[.J73]+[.L73]+[.N73]+[.P73]+[.R73]+[.T73])/10" office:value-type="float" office:value="0.8765578" calcext:value-type="float">
            <text:p>0.8765578</text:p>
          </table:table-cell>
          <table:table-cell table:formula="of:=([.C73]+[.E73]+[.G73]+[.I73]+[.K73]+[.M73]+[.O73]+[.Q73]+[.S73]+[.U73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74]+[.D74]+[.F74]+[.H74]+[.J74]+[.L74]+[.N74]+[.P74]+[.R74]+[.T74])/10" office:value-type="float" office:value="0.8765578" calcext:value-type="float">
            <text:p>0.8765578</text:p>
          </table:table-cell>
          <table:table-cell table:formula="of:=([.C74]+[.E74]+[.G74]+[.I74]+[.K74]+[.M74]+[.O74]+[.Q74]+[.S74]+[.U74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75]+[.D75]+[.F75]+[.H75]+[.J75]+[.L75]+[.N75]+[.P75]+[.R75]+[.T75])/10" office:value-type="float" office:value="0.8765578" calcext:value-type="float">
            <text:p>0.8765578</text:p>
          </table:table-cell>
          <table:table-cell table:formula="of:=([.C75]+[.E75]+[.G75]+[.I75]+[.K75]+[.M75]+[.O75]+[.Q75]+[.S75]+[.U75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76]+[.D76]+[.F76]+[.H76]+[.J76]+[.L76]+[.N76]+[.P76]+[.R76]+[.T76])/10" office:value-type="float" office:value="0.8765578" calcext:value-type="float">
            <text:p>0.8765578</text:p>
          </table:table-cell>
          <table:table-cell table:formula="of:=([.C76]+[.E76]+[.G76]+[.I76]+[.K76]+[.M76]+[.O76]+[.Q76]+[.S76]+[.U76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77]+[.D77]+[.F77]+[.H77]+[.J77]+[.L77]+[.N77]+[.P77]+[.R77]+[.T77])/10" office:value-type="float" office:value="0.8765578" calcext:value-type="float">
            <text:p>0.8765578</text:p>
          </table:table-cell>
          <table:table-cell table:formula="of:=([.C77]+[.E77]+[.G77]+[.I77]+[.K77]+[.M77]+[.O77]+[.Q77]+[.S77]+[.U77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78]+[.D78]+[.F78]+[.H78]+[.J78]+[.L78]+[.N78]+[.P78]+[.R78]+[.T78])/10" office:value-type="float" office:value="0.8765578" calcext:value-type="float">
            <text:p>0.8765578</text:p>
          </table:table-cell>
          <table:table-cell table:formula="of:=([.C78]+[.E78]+[.G78]+[.I78]+[.K78]+[.M78]+[.O78]+[.Q78]+[.S78]+[.U78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79]+[.D79]+[.F79]+[.H79]+[.J79]+[.L79]+[.N79]+[.P79]+[.R79]+[.T79])/10" office:value-type="float" office:value="0.8765578" calcext:value-type="float">
            <text:p>0.8765578</text:p>
          </table:table-cell>
          <table:table-cell table:formula="of:=([.C79]+[.E79]+[.G79]+[.I79]+[.K79]+[.M79]+[.O79]+[.Q79]+[.S79]+[.U79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80]+[.D80]+[.F80]+[.H80]+[.J80]+[.L80]+[.N80]+[.P80]+[.R80]+[.T80])/10" office:value-type="float" office:value="0.8765578" calcext:value-type="float">
            <text:p>0.8765578</text:p>
          </table:table-cell>
          <table:table-cell table:formula="of:=([.C80]+[.E80]+[.G80]+[.I80]+[.K80]+[.M80]+[.O80]+[.Q80]+[.S80]+[.U80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81]+[.D81]+[.F81]+[.H81]+[.J81]+[.L81]+[.N81]+[.P81]+[.R81]+[.T81])/10" office:value-type="float" office:value="0.8765578" calcext:value-type="float">
            <text:p>0.8765578</text:p>
          </table:table-cell>
          <table:table-cell table:formula="of:=([.C81]+[.E81]+[.G81]+[.I81]+[.K81]+[.M81]+[.O81]+[.Q81]+[.S81]+[.U81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82]+[.D82]+[.F82]+[.H82]+[.J82]+[.L82]+[.N82]+[.P82]+[.R82]+[.T82])/10" office:value-type="float" office:value="0.8765578" calcext:value-type="float">
            <text:p>0.8765578</text:p>
          </table:table-cell>
          <table:table-cell table:formula="of:=([.C82]+[.E82]+[.G82]+[.I82]+[.K82]+[.M82]+[.O82]+[.Q82]+[.S82]+[.U82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83]+[.D83]+[.F83]+[.H83]+[.J83]+[.L83]+[.N83]+[.P83]+[.R83]+[.T83])/10" office:value-type="float" office:value="0.8765578" calcext:value-type="float">
            <text:p>0.8765578</text:p>
          </table:table-cell>
          <table:table-cell table:formula="of:=([.C83]+[.E83]+[.G83]+[.I83]+[.K83]+[.M83]+[.O83]+[.Q83]+[.S83]+[.U83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84]+[.D84]+[.F84]+[.H84]+[.J84]+[.L84]+[.N84]+[.P84]+[.R84]+[.T84])/10" office:value-type="float" office:value="0.8765578" calcext:value-type="float">
            <text:p>0.8765578</text:p>
          </table:table-cell>
          <table:table-cell table:formula="of:=([.C84]+[.E84]+[.G84]+[.I84]+[.K84]+[.M84]+[.O84]+[.Q84]+[.S84]+[.U84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85]+[.D85]+[.F85]+[.H85]+[.J85]+[.L85]+[.N85]+[.P85]+[.R85]+[.T85])/10" office:value-type="float" office:value="0.8765578" calcext:value-type="float">
            <text:p>0.8765578</text:p>
          </table:table-cell>
          <table:table-cell table:formula="of:=([.C85]+[.E85]+[.G85]+[.I85]+[.K85]+[.M85]+[.O85]+[.Q85]+[.S85]+[.U85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86]+[.D86]+[.F86]+[.H86]+[.J86]+[.L86]+[.N86]+[.P86]+[.R86]+[.T86])/10" office:value-type="float" office:value="0.8765578" calcext:value-type="float">
            <text:p>0.8765578</text:p>
          </table:table-cell>
          <table:table-cell table:formula="of:=([.C86]+[.E86]+[.G86]+[.I86]+[.K86]+[.M86]+[.O86]+[.Q86]+[.S86]+[.U86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87]+[.D87]+[.F87]+[.H87]+[.J87]+[.L87]+[.N87]+[.P87]+[.R87]+[.T87])/10" office:value-type="float" office:value="0.8765578" calcext:value-type="float">
            <text:p>0.8765578</text:p>
          </table:table-cell>
          <table:table-cell table:formula="of:=([.C87]+[.E87]+[.G87]+[.I87]+[.K87]+[.M87]+[.O87]+[.Q87]+[.S87]+[.U87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88]+[.D88]+[.F88]+[.H88]+[.J88]+[.L88]+[.N88]+[.P88]+[.R88]+[.T88])/10" office:value-type="float" office:value="0.8765578" calcext:value-type="float">
            <text:p>0.8765578</text:p>
          </table:table-cell>
          <table:table-cell table:formula="of:=([.C88]+[.E88]+[.G88]+[.I88]+[.K88]+[.M88]+[.O88]+[.Q88]+[.S88]+[.U88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89]+[.D89]+[.F89]+[.H89]+[.J89]+[.L89]+[.N89]+[.P89]+[.R89]+[.T89])/10" office:value-type="float" office:value="0.8765578" calcext:value-type="float">
            <text:p>0.8765578</text:p>
          </table:table-cell>
          <table:table-cell table:formula="of:=([.C89]+[.E89]+[.G89]+[.I89]+[.K89]+[.M89]+[.O89]+[.Q89]+[.S89]+[.U89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90]+[.D90]+[.F90]+[.H90]+[.J90]+[.L90]+[.N90]+[.P90]+[.R90]+[.T90])/10" office:value-type="float" office:value="0.8765578" calcext:value-type="float">
            <text:p>0.8765578</text:p>
          </table:table-cell>
          <table:table-cell table:formula="of:=([.C90]+[.E90]+[.G90]+[.I90]+[.K90]+[.M90]+[.O90]+[.Q90]+[.S90]+[.U90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91]+[.D91]+[.F91]+[.H91]+[.J91]+[.L91]+[.N91]+[.P91]+[.R91]+[.T91])/10" office:value-type="float" office:value="0.8765578" calcext:value-type="float">
            <text:p>0.8765578</text:p>
          </table:table-cell>
          <table:table-cell table:formula="of:=([.C91]+[.E91]+[.G91]+[.I91]+[.K91]+[.M91]+[.O91]+[.Q91]+[.S91]+[.U91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92]+[.D92]+[.F92]+[.H92]+[.J92]+[.L92]+[.N92]+[.P92]+[.R92]+[.T92])/10" office:value-type="float" office:value="0.8765578" calcext:value-type="float">
            <text:p>0.8765578</text:p>
          </table:table-cell>
          <table:table-cell table:formula="of:=([.C92]+[.E92]+[.G92]+[.I92]+[.K92]+[.M92]+[.O92]+[.Q92]+[.S92]+[.U92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93]+[.D93]+[.F93]+[.H93]+[.J93]+[.L93]+[.N93]+[.P93]+[.R93]+[.T93])/10" office:value-type="float" office:value="0.8765578" calcext:value-type="float">
            <text:p>0.8765578</text:p>
          </table:table-cell>
          <table:table-cell table:formula="of:=([.C93]+[.E93]+[.G93]+[.I93]+[.K93]+[.M93]+[.O93]+[.Q93]+[.S93]+[.U93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94]+[.D94]+[.F94]+[.H94]+[.J94]+[.L94]+[.N94]+[.P94]+[.R94]+[.T94])/10" office:value-type="float" office:value="0.8765578" calcext:value-type="float">
            <text:p>0.8765578</text:p>
          </table:table-cell>
          <table:table-cell table:formula="of:=([.C94]+[.E94]+[.G94]+[.I94]+[.K94]+[.M94]+[.O94]+[.Q94]+[.S94]+[.U94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95]+[.D95]+[.F95]+[.H95]+[.J95]+[.L95]+[.N95]+[.P95]+[.R95]+[.T95])/10" office:value-type="float" office:value="0.8765578" calcext:value-type="float">
            <text:p>0.8765578</text:p>
          </table:table-cell>
          <table:table-cell table:formula="of:=([.C95]+[.E95]+[.G95]+[.I95]+[.K95]+[.M95]+[.O95]+[.Q95]+[.S95]+[.U95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96]+[.D96]+[.F96]+[.H96]+[.J96]+[.L96]+[.N96]+[.P96]+[.R96]+[.T96])/10" office:value-type="float" office:value="0.8765578" calcext:value-type="float">
            <text:p>0.8765578</text:p>
          </table:table-cell>
          <table:table-cell table:formula="of:=([.C96]+[.E96]+[.G96]+[.I96]+[.K96]+[.M96]+[.O96]+[.Q96]+[.S96]+[.U96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97]+[.D97]+[.F97]+[.H97]+[.J97]+[.L97]+[.N97]+[.P97]+[.R97]+[.T97])/10" office:value-type="float" office:value="0.8765578" calcext:value-type="float">
            <text:p>0.8765578</text:p>
          </table:table-cell>
          <table:table-cell table:formula="of:=([.C97]+[.E97]+[.G97]+[.I97]+[.K97]+[.M97]+[.O97]+[.Q97]+[.S97]+[.U97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98]+[.D98]+[.F98]+[.H98]+[.J98]+[.L98]+[.N98]+[.P98]+[.R98]+[.T98])/10" office:value-type="float" office:value="0.8765578" calcext:value-type="float">
            <text:p>0.8765578</text:p>
          </table:table-cell>
          <table:table-cell table:formula="of:=([.C98]+[.E98]+[.G98]+[.I98]+[.K98]+[.M98]+[.O98]+[.Q98]+[.S98]+[.U98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99]+[.D99]+[.F99]+[.H99]+[.J99]+[.L99]+[.N99]+[.P99]+[.R99]+[.T99])/10" office:value-type="float" office:value="0.8765578" calcext:value-type="float">
            <text:p>0.8765578</text:p>
          </table:table-cell>
          <table:table-cell table:formula="of:=([.C99]+[.E99]+[.G99]+[.I99]+[.K99]+[.M99]+[.O99]+[.Q99]+[.S99]+[.U99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00]+[.D100]+[.F100]+[.H100]+[.J100]+[.L100]+[.N100]+[.P100]+[.R100]+[.T100])/10" office:value-type="float" office:value="0.8765578" calcext:value-type="float">
            <text:p>0.8765578</text:p>
          </table:table-cell>
          <table:table-cell table:formula="of:=([.C100]+[.E100]+[.G100]+[.I100]+[.K100]+[.M100]+[.O100]+[.Q100]+[.S100]+[.U100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01]+[.D101]+[.F101]+[.H101]+[.J101]+[.L101]+[.N101]+[.P101]+[.R101]+[.T101])/10" office:value-type="float" office:value="0.8765578" calcext:value-type="float">
            <text:p>0.8765578</text:p>
          </table:table-cell>
          <table:table-cell table:formula="of:=([.C101]+[.E101]+[.G101]+[.I101]+[.K101]+[.M101]+[.O101]+[.Q101]+[.S101]+[.U101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02]+[.D102]+[.F102]+[.H102]+[.J102]+[.L102]+[.N102]+[.P102]+[.R102]+[.T102])/10" office:value-type="float" office:value="0.8765578" calcext:value-type="float">
            <text:p>0.8765578</text:p>
          </table:table-cell>
          <table:table-cell table:formula="of:=([.C102]+[.E102]+[.G102]+[.I102]+[.K102]+[.M102]+[.O102]+[.Q102]+[.S102]+[.U102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103]+[.D103]+[.F103]+[.H103]+[.J103]+[.L103]+[.N103]+[.P103]+[.R103]+[.T103])/10" office:value-type="float" office:value="0.8765578" calcext:value-type="float">
            <text:p>0.8765578</text:p>
          </table:table-cell>
          <table:table-cell table:formula="of:=([.C103]+[.E103]+[.G103]+[.I103]+[.K103]+[.M103]+[.O103]+[.Q103]+[.S103]+[.U103])/10" office:value-type="float" office:value="0.9857407" calcext:value-type="float">
            <text:p>0.9857407</text:p>
          </table:table-cell>
        </table:table-row>
      </table:table>
      <table:table table:name="Sheet1_2" table:style-name="ta1">
        <table:shapes>
          <draw:frame draw:z-index="0" draw:style-name="gr1" draw:text-style-name="P1" svg:width="159.99mm" svg:height="89.99mm" svg:x="527.17mm" svg:y="15.34mm">
            <loext:p draw:notify-on-update-of-ranges="Sheet1_2.W4:Sheet1_2.W103 Sheet1_2.V4:Sheet1_2.V1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2" table:default-cell-style-name="ce1"/>
        <table:table-row table:style-name="ro1" table:number-rows-repeated="2">
          <table:table-cell/>
          <table:table-cell table:style-name="Default" table:number-columns-repeated="22"/>
        </table:table-row>
        <table:table-row table:style-name="ro1"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string" calcext:value-type="string" table:number-columns-spanned="2" table:number-rows-spanned="1">
            <text:p>average</text:p>
          </table:table-cell>
          <table:covered-table-cell/>
        </table:table-row>
        <table:table-row table:style-name="ro1">
          <table:table-cell/>
          <table:table-cell office:value-type="float" office:value="0.996939" calcext:value-type="float">
            <text:p>0.996939</text:p>
          </table:table-cell>
          <table:table-cell office:value-type="float" office:value="0.954365" calcext:value-type="float">
            <text:p>0.954365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743699" calcext:value-type="float">
            <text:p>0.743699</text:p>
          </table:table-cell>
          <table:table-cell office:value-type="float" office:value="1" calcext:value-type="float">
            <text:p>1</text:p>
          </table:table-cell>
          <table:table-cell office:value-type="float" office:value="0.791608" calcext:value-type="float">
            <text:p>0.791608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958344" calcext:value-type="float">
            <text:p>0.958344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06087" calcext:value-type="float">
            <text:p>0.806087</text:p>
          </table:table-cell>
          <table:table-cell office:value-type="float" office:value="1" calcext:value-type="float">
            <text:p>1</text:p>
          </table:table-cell>
          <table:table-cell office:value-type="float" office:value="0.766782" calcext:value-type="float">
            <text:p>0.766782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830649" calcext:value-type="float">
            <text:p>0.830649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13126" calcext:value-type="float">
            <text:p>0.913126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9009" calcext:value-type="float">
            <text:p>0.999009</text:p>
          </table:table-cell>
          <table:table-cell table:number-columns-repeated="2" office:value-type="float" office:value="0.902361" calcext:value-type="float">
            <text:p>0.902361</text:p>
          </table:table-cell>
          <table:table-cell table:formula="of:=([.B4]+[.D4]+[.F4]+[.H4]+[.J4]+[.L4]+[.N4]+[.P4]+[.R4]+[.T4])/10" office:value-type="float" office:value="0.9887422" calcext:value-type="float">
            <text:p>0.9887422</text:p>
          </table:table-cell>
          <table:table-cell table:formula="of:=([.C4]+[.E4]+[.G4]+[.I4]+[.K4]+[.M4]+[.O4]+[.Q4]+[.S4]+[.U4])/10" office:value-type="float" office:value="0.866603" calcext:value-type="float">
            <text:p>0.866603</text:p>
          </table:table-cell>
        </table:table-row>
        <table:table-row table:style-name="ro1">
          <table:table-cell/>
          <table:table-cell office:value-type="float" office:value="0.996939" calcext:value-type="float">
            <text:p>0.996939</text:p>
          </table:table-cell>
          <table:table-cell office:value-type="float" office:value="0.940037" calcext:value-type="float">
            <text:p>0.940037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717053" calcext:value-type="float">
            <text:p>0.717053</text:p>
          </table:table-cell>
          <table:table-cell office:value-type="float" office:value="1" calcext:value-type="float">
            <text:p>1</text:p>
          </table:table-cell>
          <table:table-cell office:value-type="float" office:value="0.772164" calcext:value-type="float">
            <text:p>0.772164</text:p>
          </table:table-cell>
          <table:table-cell office:value-type="float" office:value="0.99901" calcext:value-type="float">
            <text:p>0.99901</text:p>
          </table:table-cell>
          <table:table-cell office:value-type="float" office:value="0.939127" calcext:value-type="float">
            <text:p>0.939127</text:p>
          </table:table-cell>
          <table:table-cell office:value-type="float" office:value="0.996945" calcext:value-type="float">
            <text:p>0.996945</text:p>
          </table:table-cell>
          <table:table-cell office:value-type="float" office:value="0.788841" calcext:value-type="float">
            <text:p>0.788841</text:p>
          </table:table-cell>
          <table:table-cell office:value-type="float" office:value="1" calcext:value-type="float">
            <text:p>1</text:p>
          </table:table-cell>
          <table:table-cell office:value-type="float" office:value="0.76447" calcext:value-type="float">
            <text:p>0.76447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806466" calcext:value-type="float">
            <text:p>0.806466</text:p>
          </table:table-cell>
          <table:table-cell office:value-type="float" office:value="1" calcext:value-type="float">
            <text:p>1</text:p>
          </table:table-cell>
          <table:table-cell office:value-type="float" office:value="0.900769" calcext:value-type="float">
            <text:p>0.900769</text:p>
          </table:table-cell>
          <table:table-cell office:value-type="float" office:value="1" calcext:value-type="float">
            <text:p>1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883561" calcext:value-type="float">
            <text:p>0.883561</text:p>
          </table:table-cell>
          <table:table-cell office:value-type="float" office:value="0.991358" calcext:value-type="float">
            <text:p>0.991358</text:p>
          </table:table-cell>
          <table:table-cell table:formula="of:=([.B5]+[.D5]+[.F5]+[.H5]+[.J5]+[.L5]+[.N5]+[.P5]+[.R5]+[.T5])/10" office:value-type="float" office:value="0.9873649" calcext:value-type="float">
            <text:p>0.9873649</text:p>
          </table:table-cell>
          <table:table-cell table:formula="of:=([.C5]+[.E5]+[.G5]+[.I5]+[.K5]+[.M5]+[.O5]+[.Q5]+[.S5]+[.U5])/10" office:value-type="float" office:value="0.8619294" calcext:value-type="float">
            <text:p>0.8619294</text:p>
          </table:table-cell>
        </table:table-row>
        <table:table-row table:style-name="ro1">
          <table:table-cell/>
          <table:table-cell office:value-type="float" office:value="0.99898" calcext:value-type="float">
            <text:p>0.99898</text:p>
          </table:table-cell>
          <table:table-cell office:value-type="float" office:value="0.942046" calcext:value-type="float">
            <text:p>0.942046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750938" calcext:value-type="float">
            <text:p>0.750938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774514" calcext:value-type="float">
            <text:p>0.774514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939469" calcext:value-type="float">
            <text:p>0.939469</text:p>
          </table:table-cell>
          <table:table-cell office:value-type="float" office:value="0.996945" calcext:value-type="float">
            <text:p>0.996945</text:p>
          </table:table-cell>
          <table:table-cell office:value-type="float" office:value="0.81344" calcext:value-type="float">
            <text:p>0.81344</text:p>
          </table:table-cell>
          <table:table-cell office:value-type="float" office:value="1" calcext:value-type="float">
            <text:p>1</text:p>
          </table:table-cell>
          <table:table-cell office:value-type="float" office:value="0.794413" calcext:value-type="float">
            <text:p>0.794413</text:p>
          </table:table-cell>
          <table:table-cell office:value-type="float" office:value="0.996868" calcext:value-type="float">
            <text:p>0.996868</text:p>
          </table:table-cell>
          <table:table-cell office:value-type="float" office:value="0.812493" calcext:value-type="float">
            <text:p>0.812493</text:p>
          </table:table-cell>
          <table:table-cell office:value-type="float" office:value="1" calcext:value-type="float">
            <text:p>1</text:p>
          </table:table-cell>
          <table:table-cell office:value-type="float" office:value="0.912747" calcext:value-type="float">
            <text:p>0.912747</text:p>
          </table:table-cell>
          <table:table-cell office:value-type="float" office:value="1" calcext:value-type="float">
            <text:p>1</text:p>
          </table:table-cell>
          <table:table-cell office:value-type="float" office:value="0.996036" calcext:value-type="float">
            <text:p>0.996036</text:p>
          </table:table-cell>
          <table:table-cell office:value-type="float" office:value="0.909222" calcext:value-type="float">
            <text:p>0.909222</text:p>
          </table:table-cell>
          <table:table-cell office:value-type="float" office:value="0.991434" calcext:value-type="float">
            <text:p>0.991434</text:p>
          </table:table-cell>
          <table:table-cell table:formula="of:=([.B6]+[.D6]+[.F6]+[.H6]+[.J6]+[.L6]+[.N6]+[.P6]+[.R6]+[.T6])/10" office:value-type="float" office:value="0.9897304" calcext:value-type="float">
            <text:p>0.9897304</text:p>
          </table:table-cell>
          <table:table-cell table:formula="of:=([.C6]+[.E6]+[.G6]+[.I6]+[.K6]+[.M6]+[.O6]+[.Q6]+[.S6]+[.U6])/10" office:value-type="float" office:value="0.872753" calcext:value-type="float">
            <text:p>0.872753</text:p>
          </table:table-cell>
        </table:table-row>
        <table:table-row table:style-name="ro1">
          <table:table-cell/>
          <table:table-cell office:value-type="float" office:value="0.996939" calcext:value-type="float">
            <text:p>0.996939</text:p>
          </table:table-cell>
          <table:table-cell office:value-type="float" office:value="0.945723" calcext:value-type="float">
            <text:p>0.945723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787818" calcext:value-type="float">
            <text:p>0.787818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780124" calcext:value-type="float">
            <text:p>0.780124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4451" calcext:value-type="float">
            <text:p>0.94451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81852" calcext:value-type="float">
            <text:p>0.81852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797749" calcext:value-type="float">
            <text:p>0.797749</text:p>
          </table:table-cell>
          <table:table-cell office:value-type="float" office:value="0.996868" calcext:value-type="float">
            <text:p>0.996868</text:p>
          </table:table-cell>
          <table:table-cell office:value-type="float" office:value="0.816283" calcext:value-type="float">
            <text:p>0.816283</text:p>
          </table:table-cell>
          <table:table-cell office:value-type="float" office:value="1" calcext:value-type="float">
            <text:p>1</text:p>
          </table:table-cell>
          <table:table-cell office:value-type="float" office:value="0.913657" calcext:value-type="float">
            <text:p>0.913657</text:p>
          </table:table-cell>
          <table:table-cell office:value-type="float" office:value="1" calcext:value-type="float">
            <text:p>1</text:p>
          </table:table-cell>
          <table:table-cell office:value-type="float" office:value="0.996036" calcext:value-type="float">
            <text:p>0.996036</text:p>
          </table:table-cell>
          <table:table-cell office:value-type="float" office:value="0.915173" calcext:value-type="float">
            <text:p>0.915173</text:p>
          </table:table-cell>
          <table:table-cell office:value-type="float" office:value="0.991434" calcext:value-type="float">
            <text:p>0.991434</text:p>
          </table:table-cell>
          <table:table-cell table:formula="of:=([.B7]+[.D7]+[.F7]+[.H7]+[.J7]+[.L7]+[.N7]+[.P7]+[.R7]+[.T7])/10" office:value-type="float" office:value="0.9896323" calcext:value-type="float">
            <text:p>0.9896323</text:p>
          </table:table-cell>
          <table:table-cell table:formula="of:=([.C7]+[.E7]+[.G7]+[.I7]+[.K7]+[.M7]+[.O7]+[.Q7]+[.S7]+[.U7])/10" office:value-type="float" office:value="0.8791854" calcext:value-type="float">
            <text:p>0.8791854</text:p>
          </table:table-cell>
        </table:table-row>
        <table:table-row table:style-name="ro1">
          <table:table-cell/>
          <table:table-cell office:value-type="float" office:value="0.995918" calcext:value-type="float">
            <text:p>0.995918</text:p>
          </table:table-cell>
          <table:table-cell office:value-type="float" office:value="0.949058" calcext:value-type="float">
            <text:p>0.949058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793845" calcext:value-type="float">
            <text:p>0.793845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00288" calcext:value-type="float">
            <text:p>0.800288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49778" calcext:value-type="float">
            <text:p>0.949778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819998" calcext:value-type="float">
            <text:p>0.819998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79934" calcext:value-type="float">
            <text:p>0.79934</text:p>
          </table:table-cell>
          <table:table-cell office:value-type="float" office:value="0.996868" calcext:value-type="float">
            <text:p>0.996868</text:p>
          </table:table-cell>
          <table:table-cell office:value-type="float" office:value="0.831331" calcext:value-type="float">
            <text:p>0.831331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14604" calcext:value-type="float">
            <text:p>0.914604</text:p>
          </table:table-cell>
          <table:table-cell office:value-type="float" office:value="1" calcext:value-type="float">
            <text:p>1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917826" calcext:value-type="float">
            <text:p>0.917826</text:p>
          </table:table-cell>
          <table:table-cell office:value-type="float" office:value="0.991434" calcext:value-type="float">
            <text:p>0.991434</text:p>
          </table:table-cell>
          <table:table-cell table:formula="of:=([.B8]+[.D8]+[.F8]+[.H8]+[.J8]+[.L8]+[.N8]+[.P8]+[.R8]+[.T8])/10" office:value-type="float" office:value="0.9896101" calcext:value-type="float">
            <text:p>0.9896101</text:p>
          </table:table-cell>
          <table:table-cell table:formula="of:=([.C8]+[.E8]+[.G8]+[.I8]+[.K8]+[.M8]+[.O8]+[.Q8]+[.S8]+[.U8])/10" office:value-type="float" office:value="0.884373" calcext:value-type="float">
            <text:p>0.884373</text:p>
          </table:table-cell>
        </table:table-row>
        <table:table-row table:style-name="ro1">
          <table:table-cell/>
          <table:table-cell office:value-type="float" office:value="0.992857" calcext:value-type="float">
            <text:p>0.992857</text:p>
          </table:table-cell>
          <table:table-cell office:value-type="float" office:value="0.952356" calcext:value-type="float">
            <text:p>0.952356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802714" calcext:value-type="float">
            <text:p>0.802714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03282" calcext:value-type="float">
            <text:p>0.803282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955729" calcext:value-type="float">
            <text:p>0.955729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829663" calcext:value-type="float">
            <text:p>0.829663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805367" calcext:value-type="float">
            <text:p>0.805367</text:p>
          </table:table-cell>
          <table:table-cell office:value-type="float" office:value="0.993737" calcext:value-type="float">
            <text:p>0.993737</text:p>
          </table:table-cell>
          <table:table-cell office:value-type="float" office:value="0.848804" calcext:value-type="float">
            <text:p>0.848804</text:p>
          </table:table-cell>
          <table:table-cell office:value-type="float" office:value="0.997082" calcext:value-type="float">
            <text:p>0.997082</text:p>
          </table:table-cell>
          <table:table-cell office:value-type="float" office:value="0.918394" calcext:value-type="float">
            <text:p>0.918394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920327" calcext:value-type="float">
            <text:p>0.920327</text:p>
          </table:table-cell>
          <table:table-cell office:value-type="float" office:value="0.991434" calcext:value-type="float">
            <text:p>0.991434</text:p>
          </table:table-cell>
          <table:table-cell table:formula="of:=([.B9]+[.D9]+[.F9]+[.H9]+[.J9]+[.L9]+[.N9]+[.P9]+[.R9]+[.T9])/10" office:value-type="float" office:value="0.9887458" calcext:value-type="float">
            <text:p>0.9887458</text:p>
          </table:table-cell>
          <table:table-cell table:formula="of:=([.C9]+[.E9]+[.G9]+[.I9]+[.K9]+[.M9]+[.O9]+[.Q9]+[.S9]+[.U9])/10" office:value-type="float" office:value="0.8901797" calcext:value-type="float">
            <text:p>0.8901797</text:p>
          </table:table-cell>
        </table:table-row>
        <table:table-row table:style-name="ro1">
          <table:table-cell/>
          <table:table-cell office:value-type="float" office:value="0.991837" calcext:value-type="float">
            <text:p>0.991837</text:p>
          </table:table-cell>
          <table:table-cell office:value-type="float" office:value="0.953758" calcext:value-type="float">
            <text:p>0.953758</text:p>
          </table:table-cell>
          <table:table-cell office:value-type="float" office:value="0.99207" calcext:value-type="float">
            <text:p>0.99207</text:p>
          </table:table-cell>
          <table:table-cell office:value-type="float" office:value="0.822727" calcext:value-type="float">
            <text:p>0.822727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09309" calcext:value-type="float">
            <text:p>0.809309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0.958648" calcext:value-type="float">
            <text:p>0.958648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835728" calcext:value-type="float">
            <text:p>0.835728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803282" calcext:value-type="float">
            <text:p>0.803282</text:p>
          </table:table-cell>
          <table:table-cell office:value-type="float" office:value="0.993737" calcext:value-type="float">
            <text:p>0.993737</text:p>
          </table:table-cell>
          <table:table-cell office:value-type="float" office:value="0.875488" calcext:value-type="float">
            <text:p>0.875488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917902" calcext:value-type="float">
            <text:p>0.917902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922033" calcext:value-type="float">
            <text:p>0.922033</text:p>
          </table:table-cell>
          <table:table-cell office:value-type="float" office:value="0.991434" calcext:value-type="float">
            <text:p>0.991434</text:p>
          </table:table-cell>
          <table:table-cell table:formula="of:=([.B10]+[.D10]+[.F10]+[.H10]+[.J10]+[.L10]+[.N10]+[.P10]+[.R10]+[.T10])/10" office:value-type="float" office:value="0.9882655" calcext:value-type="float">
            <text:p>0.9882655</text:p>
          </table:table-cell>
          <table:table-cell table:formula="of:=([.C10]+[.E10]+[.G10]+[.I10]+[.K10]+[.M10]+[.O10]+[.Q10]+[.S10]+[.U10])/10" office:value-type="float" office:value="0.896233" calcext:value-type="float">
            <text:p>0.896233</text:p>
          </table:table-cell>
        </table:table-row>
        <table:table-row table:style-name="ro1">
          <table:table-cell/>
          <table:table-cell office:value-type="float" office:value="0.991837" calcext:value-type="float">
            <text:p>0.991837</text:p>
          </table:table-cell>
          <table:table-cell office:value-type="float" office:value="0.956184" calcext:value-type="float">
            <text:p>0.956184</text:p>
          </table:table-cell>
          <table:table-cell office:value-type="float" office:value="0.991189" calcext:value-type="float">
            <text:p>0.991189</text:p>
          </table:table-cell>
          <table:table-cell office:value-type="float" office:value="0.832999" calcext:value-type="float">
            <text:p>0.832999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15298" calcext:value-type="float">
            <text:p>0.815298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963613" calcext:value-type="float">
            <text:p>0.963613</text:p>
          </table:table-cell>
          <table:table-cell office:value-type="float" office:value="0.99389" calcext:value-type="float">
            <text:p>0.99389</text:p>
          </table:table-cell>
          <table:table-cell office:value-type="float" office:value="0.849145" calcext:value-type="float">
            <text:p>0.849145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814047" calcext:value-type="float">
            <text:p>0.814047</text:p>
          </table:table-cell>
          <table:table-cell office:value-type="float" office:value="0.990605" calcext:value-type="float">
            <text:p>0.990605</text:p>
          </table:table-cell>
          <table:table-cell office:value-type="float" office:value="0.883258" calcext:value-type="float">
            <text:p>0.883258</text:p>
          </table:table-cell>
          <table:table-cell office:value-type="float" office:value="0.995136" calcext:value-type="float">
            <text:p>0.995136</text:p>
          </table:table-cell>
          <table:table-cell office:value-type="float" office:value="0.925369" calcext:value-type="float">
            <text:p>0.925369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921578" calcext:value-type="float">
            <text:p>0.921578</text:p>
          </table:table-cell>
          <table:table-cell office:value-type="float" office:value="0.991434" calcext:value-type="float">
            <text:p>0.991434</text:p>
          </table:table-cell>
          <table:table-cell table:formula="of:=([.B11]+[.D11]+[.F11]+[.H11]+[.J11]+[.L11]+[.N11]+[.P11]+[.R11]+[.T11])/10" office:value-type="float" office:value="0.9873066" calcext:value-type="float">
            <text:p>0.9873066</text:p>
          </table:table-cell>
          <table:table-cell table:formula="of:=([.C11]+[.E11]+[.G11]+[.I11]+[.K11]+[.M11]+[.O11]+[.Q11]+[.S11]+[.U11])/10" office:value-type="float" office:value="0.9024409" calcext:value-type="float">
            <text:p>0.9024409</text:p>
          </table:table-cell>
        </table:table-row>
        <table:table-row table:style-name="ro1">
          <table:table-cell/>
          <table:table-cell office:value-type="float" office:value="0.990816" calcext:value-type="float">
            <text:p>0.990816</text:p>
          </table:table-cell>
          <table:table-cell office:value-type="float" office:value="0.962855" calcext:value-type="float">
            <text:p>0.962855</text:p>
          </table:table-cell>
          <table:table-cell office:value-type="float" office:value="0.990308" calcext:value-type="float">
            <text:p>0.990308</text:p>
          </table:table-cell>
          <table:table-cell office:value-type="float" office:value="0.83459" calcext:value-type="float">
            <text:p>0.83459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81814" calcext:value-type="float">
            <text:p>0.81814</text:p>
          </table:table-cell>
          <table:table-cell office:value-type="float" office:value="0.992079" calcext:value-type="float">
            <text:p>0.992079</text:p>
          </table:table-cell>
          <table:table-cell office:value-type="float" office:value="0.965015" calcext:value-type="float">
            <text:p>0.965015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851382" calcext:value-type="float">
            <text:p>0.851382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82231" calcext:value-type="float">
            <text:p>0.82231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88557" calcext:value-type="float">
            <text:p>0.88557</text:p>
          </table:table-cell>
          <table:table-cell office:value-type="float" office:value="0.995136" calcext:value-type="float">
            <text:p>0.995136</text:p>
          </table:table-cell>
          <table:table-cell office:value-type="float" office:value="0.931319" calcext:value-type="float">
            <text:p>0.931319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924042" calcext:value-type="float">
            <text:p>0.924042</text:p>
          </table:table-cell>
          <table:table-cell office:value-type="float" office:value="0.991434" calcext:value-type="float">
            <text:p>0.991434</text:p>
          </table:table-cell>
          <table:table-cell table:formula="of:=([.B12]+[.D12]+[.F12]+[.H12]+[.J12]+[.L12]+[.N12]+[.P12]+[.R12]+[.T12])/10" office:value-type="float" office:value="0.9868582" calcext:value-type="float">
            <text:p>0.9868582</text:p>
          </table:table-cell>
          <table:table-cell table:formula="of:=([.C12]+[.E12]+[.G12]+[.I12]+[.K12]+[.M12]+[.O12]+[.Q12]+[.S12]+[.U12])/10" office:value-type="float" office:value="0.9055677" calcext:value-type="float">
            <text:p>0.9055677</text:p>
          </table:table-cell>
        </table:table-row>
        <table:table-row table:style-name="ro1">
          <table:table-cell/>
          <table:table-cell office:value-type="float" office:value="0.986735" calcext:value-type="float">
            <text:p>0.986735</text:p>
          </table:table-cell>
          <table:table-cell office:value-type="float" office:value="0.966266" calcext:value-type="float">
            <text:p>0.966266</text:p>
          </table:table-cell>
          <table:table-cell office:value-type="float" office:value="0.990308" calcext:value-type="float">
            <text:p>0.990308</text:p>
          </table:table-cell>
          <table:table-cell office:value-type="float" office:value="0.84399" calcext:value-type="float">
            <text:p>0.84399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827086" calcext:value-type="float">
            <text:p>0.827086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968844" calcext:value-type="float">
            <text:p>0.968844</text:p>
          </table:table-cell>
          <table:table-cell office:value-type="float" office:value="0.99389" calcext:value-type="float">
            <text:p>0.99389</text:p>
          </table:table-cell>
          <table:table-cell office:value-type="float" office:value="0.853807" calcext:value-type="float">
            <text:p>0.853807</text:p>
          </table:table-cell>
          <table:table-cell office:value-type="float" office:value="0.993274" calcext:value-type="float">
            <text:p>0.993274</text:p>
          </table:table-cell>
          <table:table-cell office:value-type="float" office:value="0.855854" calcext:value-type="float">
            <text:p>0.855854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892165" calcext:value-type="float">
            <text:p>0.892165</text:p>
          </table:table-cell>
          <table:table-cell office:value-type="float" office:value="0.992218" calcext:value-type="float">
            <text:p>0.992218</text:p>
          </table:table-cell>
          <table:table-cell office:value-type="float" office:value="0.939658" calcext:value-type="float">
            <text:p>0.939658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93185" calcext:value-type="float">
            <text:p>0.93185</text:p>
          </table:table-cell>
          <table:table-cell office:value-type="float" office:value="0.991434" calcext:value-type="float">
            <text:p>0.991434</text:p>
          </table:table-cell>
          <table:table-cell table:formula="of:=([.B13]+[.D13]+[.F13]+[.H13]+[.J13]+[.L13]+[.N13]+[.P13]+[.R13]+[.T13])/10" office:value-type="float" office:value="0.9864935" calcext:value-type="float">
            <text:p>0.9864935</text:p>
          </table:table-cell>
          <table:table-cell table:formula="of:=([.C13]+[.E13]+[.G13]+[.I13]+[.K13]+[.M13]+[.O13]+[.Q13]+[.S13]+[.U13])/10" office:value-type="float" office:value="0.9131175" calcext:value-type="float">
            <text:p>0.9131175</text:p>
          </table:table-cell>
        </table:table-row>
        <table:table-row table:style-name="ro1">
          <table:table-cell/>
          <table:table-cell office:value-type="float" office:value="0.986735" calcext:value-type="float">
            <text:p>0.986735</text:p>
          </table:table-cell>
          <table:table-cell office:value-type="float" office:value="0.968844" calcext:value-type="float">
            <text:p>0.968844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859682" calcext:value-type="float">
            <text:p>0.859682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833832" calcext:value-type="float">
            <text:p>0.833832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971156" calcext:value-type="float">
            <text:p>0.971156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65103" calcext:value-type="float">
            <text:p>0.865103</text:p>
          </table:table-cell>
          <table:table-cell office:value-type="float" office:value="0.991031" calcext:value-type="float">
            <text:p>0.991031</text:p>
          </table:table-cell>
          <table:table-cell office:value-type="float" office:value="0.854944" calcext:value-type="float">
            <text:p>0.854944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900618" calcext:value-type="float">
            <text:p>0.900618</text:p>
          </table:table-cell>
          <table:table-cell office:value-type="float" office:value="0.990272" calcext:value-type="float">
            <text:p>0.990272</text:p>
          </table:table-cell>
          <table:table-cell office:value-type="float" office:value="0.945419" calcext:value-type="float">
            <text:p>0.945419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934011" calcext:value-type="float">
            <text:p>0.934011</text:p>
          </table:table-cell>
          <table:table-cell office:value-type="float" office:value="0.991434" calcext:value-type="float">
            <text:p>0.991434</text:p>
          </table:table-cell>
          <table:table-cell table:formula="of:=([.B14]+[.D14]+[.F14]+[.H14]+[.J14]+[.L14]+[.N14]+[.P14]+[.R14]+[.T14])/10" office:value-type="float" office:value="0.9858551" calcext:value-type="float">
            <text:p>0.9858551</text:p>
          </table:table-cell>
          <table:table-cell table:formula="of:=([.C14]+[.E14]+[.G14]+[.I14]+[.K14]+[.M14]+[.O14]+[.Q14]+[.S14]+[.U14])/10" office:value-type="float" office:value="0.9183103" calcext:value-type="float">
            <text:p>0.9183103</text:p>
          </table:table-cell>
        </table:table-row>
        <table:table-row table:style-name="ro1">
          <table:table-cell/>
          <table:table-cell office:value-type="float" office:value="0.985714" calcext:value-type="float">
            <text:p>0.985714</text:p>
          </table:table-cell>
          <table:table-cell office:value-type="float" office:value="0.971838" calcext:value-type="float">
            <text:p>0.971838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863586" calcext:value-type="float">
            <text:p>0.863586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839328" calcext:value-type="float">
            <text:p>0.839328</text:p>
          </table:table-cell>
          <table:table-cell office:value-type="float" office:value="0.988119" calcext:value-type="float">
            <text:p>0.988119</text:p>
          </table:table-cell>
          <table:table-cell office:value-type="float" office:value="0.972103" calcext:value-type="float">
            <text:p>0.972103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867149" calcext:value-type="float">
            <text:p>0.867149</text:p>
          </table:table-cell>
          <table:table-cell office:value-type="float" office:value="0.988789" calcext:value-type="float">
            <text:p>0.988789</text:p>
          </table:table-cell>
          <table:table-cell office:value-type="float" office:value="0.879354" calcext:value-type="float">
            <text:p>0.879354</text:p>
          </table:table-cell>
          <table:table-cell office:value-type="float" office:value="0.98643" calcext:value-type="float">
            <text:p>0.98643</text:p>
          </table:table-cell>
          <table:table-cell office:value-type="float" office:value="0.910397" calcext:value-type="float">
            <text:p>0.910397</text:p>
          </table:table-cell>
          <table:table-cell office:value-type="float" office:value="0.986381" calcext:value-type="float">
            <text:p>0.986381</text:p>
          </table:table-cell>
          <table:table-cell office:value-type="float" office:value="0.95679" calcext:value-type="float">
            <text:p>0.95679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935906" calcext:value-type="float">
            <text:p>0.935906</text:p>
          </table:table-cell>
          <table:table-cell office:value-type="float" office:value="0.991434" calcext:value-type="float">
            <text:p>0.991434</text:p>
          </table:table-cell>
          <table:table-cell table:formula="of:=([.B15]+[.D15]+[.F15]+[.H15]+[.J15]+[.L15]+[.N15]+[.P15]+[.R15]+[.T15])/10" office:value-type="float" office:value="0.9846123" calcext:value-type="float">
            <text:p>0.9846123</text:p>
          </table:table-cell>
          <table:table-cell table:formula="of:=([.C15]+[.E15]+[.G15]+[.I15]+[.K15]+[.M15]+[.O15]+[.Q15]+[.S15]+[.U15])/10" office:value-type="float" office:value="0.924405" calcext:value-type="float">
            <text:p>0.924405</text:p>
          </table:table-cell>
        </table:table-row>
        <table:table-row table:style-name="ro1">
          <table:table-cell/>
          <table:table-cell office:value-type="float" office:value="0.984694" calcext:value-type="float">
            <text:p>0.984694</text:p>
          </table:table-cell>
          <table:table-cell office:value-type="float" office:value="0.973051" calcext:value-type="float">
            <text:p>0.973051</text:p>
          </table:table-cell>
          <table:table-cell office:value-type="float" office:value="0.98326" calcext:value-type="float">
            <text:p>0.98326</text:p>
          </table:table-cell>
          <table:table-cell office:value-type="float" office:value="0.897927" calcext:value-type="float">
            <text:p>0.897927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847061" calcext:value-type="float">
            <text:p>0.847061</text:p>
          </table:table-cell>
          <table:table-cell office:value-type="float" office:value="0.988119" calcext:value-type="float">
            <text:p>0.988119</text:p>
          </table:table-cell>
          <table:table-cell office:value-type="float" office:value="0.972748" calcext:value-type="float">
            <text:p>0.972748</text:p>
          </table:table-cell>
          <table:table-cell office:value-type="float" office:value="0.991853" calcext:value-type="float">
            <text:p>0.991853</text:p>
          </table:table-cell>
          <table:table-cell office:value-type="float" office:value="0.879392" calcext:value-type="float">
            <text:p>0.879392</text:p>
          </table:table-cell>
          <table:table-cell office:value-type="float" office:value="0.988789" calcext:value-type="float">
            <text:p>0.988789</text:p>
          </table:table-cell>
          <table:table-cell office:value-type="float" office:value="0.880567" calcext:value-type="float">
            <text:p>0.880567</text:p>
          </table:table-cell>
          <table:table-cell office:value-type="float" office:value="0.985386" calcext:value-type="float">
            <text:p>0.985386</text:p>
          </table:table-cell>
          <table:table-cell office:value-type="float" office:value="0.90926" calcext:value-type="float">
            <text:p>0.90926</text:p>
          </table:table-cell>
          <table:table-cell office:value-type="float" office:value="0.986381" calcext:value-type="float">
            <text:p>0.986381</text:p>
          </table:table-cell>
          <table:table-cell office:value-type="float" office:value="0.959178" calcext:value-type="float">
            <text:p>0.959178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990089" calcext:value-type="float">
            <text:p>0.990089</text:p>
          </table:table-cell>
          <table:table-cell office:value-type="float" office:value="0.936474" calcext:value-type="float">
            <text:p>0.936474</text:p>
          </table:table-cell>
          <table:table-cell office:value-type="float" office:value="0.991434" calcext:value-type="float">
            <text:p>0.991434</text:p>
          </table:table-cell>
          <table:table-cell table:formula="of:=([.B16]+[.D16]+[.F16]+[.H16]+[.J16]+[.L16]+[.N16]+[.P16]+[.R16]+[.T16])/10" office:value-type="float" office:value="0.9839938" calcext:value-type="float">
            <text:p>0.9839938</text:p>
          </table:table-cell>
          <table:table-cell table:formula="of:=([.C16]+[.E16]+[.G16]+[.I16]+[.K16]+[.M16]+[.O16]+[.Q16]+[.S16]+[.U16])/10" office:value-type="float" office:value="0.9300707" calcext:value-type="float">
            <text:p>0.9300707</text:p>
          </table:table-cell>
        </table:table-row>
        <table:table-row table:style-name="ro1">
          <table:table-cell/>
          <table:table-cell office:value-type="float" office:value="0.981633" calcext:value-type="float">
            <text:p>0.981633</text:p>
          </table:table-cell>
          <table:table-cell office:value-type="float" office:value="0.975401" calcext:value-type="float">
            <text:p>0.975401</text:p>
          </table:table-cell>
          <table:table-cell office:value-type="float" office:value="0.98326" calcext:value-type="float">
            <text:p>0.98326</text:p>
          </table:table-cell>
          <table:table-cell office:value-type="float" office:value="0.895349" calcext:value-type="float">
            <text:p>0.895349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857598" calcext:value-type="float">
            <text:p>0.857598</text:p>
          </table:table-cell>
          <table:table-cell office:value-type="float" office:value="0.987129" calcext:value-type="float">
            <text:p>0.987129</text:p>
          </table:table-cell>
          <table:table-cell office:value-type="float" office:value="0.974605" calcext:value-type="float">
            <text:p>0.974605</text:p>
          </table:table-cell>
          <table:table-cell office:value-type="float" office:value="0.989817" calcext:value-type="float">
            <text:p>0.989817</text:p>
          </table:table-cell>
          <table:table-cell office:value-type="float" office:value="0.876208" calcext:value-type="float">
            <text:p>0.876208</text:p>
          </table:table-cell>
          <table:table-cell office:value-type="float" office:value="0.986547" calcext:value-type="float">
            <text:p>0.986547</text:p>
          </table:table-cell>
          <table:table-cell office:value-type="float" office:value="0.899026" calcext:value-type="float">
            <text:p>0.899026</text:p>
          </table:table-cell>
          <table:table-cell office:value-type="float" office:value="0.984342" calcext:value-type="float">
            <text:p>0.984342</text:p>
          </table:table-cell>
          <table:table-cell office:value-type="float" office:value="0.91794" calcext:value-type="float">
            <text:p>0.91794</text:p>
          </table:table-cell>
          <table:table-cell office:value-type="float" office:value="0.984436" calcext:value-type="float">
            <text:p>0.984436</text:p>
          </table:table-cell>
          <table:table-cell office:value-type="float" office:value="0.96259" calcext:value-type="float">
            <text:p>0.96259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990089" calcext:value-type="float">
            <text:p>0.990089</text:p>
          </table:table-cell>
          <table:table-cell office:value-type="float" office:value="0.938066" calcext:value-type="float">
            <text:p>0.938066</text:p>
          </table:table-cell>
          <table:table-cell office:value-type="float" office:value="0.991434" calcext:value-type="float">
            <text:p>0.991434</text:p>
          </table:table-cell>
          <table:table-cell table:formula="of:=([.B17]+[.D17]+[.F17]+[.H17]+[.J17]+[.L17]+[.N17]+[.P17]+[.R17]+[.T17])/10" office:value-type="float" office:value="0.9829243" calcext:value-type="float">
            <text:p>0.9829243</text:p>
          </table:table-cell>
          <table:table-cell table:formula="of:=([.C17]+[.E17]+[.G17]+[.I17]+[.K17]+[.M17]+[.O17]+[.Q17]+[.S17]+[.U17])/10" office:value-type="float" office:value="0.934024" calcext:value-type="float">
            <text:p>0.934024</text:p>
          </table:table-cell>
        </table:table-row>
        <table:table-row table:style-name="ro1">
          <table:table-cell/>
          <table:table-cell office:value-type="float" office:value="0.978571" calcext:value-type="float">
            <text:p>0.978571</text:p>
          </table:table-cell>
          <table:table-cell office:value-type="float" office:value="0.977789" calcext:value-type="float">
            <text:p>0.977789</text:p>
          </table:table-cell>
          <table:table-cell office:value-type="float" office:value="0.978855" calcext:value-type="float">
            <text:p>0.978855</text:p>
          </table:table-cell>
          <table:table-cell office:value-type="float" office:value="0.905621" calcext:value-type="float">
            <text:p>0.905621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867339" calcext:value-type="float">
            <text:p>0.867339</text:p>
          </table:table-cell>
          <table:table-cell office:value-type="float" office:value="0.986139" calcext:value-type="float">
            <text:p>0.986139</text:p>
          </table:table-cell>
          <table:table-cell office:value-type="float" office:value="0.979873" calcext:value-type="float">
            <text:p>0.979873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883258" calcext:value-type="float">
            <text:p>0.883258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90456" calcext:value-type="float">
            <text:p>0.90456</text:p>
          </table:table-cell>
          <table:table-cell office:value-type="float" office:value="0.980167" calcext:value-type="float">
            <text:p>0.980167</text:p>
          </table:table-cell>
          <table:table-cell office:value-type="float" office:value="0.935602" calcext:value-type="float">
            <text:p>0.935602</text:p>
          </table:table-cell>
          <table:table-cell office:value-type="float" office:value="0.98249" calcext:value-type="float">
            <text:p>0.98249</text:p>
          </table:table-cell>
          <table:table-cell office:value-type="float" office:value="0.967858" calcext:value-type="float">
            <text:p>0.967858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989098" calcext:value-type="float">
            <text:p>0.989098</text:p>
          </table:table-cell>
          <table:table-cell office:value-type="float" office:value="0.942956" calcext:value-type="float">
            <text:p>0.942956</text:p>
          </table:table-cell>
          <table:table-cell office:value-type="float" office:value="0.991434" calcext:value-type="float">
            <text:p>0.991434</text:p>
          </table:table-cell>
          <table:table-cell table:formula="of:=([.B18]+[.D18]+[.F18]+[.H18]+[.J18]+[.L18]+[.N18]+[.P18]+[.R18]+[.T18])/10" office:value-type="float" office:value="0.9814459" calcext:value-type="float">
            <text:p>0.9814459</text:p>
          </table:table-cell>
          <table:table-cell table:formula="of:=([.C18]+[.E18]+[.G18]+[.I18]+[.K18]+[.M18]+[.O18]+[.Q18]+[.S18]+[.U18])/10" office:value-type="float" office:value="0.9402432" calcext:value-type="float">
            <text:p>0.9402432</text:p>
          </table:table-cell>
        </table:table-row>
        <table:table-row table:style-name="ro1">
          <table:table-cell/>
          <table:table-cell office:value-type="float" office:value="0.97449" calcext:value-type="float">
            <text:p>0.97449</text:p>
          </table:table-cell>
          <table:table-cell office:value-type="float" office:value="0.979267" calcext:value-type="float">
            <text:p>0.979267</text:p>
          </table:table-cell>
          <table:table-cell office:value-type="float" office:value="0.977974" calcext:value-type="float">
            <text:p>0.977974</text:p>
          </table:table-cell>
          <table:table-cell office:value-type="float" office:value="0.912595" calcext:value-type="float">
            <text:p>0.912595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869007" calcext:value-type="float">
            <text:p>0.869007</text:p>
          </table:table-cell>
          <table:table-cell office:value-type="float" office:value="0.985149" calcext:value-type="float">
            <text:p>0.985149</text:p>
          </table:table-cell>
          <table:table-cell office:value-type="float" office:value="0.980556" calcext:value-type="float">
            <text:p>0.980556</text:p>
          </table:table-cell>
          <table:table-cell office:value-type="float" office:value="0.985743" calcext:value-type="float">
            <text:p>0.985743</text:p>
          </table:table-cell>
          <table:table-cell office:value-type="float" office:value="0.892772" calcext:value-type="float">
            <text:p>0.892772</text:p>
          </table:table-cell>
          <table:table-cell office:value-type="float" office:value="0.983184" calcext:value-type="float">
            <text:p>0.983184</text:p>
          </table:table-cell>
          <table:table-cell office:value-type="float" office:value="0.907402" calcext:value-type="float">
            <text:p>0.907402</text:p>
          </table:table-cell>
          <table:table-cell office:value-type="float" office:value="0.980167" calcext:value-type="float">
            <text:p>0.980167</text:p>
          </table:table-cell>
          <table:table-cell office:value-type="float" office:value="0.936095" calcext:value-type="float">
            <text:p>0.936095</text:p>
          </table:table-cell>
          <table:table-cell office:value-type="float" office:value="0.981518" calcext:value-type="float">
            <text:p>0.981518</text:p>
          </table:table-cell>
          <table:table-cell office:value-type="float" office:value="0.969981" calcext:value-type="float">
            <text:p>0.969981</text:p>
          </table:table-cell>
          <table:table-cell office:value-type="float" office:value="0.992813" calcext:value-type="float">
            <text:p>0.992813</text:p>
          </table:table-cell>
          <table:table-cell office:value-type="float" office:value="0.985134" calcext:value-type="float">
            <text:p>0.985134</text:p>
          </table:table-cell>
          <table:table-cell office:value-type="float" office:value="0.953114" calcext:value-type="float">
            <text:p>0.953114</text:p>
          </table:table-cell>
          <table:table-cell office:value-type="float" office:value="0.991434" calcext:value-type="float">
            <text:p>0.991434</text:p>
          </table:table-cell>
          <table:table-cell table:formula="of:=([.B19]+[.D19]+[.F19]+[.H19]+[.J19]+[.L19]+[.N19]+[.P19]+[.R19]+[.T19])/10" office:value-type="float" office:value="0.9809307" calcext:value-type="float">
            <text:p>0.9809307</text:p>
          </table:table-cell>
          <table:table-cell table:formula="of:=([.C19]+[.E19]+[.G19]+[.I19]+[.K19]+[.M19]+[.O19]+[.Q19]+[.S19]+[.U19])/10" office:value-type="float" office:value="0.9424243" calcext:value-type="float">
            <text:p>0.9424243</text:p>
          </table:table-cell>
        </table:table-row>
        <table:table-row table:style-name="ro1">
          <table:table-cell/>
          <table:table-cell office:value-type="float" office:value="0.97449" calcext:value-type="float">
            <text:p>0.97449</text:p>
          </table:table-cell>
          <table:table-cell office:value-type="float" office:value="0.98029" calcext:value-type="float">
            <text:p>0.98029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0.927681" calcext:value-type="float">
            <text:p>0.927681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869272" calcext:value-type="float">
            <text:p>0.869272</text:p>
          </table:table-cell>
          <table:table-cell office:value-type="float" office:value="0.983168" calcext:value-type="float">
            <text:p>0.983168</text:p>
          </table:table-cell>
          <table:table-cell office:value-type="float" office:value="0.980935" calcext:value-type="float">
            <text:p>0.980935</text:p>
          </table:table-cell>
          <table:table-cell office:value-type="float" office:value="0.983707" calcext:value-type="float">
            <text:p>0.983707</text:p>
          </table:table-cell>
          <table:table-cell office:value-type="float" office:value="0.896259" calcext:value-type="float">
            <text:p>0.896259</text:p>
          </table:table-cell>
          <table:table-cell office:value-type="float" office:value="0.984305" calcext:value-type="float">
            <text:p>0.984305</text:p>
          </table:table-cell>
          <table:table-cell office:value-type="float" office:value="0.906758" calcext:value-type="float">
            <text:p>0.906758</text:p>
          </table:table-cell>
          <table:table-cell office:value-type="float" office:value="0.977035" calcext:value-type="float">
            <text:p>0.977035</text:p>
          </table:table-cell>
          <table:table-cell office:value-type="float" office:value="0.939886" calcext:value-type="float">
            <text:p>0.939886</text:p>
          </table:table-cell>
          <table:table-cell office:value-type="float" office:value="0.981518" calcext:value-type="float">
            <text:p>0.981518</text:p>
          </table:table-cell>
          <table:table-cell office:value-type="float" office:value="0.970473" calcext:value-type="float">
            <text:p>0.970473</text:p>
          </table:table-cell>
          <table:table-cell office:value-type="float" office:value="0.99076" calcext:value-type="float">
            <text:p>0.99076</text:p>
          </table:table-cell>
          <table:table-cell office:value-type="float" office:value="0.983152" calcext:value-type="float">
            <text:p>0.983152</text:p>
          </table:table-cell>
          <table:table-cell office:value-type="float" office:value="0.952697" calcext:value-type="float">
            <text:p>0.952697</text:p>
          </table:table-cell>
          <table:table-cell office:value-type="float" office:value="0.991434" calcext:value-type="float">
            <text:p>0.991434</text:p>
          </table:table-cell>
          <table:table-cell table:formula="of:=([.B20]+[.D20]+[.F20]+[.H20]+[.J20]+[.L20]+[.N20]+[.P20]+[.R20]+[.T20])/10" office:value-type="float" office:value="0.9798165" calcext:value-type="float">
            <text:p>0.9798165</text:p>
          </table:table-cell>
          <table:table-cell table:formula="of:=([.C20]+[.E20]+[.G20]+[.I20]+[.K20]+[.M20]+[.O20]+[.Q20]+[.S20]+[.U20])/10" office:value-type="float" office:value="0.944614" calcext:value-type="float">
            <text:p>0.944614</text:p>
          </table:table-cell>
        </table:table-row>
        <table:table-row table:style-name="ro1">
          <table:table-cell/>
          <table:table-cell office:value-type="float" office:value="0.97449" calcext:value-type="float">
            <text:p>0.97449</text:p>
          </table:table-cell>
          <table:table-cell office:value-type="float" office:value="0.980252" calcext:value-type="float">
            <text:p>0.980252</text:p>
          </table:table-cell>
          <table:table-cell office:value-type="float" office:value="0.974449" calcext:value-type="float">
            <text:p>0.974449</text:p>
          </table:table-cell>
          <table:table-cell office:value-type="float" office:value="0.931926" calcext:value-type="float">
            <text:p>0.931926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870409" calcext:value-type="float">
            <text:p>0.870409</text:p>
          </table:table-cell>
          <table:table-cell office:value-type="float" office:value="0.982178" calcext:value-type="float">
            <text:p>0.982178</text:p>
          </table:table-cell>
          <table:table-cell office:value-type="float" office:value="0.982072" calcext:value-type="float">
            <text:p>0.982072</text:p>
          </table:table-cell>
          <table:table-cell office:value-type="float" office:value="0.985743" calcext:value-type="float">
            <text:p>0.985743</text:p>
          </table:table-cell>
          <table:table-cell office:value-type="float" office:value="0.904522" calcext:value-type="float">
            <text:p>0.904522</text:p>
          </table:table-cell>
          <table:table-cell office:value-type="float" office:value="0.984305" calcext:value-type="float">
            <text:p>0.984305</text:p>
          </table:table-cell>
          <table:table-cell office:value-type="float" office:value="0.911041" calcext:value-type="float">
            <text:p>0.911041</text:p>
          </table:table-cell>
          <table:table-cell office:value-type="float" office:value="0.975992" calcext:value-type="float">
            <text:p>0.975992</text:p>
          </table:table-cell>
          <table:table-cell office:value-type="float" office:value="0.940568" calcext:value-type="float">
            <text:p>0.940568</text:p>
          </table:table-cell>
          <table:table-cell office:value-type="float" office:value="0.981518" calcext:value-type="float">
            <text:p>0.981518</text:p>
          </table:table-cell>
          <table:table-cell office:value-type="float" office:value="0.97108" calcext:value-type="float">
            <text:p>0.97108</text:p>
          </table:table-cell>
          <table:table-cell office:value-type="float" office:value="0.988706" calcext:value-type="float">
            <text:p>0.988706</text:p>
          </table:table-cell>
          <table:table-cell office:value-type="float" office:value="0.981169" calcext:value-type="float">
            <text:p>0.981169</text:p>
          </table:table-cell>
          <table:table-cell office:value-type="float" office:value="0.955881" calcext:value-type="float">
            <text:p>0.955881</text:p>
          </table:table-cell>
          <table:table-cell office:value-type="float" office:value="0.991434" calcext:value-type="float">
            <text:p>0.991434</text:p>
          </table:table-cell>
          <table:table-cell table:formula="of:=([.B21]+[.D21]+[.F21]+[.H21]+[.J21]+[.L21]+[.N21]+[.P21]+[.R21]+[.T21])/10" office:value-type="float" office:value="0.9798417" calcext:value-type="float">
            <text:p>0.9798417</text:p>
          </table:table-cell>
          <table:table-cell table:formula="of:=([.C21]+[.E21]+[.G21]+[.I21]+[.K21]+[.M21]+[.O21]+[.Q21]+[.S21]+[.U21])/10" office:value-type="float" office:value="0.9464473" calcext:value-type="float">
            <text:p>0.9464473</text:p>
          </table:table-cell>
        </table:table-row>
        <table:table-row table:style-name="ro1">
          <table:table-cell/>
          <table:table-cell office:value-type="float" office:value="0.97449" calcext:value-type="float">
            <text:p>0.97449</text:p>
          </table:table-cell>
          <table:table-cell office:value-type="float" office:value="0.980442" calcext:value-type="float">
            <text:p>0.980442</text:p>
          </table:table-cell>
          <table:table-cell office:value-type="float" office:value="0.973568" calcext:value-type="float">
            <text:p>0.973568</text:p>
          </table:table-cell>
          <table:table-cell office:value-type="float" office:value="0.935602" calcext:value-type="float">
            <text:p>0.935602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877762" calcext:value-type="float">
            <text:p>0.877762</text:p>
          </table:table-cell>
          <table:table-cell office:value-type="float" office:value="0.983168" calcext:value-type="float">
            <text:p>0.983168</text:p>
          </table:table-cell>
          <table:table-cell office:value-type="float" office:value="0.982944" calcext:value-type="float">
            <text:p>0.982944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918394" calcext:value-type="float">
            <text:p>0.918394</text:p>
          </table:table-cell>
          <table:table-cell office:value-type="float" office:value="0.984305" calcext:value-type="float">
            <text:p>0.984305</text:p>
          </table:table-cell>
          <table:table-cell office:value-type="float" office:value="0.908502" calcext:value-type="float">
            <text:p>0.908502</text:p>
          </table:table-cell>
          <table:table-cell office:value-type="float" office:value="0.975992" calcext:value-type="float">
            <text:p>0.975992</text:p>
          </table:table-cell>
          <table:table-cell office:value-type="float" office:value="0.942994" calcext:value-type="float">
            <text:p>0.942994</text:p>
          </table:table-cell>
          <table:table-cell office:value-type="float" office:value="0.980545" calcext:value-type="float">
            <text:p>0.980545</text:p>
          </table:table-cell>
          <table:table-cell office:value-type="float" office:value="0.970739" calcext:value-type="float">
            <text:p>0.970739</text:p>
          </table:table-cell>
          <table:table-cell office:value-type="float" office:value="0.988706" calcext:value-type="float">
            <text:p>0.988706</text:p>
          </table:table-cell>
          <table:table-cell office:value-type="float" office:value="0.979187" calcext:value-type="float">
            <text:p>0.979187</text:p>
          </table:table-cell>
          <table:table-cell office:value-type="float" office:value="0.959444" calcext:value-type="float">
            <text:p>0.959444</text:p>
          </table:table-cell>
          <table:table-cell office:value-type="float" office:value="0.991434" calcext:value-type="float">
            <text:p>0.991434</text:p>
          </table:table-cell>
          <table:table-cell table:formula="of:=([.B22]+[.D22]+[.F22]+[.H22]+[.J22]+[.L22]+[.N22]+[.P22]+[.R22]+[.T22])/10" office:value-type="float" office:value="0.9793988" calcext:value-type="float">
            <text:p>0.9793988</text:p>
          </table:table-cell>
          <table:table-cell table:formula="of:=([.C22]+[.E22]+[.G22]+[.I22]+[.K22]+[.M22]+[.O22]+[.Q22]+[.S22]+[.U22])/10" office:value-type="float" office:value="0.9488" calcext:value-type="float">
            <text:p>0.9488</text:p>
          </table:table-cell>
        </table:table-row>
        <table:table-row table:style-name="ro1">
          <table:table-cell/>
          <table:table-cell office:value-type="float" office:value="0.973469" calcext:value-type="float">
            <text:p>0.973469</text:p>
          </table:table-cell>
          <table:table-cell office:value-type="float" office:value="0.980101" calcext:value-type="float">
            <text:p>0.980101</text:p>
          </table:table-cell>
          <table:table-cell office:value-type="float" office:value="0.972687" calcext:value-type="float">
            <text:p>0.972687</text:p>
          </table:table-cell>
          <table:table-cell office:value-type="float" office:value="0.940644" calcext:value-type="float">
            <text:p>0.940644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881553" calcext:value-type="float">
            <text:p>0.881553</text:p>
          </table:table-cell>
          <table:table-cell office:value-type="float" office:value="0.983168" calcext:value-type="float">
            <text:p>0.983168</text:p>
          </table:table-cell>
          <table:table-cell office:value-type="float" office:value="0.983853" calcext:value-type="float">
            <text:p>0.983853</text:p>
          </table:table-cell>
          <table:table-cell office:value-type="float" office:value="0.976578" calcext:value-type="float">
            <text:p>0.976578</text:p>
          </table:table-cell>
          <table:table-cell office:value-type="float" office:value="0.923322" calcext:value-type="float">
            <text:p>0.923322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91559" calcext:value-type="float">
            <text:p>0.91559</text:p>
          </table:table-cell>
          <table:table-cell office:value-type="float" office:value="0.97286" calcext:value-type="float">
            <text:p>0.97286</text:p>
          </table:table-cell>
          <table:table-cell office:value-type="float" office:value="0.943865" calcext:value-type="float">
            <text:p>0.943865</text:p>
          </table:table-cell>
          <table:table-cell office:value-type="float" office:value="0.979572" calcext:value-type="float">
            <text:p>0.979572</text:p>
          </table:table-cell>
          <table:table-cell office:value-type="float" office:value="0.971914" calcext:value-type="float">
            <text:p>0.971914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979187" calcext:value-type="float">
            <text:p>0.979187</text:p>
          </table:table-cell>
          <table:table-cell office:value-type="float" office:value="0.96005" calcext:value-type="float">
            <text:p>0.96005</text:p>
          </table:table-cell>
          <table:table-cell office:value-type="float" office:value="0.991434" calcext:value-type="float">
            <text:p>0.991434</text:p>
          </table:table-cell>
          <table:table-cell table:formula="of:=([.B23]+[.D23]+[.F23]+[.H23]+[.J23]+[.L23]+[.N23]+[.P23]+[.R23]+[.T23])/10" office:value-type="float" office:value="0.9781627" calcext:value-type="float">
            <text:p>0.9781627</text:p>
          </table:table-cell>
          <table:table-cell table:formula="of:=([.C23]+[.E23]+[.G23]+[.I23]+[.K23]+[.M23]+[.O23]+[.Q23]+[.S23]+[.U23])/10" office:value-type="float" office:value="0.9511463" calcext:value-type="float">
            <text:p>0.9511463</text:p>
          </table:table-cell>
        </table:table-row>
        <table:table-row table:style-name="ro1">
          <table:table-cell/>
          <table:table-cell office:value-type="float" office:value="0.971429" calcext:value-type="float">
            <text:p>0.971429</text:p>
          </table:table-cell>
          <table:table-cell office:value-type="float" office:value="0.981352" calcext:value-type="float">
            <text:p>0.981352</text:p>
          </table:table-cell>
          <table:table-cell office:value-type="float" office:value="0.973568" calcext:value-type="float">
            <text:p>0.973568</text:p>
          </table:table-cell>
          <table:table-cell office:value-type="float" office:value="0.945116" calcext:value-type="float">
            <text:p>0.945116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886973" calcext:value-type="float">
            <text:p>0.886973</text:p>
          </table:table-cell>
          <table:table-cell office:value-type="float" office:value="0.982178" calcext:value-type="float">
            <text:p>0.982178</text:p>
          </table:table-cell>
          <table:table-cell office:value-type="float" office:value="0.984194" calcext:value-type="float">
            <text:p>0.984194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931471" calcext:value-type="float">
            <text:p>0.931471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915476" calcext:value-type="float">
            <text:p>0.915476</text:p>
          </table:table-cell>
          <table:table-cell office:value-type="float" office:value="0.971816" calcext:value-type="float">
            <text:p>0.971816</text:p>
          </table:table-cell>
          <table:table-cell office:value-type="float" office:value="0.944548" calcext:value-type="float">
            <text:p>0.944548</text:p>
          </table:table-cell>
          <table:table-cell office:value-type="float" office:value="0.977626" calcext:value-type="float">
            <text:p>0.977626</text:p>
          </table:table-cell>
          <table:table-cell office:value-type="float" office:value="0.972861" calcext:value-type="float">
            <text:p>0.972861</text:p>
          </table:table-cell>
          <table:table-cell office:value-type="float" office:value="0.983573" calcext:value-type="float">
            <text:p>0.983573</text:p>
          </table:table-cell>
          <table:table-cell office:value-type="float" office:value="0.978196" calcext:value-type="float">
            <text:p>0.978196</text:p>
          </table:table-cell>
          <table:table-cell office:value-type="float" office:value="0.961263" calcext:value-type="float">
            <text:p>0.961263</text:p>
          </table:table-cell>
          <table:table-cell office:value-type="float" office:value="0.991434" calcext:value-type="float">
            <text:p>0.991434</text:p>
          </table:table-cell>
          <table:table-cell table:formula="of:=([.B24]+[.D24]+[.F24]+[.H24]+[.J24]+[.L24]+[.N24]+[.P24]+[.R24]+[.T24])/10" office:value-type="float" office:value="0.9778711" calcext:value-type="float">
            <text:p>0.9778711</text:p>
          </table:table-cell>
          <table:table-cell table:formula="of:=([.C24]+[.E24]+[.G24]+[.I24]+[.K24]+[.M24]+[.O24]+[.Q24]+[.S24]+[.U24])/10" office:value-type="float" office:value="0.9531621" calcext:value-type="float">
            <text:p>0.9531621</text:p>
          </table:table-cell>
        </table:table-row>
        <table:table-row table:style-name="ro1">
          <table:table-cell/>
          <table:table-cell office:value-type="float" office:value="0.973469" calcext:value-type="float">
            <text:p>0.973469</text:p>
          </table:table-cell>
          <table:table-cell office:value-type="float" office:value="0.982602" calcext:value-type="float">
            <text:p>0.982602</text:p>
          </table:table-cell>
          <table:table-cell office:value-type="float" office:value="0.973568" calcext:value-type="float">
            <text:p>0.973568</text:p>
          </table:table-cell>
          <table:table-cell office:value-type="float" office:value="0.947277" calcext:value-type="float">
            <text:p>0.947277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892961" calcext:value-type="float">
            <text:p>0.892961</text:p>
          </table:table-cell>
          <table:table-cell office:value-type="float" office:value="0.980198" calcext:value-type="float">
            <text:p>0.980198</text:p>
          </table:table-cell>
          <table:table-cell office:value-type="float" office:value="0.985142" calcext:value-type="float">
            <text:p>0.985142</text:p>
          </table:table-cell>
          <table:table-cell office:value-type="float" office:value="0.977597" calcext:value-type="float">
            <text:p>0.977597</text:p>
          </table:table-cell>
          <table:table-cell office:value-type="float" office:value="0.933252" calcext:value-type="float">
            <text:p>0.933252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926885" calcext:value-type="float">
            <text:p>0.926885</text:p>
          </table:table-cell>
          <table:table-cell office:value-type="float" office:value="0.970772" calcext:value-type="float">
            <text:p>0.970772</text:p>
          </table:table-cell>
          <table:table-cell office:value-type="float" office:value="0.94595" calcext:value-type="float">
            <text:p>0.94595</text:p>
          </table:table-cell>
          <table:table-cell office:value-type="float" office:value="0.977626" calcext:value-type="float">
            <text:p>0.977626</text:p>
          </table:table-cell>
          <table:table-cell office:value-type="float" office:value="0.973961" calcext:value-type="float">
            <text:p>0.973961</text:p>
          </table:table-cell>
          <table:table-cell office:value-type="float" office:value="0.982546" calcext:value-type="float">
            <text:p>0.982546</text:p>
          </table:table-cell>
          <table:table-cell office:value-type="float" office:value="0.978196" calcext:value-type="float">
            <text:p>0.978196</text:p>
          </table:table-cell>
          <table:table-cell office:value-type="float" office:value="0.966645" calcext:value-type="float">
            <text:p>0.966645</text:p>
          </table:table-cell>
          <table:table-cell office:value-type="float" office:value="0.991434" calcext:value-type="float">
            <text:p>0.991434</text:p>
          </table:table-cell>
          <table:table-cell table:formula="of:=([.B25]+[.D25]+[.F25]+[.H25]+[.J25]+[.L25]+[.N25]+[.P25]+[.R25]+[.T25])/10" office:value-type="float" office:value="0.977867" calcext:value-type="float">
            <text:p>0.977867</text:p>
          </table:table-cell>
          <table:table-cell table:formula="of:=([.C25]+[.E25]+[.G25]+[.I25]+[.K25]+[.M25]+[.O25]+[.Q25]+[.S25]+[.U25])/10" office:value-type="float" office:value="0.955766" calcext:value-type="float">
            <text:p>0.955766</text:p>
          </table:table-cell>
        </table:table-row>
        <table:table-row table:style-name="ro1">
          <table:table-cell/>
          <table:table-cell office:value-type="float" office:value="0.966327" calcext:value-type="float">
            <text:p>0.966327</text:p>
          </table:table-cell>
          <table:table-cell office:value-type="float" office:value="0.98355" calcext:value-type="float">
            <text:p>0.98355</text:p>
          </table:table-cell>
          <table:table-cell office:value-type="float" office:value="0.970044" calcext:value-type="float">
            <text:p>0.970044</text:p>
          </table:table-cell>
          <table:table-cell office:value-type="float" office:value="0.953606" calcext:value-type="float">
            <text:p>0.953606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895918" calcext:value-type="float">
            <text:p>0.895918</text:p>
          </table:table-cell>
          <table:table-cell office:value-type="float" office:value="0.977228" calcext:value-type="float">
            <text:p>0.977228</text:p>
          </table:table-cell>
          <table:table-cell office:value-type="float" office:value="0.985786" calcext:value-type="float">
            <text:p>0.985786</text:p>
          </table:table-cell>
          <table:table-cell office:value-type="float" office:value="0.976578" calcext:value-type="float">
            <text:p>0.976578</text:p>
          </table:table-cell>
          <table:table-cell office:value-type="float" office:value="0.93511" calcext:value-type="float">
            <text:p>0.93511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93094" calcext:value-type="float">
            <text:p>0.93094</text:p>
          </table:table-cell>
          <table:table-cell office:value-type="float" office:value="0.969729" calcext:value-type="float">
            <text:p>0.969729</text:p>
          </table:table-cell>
          <table:table-cell office:value-type="float" office:value="0.949058" calcext:value-type="float">
            <text:p>0.949058</text:p>
          </table:table-cell>
          <table:table-cell office:value-type="float" office:value="0.975681" calcext:value-type="float">
            <text:p>0.975681</text:p>
          </table:table-cell>
          <table:table-cell office:value-type="float" office:value="0.97324" calcext:value-type="float">
            <text:p>0.97324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75223" calcext:value-type="float">
            <text:p>0.975223</text:p>
          </table:table-cell>
          <table:table-cell office:value-type="float" office:value="0.968237" calcext:value-type="float">
            <text:p>0.968237</text:p>
          </table:table-cell>
          <table:table-cell office:value-type="float" office:value="0.991434" calcext:value-type="float">
            <text:p>0.991434</text:p>
          </table:table-cell>
          <table:table-cell table:formula="of:=([.B26]+[.D26]+[.F26]+[.H26]+[.J26]+[.L26]+[.N26]+[.P26]+[.R26]+[.T26])/10" office:value-type="float" office:value="0.9760624" calcext:value-type="float">
            <text:p>0.9760624</text:p>
          </table:table-cell>
          <table:table-cell table:formula="of:=([.C26]+[.E26]+[.G26]+[.I26]+[.K26]+[.M26]+[.O26]+[.Q26]+[.S26]+[.U26])/10" office:value-type="float" office:value="0.9573865" calcext:value-type="float">
            <text:p>0.9573865</text:p>
          </table:table-cell>
        </table:table-row>
        <table:table-row table:style-name="ro1">
          <table:table-cell/>
          <table:table-cell office:value-type="float" office:value="0.958163" calcext:value-type="float">
            <text:p>0.958163</text:p>
          </table:table-cell>
          <table:table-cell office:value-type="float" office:value="0.985028" calcext:value-type="float">
            <text:p>0.985028</text:p>
          </table:table-cell>
          <table:table-cell office:value-type="float" office:value="0.967401" calcext:value-type="float">
            <text:p>0.967401</text:p>
          </table:table-cell>
          <table:table-cell office:value-type="float" office:value="0.962211" calcext:value-type="float">
            <text:p>0.962211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896069" calcext:value-type="float">
            <text:p>0.896069</text:p>
          </table:table-cell>
          <table:table-cell office:value-type="float" office:value="0.977228" calcext:value-type="float">
            <text:p>0.977228</text:p>
          </table:table-cell>
          <table:table-cell office:value-type="float" office:value="0.986355" calcext:value-type="float">
            <text:p>0.986355</text:p>
          </table:table-cell>
          <table:table-cell office:value-type="float" office:value="0.97556" calcext:value-type="float">
            <text:p>0.97556</text:p>
          </table:table-cell>
          <table:table-cell office:value-type="float" office:value="0.937081" calcext:value-type="float">
            <text:p>0.937081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933139" calcext:value-type="float">
            <text:p>0.933139</text:p>
          </table:table-cell>
          <table:table-cell office:value-type="float" office:value="0.967641" calcext:value-type="float">
            <text:p>0.967641</text:p>
          </table:table-cell>
          <table:table-cell office:value-type="float" office:value="0.94993" calcext:value-type="float">
            <text:p>0.94993</text:p>
          </table:table-cell>
          <table:table-cell office:value-type="float" office:value="0.969844" calcext:value-type="float">
            <text:p>0.969844</text:p>
          </table:table-cell>
          <table:table-cell office:value-type="float" office:value="0.97885" calcext:value-type="float">
            <text:p>0.97885</text:p>
          </table:table-cell>
          <table:table-cell office:value-type="float" office:value="0.980493" calcext:value-type="float">
            <text:p>0.980493</text:p>
          </table:table-cell>
          <table:table-cell office:value-type="float" office:value="0.976214" calcext:value-type="float">
            <text:p>0.976214</text:p>
          </table:table-cell>
          <table:table-cell office:value-type="float" office:value="0.96964" calcext:value-type="float">
            <text:p>0.96964</text:p>
          </table:table-cell>
          <table:table-cell office:value-type="float" office:value="0.991434" calcext:value-type="float">
            <text:p>0.991434</text:p>
          </table:table-cell>
          <table:table-cell table:formula="of:=([.B27]+[.D27]+[.F27]+[.H27]+[.J27]+[.L27]+[.N27]+[.P27]+[.R27]+[.T27])/10" office:value-type="float" office:value="0.974125" calcext:value-type="float">
            <text:p>0.974125</text:p>
          </table:table-cell>
          <table:table-cell table:formula="of:=([.C27]+[.E27]+[.G27]+[.I27]+[.K27]+[.M27]+[.O27]+[.Q27]+[.S27]+[.U27])/10" office:value-type="float" office:value="0.9596311" calcext:value-type="float">
            <text:p>0.9596311</text:p>
          </table:table-cell>
        </table:table-row>
        <table:table-row table:style-name="ro1">
          <table:table-cell/>
          <table:table-cell office:value-type="float" office:value="0.958163" calcext:value-type="float">
            <text:p>0.958163</text:p>
          </table:table-cell>
          <table:table-cell office:value-type="float" office:value="0.98571" calcext:value-type="float">
            <text:p>0.98571</text:p>
          </table:table-cell>
          <table:table-cell office:value-type="float" office:value="0.967401" calcext:value-type="float">
            <text:p>0.967401</text:p>
          </table:table-cell>
          <table:table-cell office:value-type="float" office:value="0.96384" calcext:value-type="float">
            <text:p>0.96384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898003" calcext:value-type="float">
            <text:p>0.898003</text:p>
          </table:table-cell>
          <table:table-cell office:value-type="float" office:value="0.976238" calcext:value-type="float">
            <text:p>0.976238</text:p>
          </table:table-cell>
          <table:table-cell office:value-type="float" office:value="0.984952" calcext:value-type="float">
            <text:p>0.984952</text:p>
          </table:table-cell>
          <table:table-cell office:value-type="float" office:value="0.973523" calcext:value-type="float">
            <text:p>0.973523</text:p>
          </table:table-cell>
          <table:table-cell office:value-type="float" office:value="0.94216" calcext:value-type="float">
            <text:p>0.94216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934769" calcext:value-type="float">
            <text:p>0.934769</text:p>
          </table:table-cell>
          <table:table-cell office:value-type="float" office:value="0.964509" calcext:value-type="float">
            <text:p>0.964509</text:p>
          </table:table-cell>
          <table:table-cell office:value-type="float" office:value="0.951219" calcext:value-type="float">
            <text:p>0.951219</text:p>
          </table:table-cell>
          <table:table-cell office:value-type="float" office:value="0.967899" calcext:value-type="float">
            <text:p>0.967899</text:p>
          </table:table-cell>
          <table:table-cell office:value-type="float" office:value="0.979456" calcext:value-type="float">
            <text:p>0.979456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71259" calcext:value-type="float">
            <text:p>0.971259</text:p>
          </table:table-cell>
          <table:table-cell office:value-type="float" office:value="0.970701" calcext:value-type="float">
            <text:p>0.970701</text:p>
          </table:table-cell>
          <table:table-cell office:value-type="float" office:value="0.991434" calcext:value-type="float">
            <text:p>0.991434</text:p>
          </table:table-cell>
          <table:table-cell table:formula="of:=([.B28]+[.D28]+[.F28]+[.H28]+[.J28]+[.L28]+[.N28]+[.P28]+[.R28]+[.T28])/10" office:value-type="float" office:value="0.9735234" calcext:value-type="float">
            <text:p>0.9735234</text:p>
          </table:table-cell>
          <table:table-cell table:formula="of:=([.C28]+[.E28]+[.G28]+[.I28]+[.K28]+[.M28]+[.O28]+[.Q28]+[.S28]+[.U28])/10" office:value-type="float" office:value="0.9602802" calcext:value-type="float">
            <text:p>0.9602802</text:p>
          </table:table-cell>
        </table:table-row>
        <table:table-row table:style-name="ro1">
          <table:table-cell/>
          <table:table-cell office:value-type="float" office:value="0.956122" calcext:value-type="float">
            <text:p>0.956122</text:p>
          </table:table-cell>
          <table:table-cell office:value-type="float" office:value="0.986431" calcext:value-type="float">
            <text:p>0.986431</text:p>
          </table:table-cell>
          <table:table-cell office:value-type="float" office:value="0.962115" calcext:value-type="float">
            <text:p>0.962115</text:p>
          </table:table-cell>
          <table:table-cell office:value-type="float" office:value="0.966531" calcext:value-type="float">
            <text:p>0.966531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901679" calcext:value-type="float">
            <text:p>0.901679</text:p>
          </table:table-cell>
          <table:table-cell office:value-type="float" office:value="0.974257" calcext:value-type="float">
            <text:p>0.974257</text:p>
          </table:table-cell>
          <table:table-cell office:value-type="float" office:value="0.985142" calcext:value-type="float">
            <text:p>0.985142</text:p>
          </table:table-cell>
          <table:table-cell office:value-type="float" office:value="0.973523" calcext:value-type="float">
            <text:p>0.973523</text:p>
          </table:table-cell>
          <table:table-cell office:value-type="float" office:value="0.943638" calcext:value-type="float">
            <text:p>0.943638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39544" calcext:value-type="float">
            <text:p>0.939544</text:p>
          </table:table-cell>
          <table:table-cell office:value-type="float" office:value="0.968685" calcext:value-type="float">
            <text:p>0.968685</text:p>
          </table:table-cell>
          <table:table-cell office:value-type="float" office:value="0.951219" calcext:value-type="float">
            <text:p>0.951219</text:p>
          </table:table-cell>
          <table:table-cell office:value-type="float" office:value="0.963035" calcext:value-type="float">
            <text:p>0.963035</text:p>
          </table:table-cell>
          <table:table-cell office:value-type="float" office:value="0.982148" calcext:value-type="float">
            <text:p>0.982148</text:p>
          </table:table-cell>
          <table:table-cell office:value-type="float" office:value="0.980493" calcext:value-type="float">
            <text:p>0.980493</text:p>
          </table:table-cell>
          <table:table-cell office:value-type="float" office:value="0.973241" calcext:value-type="float">
            <text:p>0.973241</text:p>
          </table:table-cell>
          <table:table-cell office:value-type="float" office:value="0.974719" calcext:value-type="float">
            <text:p>0.974719</text:p>
          </table:table-cell>
          <table:table-cell office:value-type="float" office:value="0.991434" calcext:value-type="float">
            <text:p>0.991434</text:p>
          </table:table-cell>
          <table:table-cell table:formula="of:=([.B29]+[.D29]+[.F29]+[.H29]+[.J29]+[.L29]+[.N29]+[.P29]+[.R29]+[.T29])/10" office:value-type="float" office:value="0.9724866" calcext:value-type="float">
            <text:p>0.9724866</text:p>
          </table:table-cell>
          <table:table-cell table:formula="of:=([.C29]+[.E29]+[.G29]+[.I29]+[.K29]+[.M29]+[.O29]+[.Q29]+[.S29]+[.U29])/10" office:value-type="float" office:value="0.9621007" calcext:value-type="float">
            <text:p>0.9621007</text:p>
          </table:table-cell>
        </table:table-row>
        <table:table-row table:style-name="ro1">
          <table:table-cell/>
          <table:table-cell office:value-type="float" office:value="0.954082" calcext:value-type="float">
            <text:p>0.954082</text:p>
          </table:table-cell>
          <table:table-cell office:value-type="float" office:value="0.986355" calcext:value-type="float">
            <text:p>0.986355</text:p>
          </table:table-cell>
          <table:table-cell office:value-type="float" office:value="0.957709" calcext:value-type="float">
            <text:p>0.957709</text:p>
          </table:table-cell>
          <table:table-cell office:value-type="float" office:value="0.967858" calcext:value-type="float">
            <text:p>0.967858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903385" calcext:value-type="float">
            <text:p>0.903385</text:p>
          </table:table-cell>
          <table:table-cell office:value-type="float" office:value="0.974257" calcext:value-type="float">
            <text:p>0.974257</text:p>
          </table:table-cell>
          <table:table-cell office:value-type="float" office:value="0.985445" calcext:value-type="float">
            <text:p>0.985445</text:p>
          </table:table-cell>
          <table:table-cell office:value-type="float" office:value="0.971487" calcext:value-type="float">
            <text:p>0.971487</text:p>
          </table:table-cell>
          <table:table-cell office:value-type="float" office:value="0.945988" calcext:value-type="float">
            <text:p>0.945988</text:p>
          </table:table-cell>
          <table:table-cell office:value-type="float" office:value="0.976457" calcext:value-type="float">
            <text:p>0.976457</text:p>
          </table:table-cell>
          <table:table-cell office:value-type="float" office:value="0.941061" calcext:value-type="float">
            <text:p>0.941061</text:p>
          </table:table-cell>
          <table:table-cell office:value-type="float" office:value="0.963466" calcext:value-type="float">
            <text:p>0.963466</text:p>
          </table:table-cell>
          <table:table-cell office:value-type="float" office:value="0.955236" calcext:value-type="float">
            <text:p>0.955236</text:p>
          </table:table-cell>
          <table:table-cell office:value-type="float" office:value="0.960117" calcext:value-type="float">
            <text:p>0.960117</text:p>
          </table:table-cell>
          <table:table-cell office:value-type="float" office:value="0.986014" calcext:value-type="float">
            <text:p>0.986014</text:p>
          </table:table-cell>
          <table:table-cell office:value-type="float" office:value="0.978439" calcext:value-type="float">
            <text:p>0.978439</text:p>
          </table:table-cell>
          <table:table-cell office:value-type="float" office:value="0.973241" calcext:value-type="float">
            <text:p>0.973241</text:p>
          </table:table-cell>
          <table:table-cell office:value-type="float" office:value="0.974756" calcext:value-type="float">
            <text:p>0.974756</text:p>
          </table:table-cell>
          <table:table-cell office:value-type="float" office:value="0.991434" calcext:value-type="float">
            <text:p>0.991434</text:p>
          </table:table-cell>
          <table:table-cell table:formula="of:=([.B30]+[.D30]+[.F30]+[.H30]+[.J30]+[.L30]+[.N30]+[.P30]+[.R30]+[.T30])/10" office:value-type="float" office:value="0.9704956" calcext:value-type="float">
            <text:p>0.9704956</text:p>
          </table:table-cell>
          <table:table-cell table:formula="of:=([.C30]+[.E30]+[.G30]+[.I30]+[.K30]+[.M30]+[.O30]+[.Q30]+[.S30]+[.U30])/10" office:value-type="float" office:value="0.9636017" calcext:value-type="float">
            <text:p>0.9636017</text:p>
          </table:table-cell>
        </table:table-row>
        <table:table-row table:style-name="ro1">
          <table:table-cell/>
          <table:table-cell office:value-type="float" office:value="0.953061" calcext:value-type="float">
            <text:p>0.953061</text:p>
          </table:table-cell>
          <table:table-cell office:value-type="float" office:value="0.987681" calcext:value-type="float">
            <text:p>0.987681</text:p>
          </table:table-cell>
          <table:table-cell office:value-type="float" office:value="0.94978" calcext:value-type="float">
            <text:p>0.94978</text:p>
          </table:table-cell>
          <table:table-cell office:value-type="float" office:value="0.972065" calcext:value-type="float">
            <text:p>0.972065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905848" calcext:value-type="float">
            <text:p>0.905848</text:p>
          </table:table-cell>
          <table:table-cell office:value-type="float" office:value="0.971287" calcext:value-type="float">
            <text:p>0.971287</text:p>
          </table:table-cell>
          <table:table-cell office:value-type="float" office:value="0.98734" calcext:value-type="float">
            <text:p>0.98734</text:p>
          </table:table-cell>
          <table:table-cell office:value-type="float" office:value="0.965377" calcext:value-type="float">
            <text:p>0.965377</text:p>
          </table:table-cell>
          <table:table-cell office:value-type="float" office:value="0.951522" calcext:value-type="float">
            <text:p>0.951522</text:p>
          </table:table-cell>
          <table:table-cell office:value-type="float" office:value="0.977578" calcext:value-type="float">
            <text:p>0.977578</text:p>
          </table:table-cell>
          <table:table-cell office:value-type="float" office:value="0.942387" calcext:value-type="float">
            <text:p>0.942387</text:p>
          </table:table-cell>
          <table:table-cell office:value-type="float" office:value="0.961378" calcext:value-type="float">
            <text:p>0.961378</text:p>
          </table:table-cell>
          <table:table-cell office:value-type="float" office:value="0.955729" calcext:value-type="float">
            <text:p>0.955729</text:p>
          </table:table-cell>
          <table:table-cell office:value-type="float" office:value="0.959144" calcext:value-type="float">
            <text:p>0.959144</text:p>
          </table:table-cell>
          <table:table-cell office:value-type="float" office:value="0.987757" calcext:value-type="float">
            <text:p>0.987757</text:p>
          </table:table-cell>
          <table:table-cell office:value-type="float" office:value="0.978439" calcext:value-type="float">
            <text:p>0.978439</text:p>
          </table:table-cell>
          <table:table-cell office:value-type="float" office:value="0.97225" calcext:value-type="float">
            <text:p>0.97225</text:p>
          </table:table-cell>
          <table:table-cell office:value-type="float" office:value="0.977106" calcext:value-type="float">
            <text:p>0.977106</text:p>
          </table:table-cell>
          <table:table-cell office:value-type="float" office:value="0.991434" calcext:value-type="float">
            <text:p>0.991434</text:p>
          </table:table-cell>
          <table:table-cell table:formula="of:=([.B31]+[.D31]+[.F31]+[.H31]+[.J31]+[.L31]+[.N31]+[.P31]+[.R31]+[.T31])/10" office:value-type="float" office:value="0.9686367" calcext:value-type="float">
            <text:p>0.9686367</text:p>
          </table:table-cell>
          <table:table-cell table:formula="of:=([.C31]+[.E31]+[.G31]+[.I31]+[.K31]+[.M31]+[.O31]+[.Q31]+[.S31]+[.U31])/10" office:value-type="float" office:value="0.9654013" calcext:value-type="float">
            <text:p>0.9654013</text:p>
          </table:table-cell>
        </table:table-row>
        <table:table-row table:style-name="ro1">
          <table:table-cell/>
          <table:table-cell office:value-type="float" office:value="0.952041" calcext:value-type="float">
            <text:p>0.952041</text:p>
          </table:table-cell>
          <table:table-cell office:value-type="float" office:value="0.987795" calcext:value-type="float">
            <text:p>0.987795</text:p>
          </table:table-cell>
          <table:table-cell office:value-type="float" office:value="0.943612" calcext:value-type="float">
            <text:p>0.943612</text:p>
          </table:table-cell>
          <table:table-cell office:value-type="float" office:value="0.981162" calcext:value-type="float">
            <text:p>0.981162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905052" calcext:value-type="float">
            <text:p>0.905052</text:p>
          </table:table-cell>
          <table:table-cell office:value-type="float" office:value="0.971287" calcext:value-type="float">
            <text:p>0.971287</text:p>
          </table:table-cell>
          <table:table-cell office:value-type="float" office:value="0.988023" calcext:value-type="float">
            <text:p>0.988023</text:p>
          </table:table-cell>
          <table:table-cell office:value-type="float" office:value="0.96334" calcext:value-type="float">
            <text:p>0.96334</text:p>
          </table:table-cell>
          <table:table-cell office:value-type="float" office:value="0.953531" calcext:value-type="float">
            <text:p>0.953531</text:p>
          </table:table-cell>
          <table:table-cell office:value-type="float" office:value="0.974215" calcext:value-type="float">
            <text:p>0.974215</text:p>
          </table:table-cell>
          <table:table-cell office:value-type="float" office:value="0.947239" calcext:value-type="float">
            <text:p>0.947239</text:p>
          </table:table-cell>
          <table:table-cell office:value-type="float" office:value="0.957203" calcext:value-type="float">
            <text:p>0.957203</text:p>
          </table:table-cell>
          <table:table-cell office:value-type="float" office:value="0.959178" calcext:value-type="float">
            <text:p>0.959178</text:p>
          </table:table-cell>
          <table:table-cell office:value-type="float" office:value="0.959144" calcext:value-type="float">
            <text:p>0.959144</text:p>
          </table:table-cell>
          <table:table-cell office:value-type="float" office:value="0.988591" calcext:value-type="float">
            <text:p>0.988591</text:p>
          </table:table-cell>
          <table:table-cell office:value-type="float" office:value="0.979466" calcext:value-type="float">
            <text:p>0.979466</text:p>
          </table:table-cell>
          <table:table-cell office:value-type="float" office:value="0.971259" calcext:value-type="float">
            <text:p>0.971259</text:p>
          </table:table-cell>
          <table:table-cell office:value-type="float" office:value="0.977978" calcext:value-type="float">
            <text:p>0.977978</text:p>
          </table:table-cell>
          <table:table-cell office:value-type="float" office:value="0.991434" calcext:value-type="float">
            <text:p>0.991434</text:p>
          </table:table-cell>
          <table:table-cell table:formula="of:=([.B32]+[.D32]+[.F32]+[.H32]+[.J32]+[.L32]+[.N32]+[.P32]+[.R32]+[.T32])/10" office:value-type="float" office:value="0.9671503" calcext:value-type="float">
            <text:p>0.9671503</text:p>
          </table:table-cell>
          <table:table-cell table:formula="of:=([.C32]+[.E32]+[.G32]+[.I32]+[.K32]+[.M32]+[.O32]+[.Q32]+[.S32]+[.U32])/10" office:value-type="float" office:value="0.9673264" calcext:value-type="float">
            <text:p>0.9673264</text:p>
          </table:table-cell>
        </table:table-row>
        <table:table-row table:style-name="ro1">
          <table:table-cell/>
          <table:table-cell office:value-type="float" office:value="0.945918" calcext:value-type="float">
            <text:p>0.945918</text:p>
          </table:table-cell>
          <table:table-cell office:value-type="float" office:value="0.988136" calcext:value-type="float">
            <text:p>0.988136</text:p>
          </table:table-cell>
          <table:table-cell office:value-type="float" office:value="0.943612" calcext:value-type="float">
            <text:p>0.943612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909298" calcext:value-type="float">
            <text:p>0.909298</text:p>
          </table:table-cell>
          <table:table-cell office:value-type="float" office:value="0.970297" calcext:value-type="float">
            <text:p>0.970297</text:p>
          </table:table-cell>
          <table:table-cell office:value-type="float" office:value="0.988515" calcext:value-type="float">
            <text:p>0.988515</text:p>
          </table:table-cell>
          <table:table-cell office:value-type="float" office:value="0.962322" calcext:value-type="float">
            <text:p>0.962322</text:p>
          </table:table-cell>
          <table:table-cell office:value-type="float" office:value="0.953417" calcext:value-type="float">
            <text:p>0.953417</text:p>
          </table:table-cell>
          <table:table-cell office:value-type="float" office:value="0.973094" calcext:value-type="float">
            <text:p>0.973094</text:p>
          </table:table-cell>
          <table:table-cell office:value-type="float" office:value="0.948148" calcext:value-type="float">
            <text:p>0.948148</text:p>
          </table:table-cell>
          <table:table-cell office:value-type="float" office:value="0.957203" calcext:value-type="float">
            <text:p>0.957203</text:p>
          </table:table-cell>
          <table:table-cell office:value-type="float" office:value="0.961907" calcext:value-type="float">
            <text:p>0.961907</text:p>
          </table:table-cell>
          <table:table-cell office:value-type="float" office:value="0.957198" calcext:value-type="float">
            <text:p>0.957198</text:p>
          </table:table-cell>
          <table:table-cell office:value-type="float" office:value="0.989008" calcext:value-type="float">
            <text:p>0.989008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96333" calcext:value-type="float">
            <text:p>0.96333</text:p>
          </table:table-cell>
          <table:table-cell office:value-type="float" office:value="0.982223" calcext:value-type="float">
            <text:p>0.982223</text:p>
          </table:table-cell>
          <table:table-cell office:value-type="float" office:value="0.991434" calcext:value-type="float">
            <text:p>0.991434</text:p>
          </table:table-cell>
          <table:table-cell table:formula="of:=([.B33]+[.D33]+[.F33]+[.H33]+[.J33]+[.L33]+[.N33]+[.P33]+[.R33]+[.T33])/10" office:value-type="float" office:value="0.9659532" calcext:value-type="float">
            <text:p>0.9659532</text:p>
          </table:table-cell>
          <table:table-cell table:formula="of:=([.C33]+[.E33]+[.G33]+[.I33]+[.K33]+[.M33]+[.O33]+[.Q33]+[.S33]+[.U33])/10" office:value-type="float" office:value="0.9674279" calcext:value-type="float">
            <text:p>0.9674279</text:p>
          </table:table-cell>
        </table:table-row>
        <table:table-row table:style-name="ro1">
          <table:table-cell/>
          <table:table-cell office:value-type="float" office:value="0.942857" calcext:value-type="float">
            <text:p>0.942857</text:p>
          </table:table-cell>
          <table:table-cell office:value-type="float" office:value="0.988136" calcext:value-type="float">
            <text:p>0.988136</text:p>
          </table:table-cell>
          <table:table-cell office:value-type="float" office:value="0.943612" calcext:value-type="float">
            <text:p>0.943612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913277" calcext:value-type="float">
            <text:p>0.913277</text:p>
          </table:table-cell>
          <table:table-cell office:value-type="float" office:value="0.965347" calcext:value-type="float">
            <text:p>0.965347</text:p>
          </table:table-cell>
          <table:table-cell office:value-type="float" office:value="0.989766" calcext:value-type="float">
            <text:p>0.989766</text:p>
          </table:table-cell>
          <table:table-cell office:value-type="float" office:value="0.962322" calcext:value-type="float">
            <text:p>0.962322</text:p>
          </table:table-cell>
          <table:table-cell office:value-type="float" office:value="0.954365" calcext:value-type="float">
            <text:p>0.954365</text:p>
          </table:table-cell>
          <table:table-cell office:value-type="float" office:value="0.973094" calcext:value-type="float">
            <text:p>0.973094</text:p>
          </table:table-cell>
          <table:table-cell office:value-type="float" office:value="0.955009" calcext:value-type="float">
            <text:p>0.955009</text:p>
          </table:table-cell>
          <table:table-cell office:value-type="float" office:value="0.954071" calcext:value-type="float">
            <text:p>0.954071</text:p>
          </table:table-cell>
          <table:table-cell office:value-type="float" office:value="0.963689" calcext:value-type="float">
            <text:p>0.963689</text:p>
          </table:table-cell>
          <table:table-cell office:value-type="float" office:value="0.957198" calcext:value-type="float">
            <text:p>0.957198</text:p>
          </table:table-cell>
          <table:table-cell office:value-type="float" office:value="0.989084" calcext:value-type="float">
            <text:p>0.989084</text:p>
          </table:table-cell>
          <table:table-cell office:value-type="float" office:value="0.977413" calcext:value-type="float">
            <text:p>0.977413</text:p>
          </table:table-cell>
          <table:table-cell office:value-type="float" office:value="0.957384" calcext:value-type="float">
            <text:p>0.957384</text:p>
          </table:table-cell>
          <table:table-cell office:value-type="float" office:value="0.984839" calcext:value-type="float">
            <text:p>0.984839</text:p>
          </table:table-cell>
          <table:table-cell office:value-type="float" office:value="0.991434" calcext:value-type="float">
            <text:p>0.991434</text:p>
          </table:table-cell>
          <table:table-cell table:formula="of:=([.B34]+[.D34]+[.F34]+[.H34]+[.J34]+[.L34]+[.N34]+[.P34]+[.R34]+[.T34])/10" office:value-type="float" office:value="0.9652032" calcext:value-type="float">
            <text:p>0.9652032</text:p>
          </table:table-cell>
          <table:table-cell table:formula="of:=([.C34]+[.E34]+[.G34]+[.I34]+[.K34]+[.M34]+[.O34]+[.Q34]+[.S34]+[.U34])/10" office:value-type="float" office:value="0.968323" calcext:value-type="float">
            <text:p>0.968323</text:p>
          </table:table-cell>
        </table:table-row>
        <table:table-row table:style-name="ro1">
          <table:table-cell/>
          <table:table-cell office:value-type="float" office:value="0.938776" calcext:value-type="float">
            <text:p>0.938776</text:p>
          </table:table-cell>
          <table:table-cell office:value-type="float" office:value="0.988667" calcext:value-type="float">
            <text:p>0.988667</text:p>
          </table:table-cell>
          <table:table-cell office:value-type="float" office:value="0.943612" calcext:value-type="float">
            <text:p>0.943612</text:p>
          </table:table-cell>
          <table:table-cell office:value-type="float" office:value="0.981352" calcext:value-type="float">
            <text:p>0.981352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91214" calcext:value-type="float">
            <text:p>0.91214</text:p>
          </table:table-cell>
          <table:table-cell office:value-type="float" office:value="0.967327" calcext:value-type="float">
            <text:p>0.967327</text:p>
          </table:table-cell>
          <table:table-cell office:value-type="float" office:value="0.990297" calcext:value-type="float">
            <text:p>0.990297</text:p>
          </table:table-cell>
          <table:table-cell office:value-type="float" office:value="0.961303" calcext:value-type="float">
            <text:p>0.961303</text:p>
          </table:table-cell>
          <table:table-cell office:value-type="float" office:value="0.956032" calcext:value-type="float">
            <text:p>0.956032</text:p>
          </table:table-cell>
          <table:table-cell office:value-type="float" office:value="0.973094" calcext:value-type="float">
            <text:p>0.973094</text:p>
          </table:table-cell>
          <table:table-cell office:value-type="float" office:value="0.953796" calcext:value-type="float">
            <text:p>0.953796</text:p>
          </table:table-cell>
          <table:table-cell office:value-type="float" office:value="0.956159" calcext:value-type="float">
            <text:p>0.956159</text:p>
          </table:table-cell>
          <table:table-cell office:value-type="float" office:value="0.967062" calcext:value-type="float">
            <text:p>0.967062</text:p>
          </table:table-cell>
          <table:table-cell office:value-type="float" office:value="0.959144" calcext:value-type="float">
            <text:p>0.959144</text:p>
          </table:table-cell>
          <table:table-cell office:value-type="float" office:value="0.989273" calcext:value-type="float">
            <text:p>0.989273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957384" calcext:value-type="float">
            <text:p>0.957384</text:p>
          </table:table-cell>
          <table:table-cell office:value-type="float" office:value="0.985104" calcext:value-type="float">
            <text:p>0.985104</text:p>
          </table:table-cell>
          <table:table-cell office:value-type="float" office:value="0.991434" calcext:value-type="float">
            <text:p>0.991434</text:p>
          </table:table-cell>
          <table:table-cell table:formula="of:=([.B35]+[.D35]+[.F35]+[.H35]+[.J35]+[.L35]+[.N35]+[.P35]+[.R35]+[.T35])/10" office:value-type="float" office:value="0.9652184" calcext:value-type="float">
            <text:p>0.9652184</text:p>
          </table:table-cell>
          <table:table-cell table:formula="of:=([.C35]+[.E35]+[.G35]+[.I35]+[.K35]+[.M35]+[.O35]+[.Q35]+[.S35]+[.U35])/10" office:value-type="float" office:value="0.9687437" calcext:value-type="float">
            <text:p>0.9687437</text:p>
          </table:table-cell>
        </table:table-row>
        <table:table-row table:style-name="ro1">
          <table:table-cell/>
          <table:table-cell office:value-type="float" office:value="0.939796" calcext:value-type="float">
            <text:p>0.939796</text:p>
          </table:table-cell>
          <table:table-cell office:value-type="float" office:value="0.989235" calcext:value-type="float">
            <text:p>0.989235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0.981693" calcext:value-type="float">
            <text:p>0.981693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911231" calcext:value-type="float">
            <text:p>0.911231</text:p>
          </table:table-cell>
          <table:table-cell office:value-type="float" office:value="0.966337" calcext:value-type="float">
            <text:p>0.966337</text:p>
          </table:table-cell>
          <table:table-cell office:value-type="float" office:value="0.990638" calcext:value-type="float">
            <text:p>0.990638</text:p>
          </table:table-cell>
          <table:table-cell office:value-type="float" office:value="0.960285" calcext:value-type="float">
            <text:p>0.960285</text:p>
          </table:table-cell>
          <table:table-cell office:value-type="float" office:value="0.95554" calcext:value-type="float">
            <text:p>0.95554</text:p>
          </table:table-cell>
          <table:table-cell office:value-type="float" office:value="0.971973" calcext:value-type="float">
            <text:p>0.971973</text:p>
          </table:table-cell>
          <table:table-cell office:value-type="float" office:value="0.955691" calcext:value-type="float">
            <text:p>0.955691</text:p>
          </table:table-cell>
          <table:table-cell office:value-type="float" office:value="0.949896" calcext:value-type="float">
            <text:p>0.949896</text:p>
          </table:table-cell>
          <table:table-cell office:value-type="float" office:value="0.971156" calcext:value-type="float">
            <text:p>0.971156</text:p>
          </table:table-cell>
          <table:table-cell office:value-type="float" office:value="0.953307" calcext:value-type="float">
            <text:p>0.953307</text:p>
          </table:table-cell>
          <table:table-cell office:value-type="float" office:value="0.990221" calcext:value-type="float">
            <text:p>0.990221</text:p>
          </table:table-cell>
          <table:table-cell office:value-type="float" office:value="0.972279" calcext:value-type="float">
            <text:p>0.972279</text:p>
          </table:table-cell>
          <table:table-cell office:value-type="float" office:value="0.95441" calcext:value-type="float">
            <text:p>0.95441</text:p>
          </table:table-cell>
          <table:table-cell office:value-type="float" office:value="0.986393" calcext:value-type="float">
            <text:p>0.986393</text:p>
          </table:table-cell>
          <table:table-cell office:value-type="float" office:value="0.991434" calcext:value-type="float">
            <text:p>0.991434</text:p>
          </table:table-cell>
          <table:table-cell table:formula="of:=([.B36]+[.D36]+[.F36]+[.H36]+[.J36]+[.L36]+[.N36]+[.P36]+[.R36]+[.T36])/10" office:value-type="float" office:value="0.9634276" calcext:value-type="float">
            <text:p>0.9634276</text:p>
          </table:table-cell>
          <table:table-cell table:formula="of:=([.C36]+[.E36]+[.G36]+[.I36]+[.K36]+[.M36]+[.O36]+[.Q36]+[.S36]+[.U36])/10" office:value-type="float" office:value="0.9691249" calcext:value-type="float">
            <text:p>0.9691249</text:p>
          </table:table-cell>
        </table:table-row>
        <table:table-row table:style-name="ro1">
          <table:table-cell/>
          <table:table-cell office:value-type="float" office:value="0.939796" calcext:value-type="float">
            <text:p>0.939796</text:p>
          </table:table-cell>
          <table:table-cell office:value-type="float" office:value="0.989387" calcext:value-type="float">
            <text:p>0.989387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0.983209" calcext:value-type="float">
            <text:p>0.983209</text:p>
          </table:table-cell>
          <table:table-cell office:value-type="float" office:value="0.989341" calcext:value-type="float">
            <text:p>0.989341</text:p>
          </table:table-cell>
          <table:table-cell office:value-type="float" office:value="0.912595" calcext:value-type="float">
            <text:p>0.912595</text:p>
          </table:table-cell>
          <table:table-cell office:value-type="float" office:value="0.966337" calcext:value-type="float">
            <text:p>0.966337</text:p>
          </table:table-cell>
          <table:table-cell office:value-type="float" office:value="0.990903" calcext:value-type="float">
            <text:p>0.990903</text:p>
          </table:table-cell>
          <table:table-cell office:value-type="float" office:value="0.959267" calcext:value-type="float">
            <text:p>0.959267</text:p>
          </table:table-cell>
          <table:table-cell office:value-type="float" office:value="0.96077" calcext:value-type="float">
            <text:p>0.96077</text:p>
          </table:table-cell>
          <table:table-cell office:value-type="float" office:value="0.970852" calcext:value-type="float">
            <text:p>0.970852</text:p>
          </table:table-cell>
          <table:table-cell office:value-type="float" office:value="0.957965" calcext:value-type="float">
            <text:p>0.957965</text:p>
          </table:table-cell>
          <table:table-cell office:value-type="float" office:value="0.949896" calcext:value-type="float">
            <text:p>0.949896</text:p>
          </table:table-cell>
          <table:table-cell office:value-type="float" office:value="0.972027" calcext:value-type="float">
            <text:p>0.972027</text:p>
          </table:table-cell>
          <table:table-cell office:value-type="float" office:value="0.95428" calcext:value-type="float">
            <text:p>0.95428</text:p>
          </table:table-cell>
          <table:table-cell office:value-type="float" office:value="0.990638" calcext:value-type="float">
            <text:p>0.990638</text:p>
          </table:table-cell>
          <table:table-cell office:value-type="float" office:value="0.971253" calcext:value-type="float">
            <text:p>0.971253</text:p>
          </table:table-cell>
          <table:table-cell office:value-type="float" office:value="0.956392" calcext:value-type="float">
            <text:p>0.956392</text:p>
          </table:table-cell>
          <table:table-cell office:value-type="float" office:value="0.986734" calcext:value-type="float">
            <text:p>0.986734</text:p>
          </table:table-cell>
          <table:table-cell office:value-type="float" office:value="0.991434" calcext:value-type="float">
            <text:p>0.991434</text:p>
          </table:table-cell>
          <table:table-cell table:formula="of:=([.B37]+[.D37]+[.F37]+[.H37]+[.J37]+[.L37]+[.N37]+[.P37]+[.R37]+[.T37])/10" office:value-type="float" office:value="0.9630487" calcext:value-type="float">
            <text:p>0.9630487</text:p>
          </table:table-cell>
          <table:table-cell table:formula="of:=([.C37]+[.E37]+[.G37]+[.I37]+[.K37]+[.M37]+[.O37]+[.Q37]+[.S37]+[.U37])/10" office:value-type="float" office:value="0.970532" calcext:value-type="float">
            <text:p>0.970532</text:p>
          </table:table-cell>
        </table:table-row>
        <table:table-row table:style-name="ro1">
          <table:table-cell/>
          <table:table-cell office:value-type="float" office:value="0.938776" calcext:value-type="float">
            <text:p>0.938776</text:p>
          </table:table-cell>
          <table:table-cell office:value-type="float" office:value="0.989615" calcext:value-type="float">
            <text:p>0.989615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0.984611" calcext:value-type="float">
            <text:p>0.984611</text:p>
          </table:table-cell>
          <table:table-cell office:value-type="float" office:value="0.988372" calcext:value-type="float">
            <text:p>0.988372</text:p>
          </table:table-cell>
          <table:table-cell office:value-type="float" office:value="0.913467" calcext:value-type="float">
            <text:p>0.913467</text:p>
          </table:table-cell>
          <table:table-cell office:value-type="float" office:value="0.963366" calcext:value-type="float">
            <text:p>0.963366</text:p>
          </table:table-cell>
          <table:table-cell office:value-type="float" office:value="0.991093" calcext:value-type="float">
            <text:p>0.991093</text:p>
          </table:table-cell>
          <table:table-cell office:value-type="float" office:value="0.958248" calcext:value-type="float">
            <text:p>0.958248</text:p>
          </table:table-cell>
          <table:table-cell office:value-type="float" office:value="0.96149" calcext:value-type="float">
            <text:p>0.96149</text:p>
          </table:table-cell>
          <table:table-cell office:value-type="float" office:value="0.96861" calcext:value-type="float">
            <text:p>0.96861</text:p>
          </table:table-cell>
          <table:table-cell office:value-type="float" office:value="0.959254" calcext:value-type="float">
            <text:p>0.959254</text:p>
          </table:table-cell>
          <table:table-cell office:value-type="float" office:value="0.94572" calcext:value-type="float">
            <text:p>0.94572</text:p>
          </table:table-cell>
          <table:table-cell office:value-type="float" office:value="0.974832" calcext:value-type="float">
            <text:p>0.974832</text:p>
          </table:table-cell>
          <table:table-cell office:value-type="float" office:value="0.945525" calcext:value-type="float">
            <text:p>0.945525</text:p>
          </table:table-cell>
          <table:table-cell office:value-type="float" office:value="0.992609" calcext:value-type="float">
            <text:p>0.992609</text:p>
          </table:table-cell>
          <table:table-cell office:value-type="float" office:value="0.971253" calcext:value-type="float">
            <text:p>0.971253</text:p>
          </table:table-cell>
          <table:table-cell office:value-type="float" office:value="0.953419" calcext:value-type="float">
            <text:p>0.953419</text:p>
          </table:table-cell>
          <table:table-cell office:value-type="float" office:value="0.987265" calcext:value-type="float">
            <text:p>0.987265</text:p>
          </table:table-cell>
          <table:table-cell office:value-type="float" office:value="0.991434" calcext:value-type="float">
            <text:p>0.991434</text:p>
          </table:table-cell>
          <table:table-cell table:formula="of:=([.B38]+[.D38]+[.F38]+[.H38]+[.J38]+[.L38]+[.N38]+[.P38]+[.R38]+[.T38])/10" office:value-type="float" office:value="0.9609866" calcext:value-type="float">
            <text:p>0.9609866</text:p>
          </table:table-cell>
          <table:table-cell table:formula="of:=([.C38]+[.E38]+[.G38]+[.I38]+[.K38]+[.M38]+[.O38]+[.Q38]+[.S38]+[.U38])/10" office:value-type="float" office:value="0.9711824" calcext:value-type="float">
            <text:p>0.9711824</text:p>
          </table:table-cell>
        </table:table-row>
        <table:table-row table:style-name="ro1">
          <table:table-cell/>
          <table:table-cell office:value-type="float" office:value="0.935714" calcext:value-type="float">
            <text:p>0.935714</text:p>
          </table:table-cell>
          <table:table-cell office:value-type="float" office:value="0.990183" calcext:value-type="float">
            <text:p>0.990183</text:p>
          </table:table-cell>
          <table:table-cell office:value-type="float" office:value="0.940969" calcext:value-type="float">
            <text:p>0.940969</text:p>
          </table:table-cell>
          <table:table-cell office:value-type="float" office:value="0.985142" calcext:value-type="float">
            <text:p>0.985142</text:p>
          </table:table-cell>
          <table:table-cell office:value-type="float" office:value="0.987403" calcext:value-type="float">
            <text:p>0.987403</text:p>
          </table:table-cell>
          <table:table-cell office:value-type="float" office:value="0.912254" calcext:value-type="float">
            <text:p>0.912254</text:p>
          </table:table-cell>
          <table:table-cell office:value-type="float" office:value="0.962376" calcext:value-type="float">
            <text:p>0.962376</text:p>
          </table:table-cell>
          <table:table-cell office:value-type="float" office:value="0.991813" calcext:value-type="float">
            <text:p>0.991813</text:p>
          </table:table-cell>
          <table:table-cell office:value-type="float" office:value="0.955193" calcext:value-type="float">
            <text:p>0.955193</text:p>
          </table:table-cell>
          <table:table-cell office:value-type="float" office:value="0.96475" calcext:value-type="float">
            <text:p>0.96475</text:p>
          </table:table-cell>
          <table:table-cell office:value-type="float" office:value="0.965247" calcext:value-type="float">
            <text:p>0.965247</text:p>
          </table:table-cell>
          <table:table-cell office:value-type="float" office:value="0.961642" calcext:value-type="float">
            <text:p>0.961642</text:p>
          </table:table-cell>
          <table:table-cell office:value-type="float" office:value="0.941545" calcext:value-type="float">
            <text:p>0.941545</text:p>
          </table:table-cell>
          <table:table-cell office:value-type="float" office:value="0.973354" calcext:value-type="float">
            <text:p>0.973354</text:p>
          </table:table-cell>
          <table:table-cell office:value-type="float" office:value="0.942607" calcext:value-type="float">
            <text:p>0.942607</text:p>
          </table:table-cell>
          <table:table-cell office:value-type="float" office:value="0.992268" calcext:value-type="float">
            <text:p>0.992268</text:p>
          </table:table-cell>
          <table:table-cell office:value-type="float" office:value="0.970226" calcext:value-type="float">
            <text:p>0.970226</text:p>
          </table:table-cell>
          <table:table-cell office:value-type="float" office:value="0.953419" calcext:value-type="float">
            <text:p>0.953419</text:p>
          </table:table-cell>
          <table:table-cell office:value-type="float" office:value="0.988781" calcext:value-type="float">
            <text:p>0.988781</text:p>
          </table:table-cell>
          <table:table-cell office:value-type="float" office:value="0.991434" calcext:value-type="float">
            <text:p>0.991434</text:p>
          </table:table-cell>
          <table:table-cell table:formula="of:=([.B39]+[.D39]+[.F39]+[.H39]+[.J39]+[.L39]+[.N39]+[.P39]+[.R39]+[.T39])/10" office:value-type="float" office:value="0.9590061" calcext:value-type="float">
            <text:p>0.9590061</text:p>
          </table:table-cell>
          <table:table-cell table:formula="of:=([.C39]+[.E39]+[.G39]+[.I39]+[.K39]+[.M39]+[.O39]+[.Q39]+[.S39]+[.U39])/10" office:value-type="float" office:value="0.9716259" calcext:value-type="float">
            <text:p>0.9716259</text:p>
          </table:table-cell>
        </table:table-row>
        <table:table-row table:style-name="ro1">
          <table:table-cell/>
          <table:table-cell office:value-type="float" office:value="0.934694" calcext:value-type="float">
            <text:p>0.934694</text:p>
          </table:table-cell>
          <table:table-cell office:value-type="float" office:value="0.990297" calcext:value-type="float">
            <text:p>0.990297</text:p>
          </table:table-cell>
          <table:table-cell office:value-type="float" office:value="0.94185" calcext:value-type="float">
            <text:p>0.94185</text:p>
          </table:table-cell>
          <table:table-cell office:value-type="float" office:value="0.986317" calcext:value-type="float">
            <text:p>0.986317</text:p>
          </table:table-cell>
          <table:table-cell office:value-type="float" office:value="0.985465" calcext:value-type="float">
            <text:p>0.985465</text:p>
          </table:table-cell>
          <table:table-cell office:value-type="float" office:value="0.915286" calcext:value-type="float">
            <text:p>0.915286</text:p>
          </table:table-cell>
          <table:table-cell office:value-type="float" office:value="0.961386" calcext:value-type="float">
            <text:p>0.961386</text:p>
          </table:table-cell>
          <table:table-cell office:value-type="float" office:value="0.992685" calcext:value-type="float">
            <text:p>0.992685</text:p>
          </table:table-cell>
          <table:table-cell office:value-type="float" office:value="0.955193" calcext:value-type="float">
            <text:p>0.955193</text:p>
          </table:table-cell>
          <table:table-cell office:value-type="float" office:value="0.964106" calcext:value-type="float">
            <text:p>0.964106</text:p>
          </table:table-cell>
          <table:table-cell office:value-type="float" office:value="0.965247" calcext:value-type="float">
            <text:p>0.965247</text:p>
          </table:table-cell>
          <table:table-cell office:value-type="float" office:value="0.960998" calcext:value-type="float">
            <text:p>0.960998</text:p>
          </table:table-cell>
          <table:table-cell office:value-type="float" office:value="0.940501" calcext:value-type="float">
            <text:p>0.940501</text:p>
          </table:table-cell>
          <table:table-cell office:value-type="float" office:value="0.974112" calcext:value-type="float">
            <text:p>0.974112</text:p>
          </table:table-cell>
          <table:table-cell office:value-type="float" office:value="0.939689" calcext:value-type="float">
            <text:p>0.939689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68172" calcext:value-type="float">
            <text:p>0.968172</text:p>
          </table:table-cell>
          <table:table-cell office:value-type="float" office:value="0.953419" calcext:value-type="float">
            <text:p>0.953419</text:p>
          </table:table-cell>
          <table:table-cell office:value-type="float" office:value="0.990335" calcext:value-type="float">
            <text:p>0.990335</text:p>
          </table:table-cell>
          <table:table-cell office:value-type="float" office:value="0.991434" calcext:value-type="float">
            <text:p>0.991434</text:p>
          </table:table-cell>
          <table:table-cell table:formula="of:=([.B40]+[.D40]+[.F40]+[.H40]+[.J40]+[.L40]+[.N40]+[.P40]+[.R40]+[.T40])/10" office:value-type="float" office:value="0.9582532" calcext:value-type="float">
            <text:p>0.9582532</text:p>
          </table:table-cell>
          <table:table-cell table:formula="of:=([.C40]+[.E40]+[.G40]+[.I40]+[.K40]+[.M40]+[.O40]+[.Q40]+[.S40]+[.U40])/10" office:value-type="float" office:value="0.972149" calcext:value-type="float">
            <text:p>0.972149</text:p>
          </table:table-cell>
        </table:table-row>
        <table:table-row table:style-name="ro1">
          <table:table-cell/>
          <table:table-cell office:value-type="float" office:value="0.931633" calcext:value-type="float">
            <text:p>0.931633</text:p>
          </table:table-cell>
          <table:table-cell office:value-type="float" office:value="0.990259" calcext:value-type="float">
            <text:p>0.990259</text:p>
          </table:table-cell>
          <table:table-cell office:value-type="float" office:value="0.938326" calcext:value-type="float">
            <text:p>0.938326</text:p>
          </table:table-cell>
          <table:table-cell office:value-type="float" office:value="0.988174" calcext:value-type="float">
            <text:p>0.988174</text:p>
          </table:table-cell>
          <table:table-cell office:value-type="float" office:value="0.984496" calcext:value-type="float">
            <text:p>0.984496</text:p>
          </table:table-cell>
          <table:table-cell office:value-type="float" office:value="0.920782" calcext:value-type="float">
            <text:p>0.920782</text:p>
          </table:table-cell>
          <table:table-cell office:value-type="float" office:value="0.963366" calcext:value-type="float">
            <text:p>0.963366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956212" calcext:value-type="float">
            <text:p>0.956212</text:p>
          </table:table-cell>
          <table:table-cell office:value-type="float" office:value="0.966721" calcext:value-type="float">
            <text:p>0.966721</text:p>
          </table:table-cell>
          <table:table-cell office:value-type="float" office:value="0.963004" calcext:value-type="float">
            <text:p>0.963004</text:p>
          </table:table-cell>
          <table:table-cell office:value-type="float" office:value="0.962324" calcext:value-type="float">
            <text:p>0.962324</text:p>
          </table:table-cell>
          <table:table-cell office:value-type="float" office:value="0.93737" calcext:value-type="float">
            <text:p>0.93737</text:p>
          </table:table-cell>
          <table:table-cell office:value-type="float" office:value="0.974036" calcext:value-type="float">
            <text:p>0.974036</text:p>
          </table:table-cell>
          <table:table-cell office:value-type="float" office:value="0.942607" calcext:value-type="float">
            <text:p>0.942607</text:p>
          </table:table-cell>
          <table:table-cell office:value-type="float" office:value="0.99314" calcext:value-type="float">
            <text:p>0.99314</text:p>
          </table:table-cell>
          <table:table-cell office:value-type="float" office:value="0.968172" calcext:value-type="float">
            <text:p>0.968172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90676" calcext:value-type="float">
            <text:p>0.990676</text:p>
          </table:table-cell>
          <table:table-cell office:value-type="float" office:value="0.991434" calcext:value-type="float">
            <text:p>0.991434</text:p>
          </table:table-cell>
          <table:table-cell table:formula="of:=([.B41]+[.D41]+[.F41]+[.H41]+[.J41]+[.L41]+[.N41]+[.P41]+[.R41]+[.T41])/10" office:value-type="float" office:value="0.9575862" calcext:value-type="float">
            <text:p>0.9575862</text:p>
          </table:table-cell>
          <table:table-cell table:formula="of:=([.C41]+[.E41]+[.G41]+[.I41]+[.K41]+[.M41]+[.O41]+[.Q41]+[.S41]+[.U41])/10" office:value-type="float" office:value="0.9724017" calcext:value-type="float">
            <text:p>0.9724017</text:p>
          </table:table-cell>
        </table:table-row>
        <table:table-row table:style-name="ro1">
          <table:table-cell/>
          <table:table-cell office:value-type="float" office:value="0.931633" calcext:value-type="float">
            <text:p>0.931633</text:p>
          </table:table-cell>
          <table:table-cell office:value-type="float" office:value="0.990107" calcext:value-type="float">
            <text:p>0.990107</text:p>
          </table:table-cell>
          <table:table-cell office:value-type="float" office:value="0.937445" calcext:value-type="float">
            <text:p>0.937445</text:p>
          </table:table-cell>
          <table:table-cell office:value-type="float" office:value="0.990221" calcext:value-type="float">
            <text:p>0.990221</text:p>
          </table:table-cell>
          <table:table-cell office:value-type="float" office:value="0.983527" calcext:value-type="float">
            <text:p>0.983527</text:p>
          </table:table-cell>
          <table:table-cell office:value-type="float" office:value="0.923094" calcext:value-type="float">
            <text:p>0.923094</text:p>
          </table:table-cell>
          <table:table-cell office:value-type="float" office:value="0.960396" calcext:value-type="float">
            <text:p>0.960396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55193" calcext:value-type="float">
            <text:p>0.955193</text:p>
          </table:table-cell>
          <table:table-cell office:value-type="float" office:value="0.967631" calcext:value-type="float">
            <text:p>0.967631</text:p>
          </table:table-cell>
          <table:table-cell office:value-type="float" office:value="0.964126" calcext:value-type="float">
            <text:p>0.964126</text:p>
          </table:table-cell>
          <table:table-cell office:value-type="float" office:value="0.963272" calcext:value-type="float">
            <text:p>0.963272</text:p>
          </table:table-cell>
          <table:table-cell office:value-type="float" office:value="0.938413" calcext:value-type="float">
            <text:p>0.938413</text:p>
          </table:table-cell>
          <table:table-cell office:value-type="float" office:value="0.975856" calcext:value-type="float">
            <text:p>0.975856</text:p>
          </table:table-cell>
          <table:table-cell office:value-type="float" office:value="0.942607" calcext:value-type="float">
            <text:p>0.942607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963039" calcext:value-type="float">
            <text:p>0.963039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91472" calcext:value-type="float">
            <text:p>0.991472</text:p>
          </table:table-cell>
          <table:table-cell office:value-type="float" office:value="0.991434" calcext:value-type="float">
            <text:p>0.991434</text:p>
          </table:table-cell>
          <table:table-cell table:formula="of:=([.B42]+[.D42]+[.F42]+[.H42]+[.J42]+[.L42]+[.N42]+[.P42]+[.R42]+[.T42])/10" office:value-type="float" office:value="0.9567851" calcext:value-type="float">
            <text:p>0.9567851</text:p>
          </table:table-cell>
          <table:table-cell table:formula="of:=([.C42]+[.E42]+[.G42]+[.I42]+[.K42]+[.M42]+[.O42]+[.Q42]+[.S42]+[.U42])/10" office:value-type="float" office:value="0.9732773" calcext:value-type="float">
            <text:p>0.9732773</text:p>
          </table:table-cell>
        </table:table-row>
        <table:table-row table:style-name="ro1">
          <table:table-cell/>
          <table:table-cell office:value-type="float" office:value="0.926531" calcext:value-type="float">
            <text:p>0.926531</text:p>
          </table:table-cell>
          <table:table-cell office:value-type="float" office:value="0.991282" calcext:value-type="float">
            <text:p>0.991282</text:p>
          </table:table-cell>
          <table:table-cell office:value-type="float" office:value="0.936564" calcext:value-type="float">
            <text:p>0.936564</text:p>
          </table:table-cell>
          <table:table-cell office:value-type="float" office:value="0.990448" calcext:value-type="float">
            <text:p>0.990448</text:p>
          </table:table-cell>
          <table:table-cell office:value-type="float" office:value="0.983527" calcext:value-type="float">
            <text:p>0.983527</text:p>
          </table:table-cell>
          <table:table-cell office:value-type="float" office:value="0.925748" calcext:value-type="float">
            <text:p>0.925748</text:p>
          </table:table-cell>
          <table:table-cell office:value-type="float" office:value="0.959406" calcext:value-type="float">
            <text:p>0.959406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952138" calcext:value-type="float">
            <text:p>0.952138</text:p>
          </table:table-cell>
          <table:table-cell office:value-type="float" office:value="0.969374" calcext:value-type="float">
            <text:p>0.969374</text:p>
          </table:table-cell>
          <table:table-cell office:value-type="float" office:value="0.959641" calcext:value-type="float">
            <text:p>0.959641</text:p>
          </table:table-cell>
          <table:table-cell office:value-type="float" office:value="0.964295" calcext:value-type="float">
            <text:p>0.964295</text:p>
          </table:table-cell>
          <table:table-cell office:value-type="float" office:value="0.935282" calcext:value-type="float">
            <text:p>0.935282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40661" calcext:value-type="float">
            <text:p>0.940661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963039" calcext:value-type="float">
            <text:p>0.963039</text:p>
          </table:table-cell>
          <table:table-cell office:value-type="float" office:value="0.943508" calcext:value-type="float">
            <text:p>0.943508</text:p>
          </table:table-cell>
          <table:table-cell office:value-type="float" office:value="0.991244" calcext:value-type="float">
            <text:p>0.991244</text:p>
          </table:table-cell>
          <table:table-cell office:value-type="float" office:value="0.991434" calcext:value-type="float">
            <text:p>0.991434</text:p>
          </table:table-cell>
          <table:table-cell table:formula="of:=([.B43]+[.D43]+[.F43]+[.H43]+[.J43]+[.L43]+[.N43]+[.P43]+[.R43]+[.T43])/10" office:value-type="float" office:value="0.9548033" calcext:value-type="float">
            <text:p>0.9548033</text:p>
          </table:table-cell>
          <table:table-cell table:formula="of:=([.C43]+[.E43]+[.G43]+[.I43]+[.K43]+[.M43]+[.O43]+[.Q43]+[.S43]+[.U43])/10" office:value-type="float" office:value="0.9740271" calcext:value-type="float">
            <text:p>0.9740271</text:p>
          </table:table-cell>
        </table:table-row>
        <table:table-row table:style-name="ro1">
          <table:table-cell/>
          <table:table-cell office:value-type="float" office:value="0.923469" calcext:value-type="float">
            <text:p>0.923469</text:p>
          </table:table-cell>
          <table:table-cell office:value-type="float" office:value="0.991851" calcext:value-type="float">
            <text:p>0.991851</text:p>
          </table:table-cell>
          <table:table-cell office:value-type="float" office:value="0.936564" calcext:value-type="float">
            <text:p>0.936564</text:p>
          </table:table-cell>
          <table:table-cell office:value-type="float" office:value="0.990259" calcext:value-type="float">
            <text:p>0.990259</text:p>
          </table:table-cell>
          <table:table-cell office:value-type="float" office:value="0.983527" calcext:value-type="float">
            <text:p>0.983527</text:p>
          </table:table-cell>
          <table:table-cell office:value-type="float" office:value="0.932343" calcext:value-type="float">
            <text:p>0.932343</text:p>
          </table:table-cell>
          <table:table-cell office:value-type="float" office:value="0.957426" calcext:value-type="float">
            <text:p>0.957426</text:p>
          </table:table-cell>
          <table:table-cell office:value-type="float" office:value="0.994011" calcext:value-type="float">
            <text:p>0.994011</text:p>
          </table:table-cell>
          <table:table-cell office:value-type="float" office:value="0.952138" calcext:value-type="float">
            <text:p>0.952138</text:p>
          </table:table-cell>
          <table:table-cell office:value-type="float" office:value="0.970094" calcext:value-type="float">
            <text:p>0.970094</text:p>
          </table:table-cell>
          <table:table-cell office:value-type="float" office:value="0.959641" calcext:value-type="float">
            <text:p>0.959641</text:p>
          </table:table-cell>
          <table:table-cell office:value-type="float" office:value="0.966607" calcext:value-type="float">
            <text:p>0.966607</text:p>
          </table:table-cell>
          <table:table-cell office:value-type="float" office:value="0.93215" calcext:value-type="float">
            <text:p>0.93215</text:p>
          </table:table-cell>
          <table:table-cell office:value-type="float" office:value="0.976993" calcext:value-type="float">
            <text:p>0.976993</text:p>
          </table:table-cell>
          <table:table-cell office:value-type="float" office:value="0.94358" calcext:value-type="float">
            <text:p>0.94358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960986" calcext:value-type="float">
            <text:p>0.960986</text:p>
          </table:table-cell>
          <table:table-cell office:value-type="float" office:value="0.941526" calcext:value-type="float">
            <text:p>0.941526</text:p>
          </table:table-cell>
          <table:table-cell office:value-type="float" office:value="0.991623" calcext:value-type="float">
            <text:p>0.991623</text:p>
          </table:table-cell>
          <table:table-cell office:value-type="float" office:value="0.991434" calcext:value-type="float">
            <text:p>0.991434</text:p>
          </table:table-cell>
          <table:table-cell table:formula="of:=([.B44]+[.D44]+[.F44]+[.H44]+[.J44]+[.L44]+[.N44]+[.P44]+[.R44]+[.T44])/10" office:value-type="float" office:value="0.9541104" calcext:value-type="float">
            <text:p>0.9541104</text:p>
          </table:table-cell>
          <table:table-cell table:formula="of:=([.C44]+[.E44]+[.G44]+[.I44]+[.K44]+[.M44]+[.O44]+[.Q44]+[.S44]+[.U44])/10" office:value-type="float" office:value="0.9748978" calcext:value-type="float">
            <text:p>0.9748978</text:p>
          </table:table-cell>
        </table:table-row>
        <table:table-row table:style-name="ro1">
          <table:table-cell/>
          <table:table-cell office:value-type="float" office:value="0.92449" calcext:value-type="float">
            <text:p>0.92449</text:p>
          </table:table-cell>
          <table:table-cell office:value-type="float" office:value="0.991889" calcext:value-type="float">
            <text:p>0.991889</text:p>
          </table:table-cell>
          <table:table-cell office:value-type="float" office:value="0.936564" calcext:value-type="float">
            <text:p>0.936564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81589" calcext:value-type="float">
            <text:p>0.981589</text:p>
          </table:table-cell>
          <table:table-cell office:value-type="float" office:value="0.935982" calcext:value-type="float">
            <text:p>0.935982</text:p>
          </table:table-cell>
          <table:table-cell office:value-type="float" office:value="0.957426" calcext:value-type="float">
            <text:p>0.957426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950102" calcext:value-type="float">
            <text:p>0.950102</text:p>
          </table:table-cell>
          <table:table-cell office:value-type="float" office:value="0.969564" calcext:value-type="float">
            <text:p>0.969564</text:p>
          </table:table-cell>
          <table:table-cell office:value-type="float" office:value="0.959641" calcext:value-type="float">
            <text:p>0.959641</text:p>
          </table:table-cell>
          <table:table-cell office:value-type="float" office:value="0.967744" calcext:value-type="float">
            <text:p>0.967744</text:p>
          </table:table-cell>
          <table:table-cell office:value-type="float" office:value="0.930063" calcext:value-type="float">
            <text:p>0.930063</text:p>
          </table:table-cell>
          <table:table-cell office:value-type="float" office:value="0.977751" calcext:value-type="float">
            <text:p>0.977751</text:p>
          </table:table-cell>
          <table:table-cell office:value-type="float" office:value="0.94358" calcext:value-type="float">
            <text:p>0.94358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962012" calcext:value-type="float">
            <text:p>0.962012</text:p>
          </table:table-cell>
          <table:table-cell office:value-type="float" office:value="0.940535" calcext:value-type="float">
            <text:p>0.940535</text:p>
          </table:table-cell>
          <table:table-cell office:value-type="float" office:value="0.99223" calcext:value-type="float">
            <text:p>0.99223</text:p>
          </table:table-cell>
          <table:table-cell office:value-type="float" office:value="0.991434" calcext:value-type="float">
            <text:p>0.991434</text:p>
          </table:table-cell>
          <table:table-cell table:formula="of:=([.B45]+[.D45]+[.F45]+[.H45]+[.J45]+[.L45]+[.N45]+[.P45]+[.R45]+[.T45])/10" office:value-type="float" office:value="0.9537697" calcext:value-type="float">
            <text:p>0.9537697</text:p>
          </table:table-cell>
          <table:table-cell table:formula="of:=([.C45]+[.E45]+[.G45]+[.I45]+[.K45]+[.M45]+[.O45]+[.Q45]+[.S45]+[.U45])/10" office:value-type="float" office:value="0.9753522" calcext:value-type="float">
            <text:p>0.9753522</text:p>
          </table:table-cell>
        </table:table-row>
        <table:table-row table:style-name="ro1">
          <table:table-cell/>
          <table:table-cell office:value-type="float" office:value="0.922449" calcext:value-type="float">
            <text:p>0.922449</text:p>
          </table:table-cell>
          <table:table-cell office:value-type="float" office:value="0.991965" calcext:value-type="float">
            <text:p>0.991965</text:p>
          </table:table-cell>
          <table:table-cell office:value-type="float" office:value="0.937445" calcext:value-type="float">
            <text:p>0.937445</text:p>
          </table:table-cell>
          <table:table-cell office:value-type="float" office:value="0.992723" calcext:value-type="float">
            <text:p>0.992723</text:p>
          </table:table-cell>
          <table:table-cell office:value-type="float" office:value="0.981589" calcext:value-type="float">
            <text:p>0.981589</text:p>
          </table:table-cell>
          <table:table-cell office:value-type="float" office:value="0.938256" calcext:value-type="float">
            <text:p>0.938256</text:p>
          </table:table-cell>
          <table:table-cell office:value-type="float" office:value="0.958416" calcext:value-type="float">
            <text:p>0.958416</text:p>
          </table:table-cell>
          <table:table-cell office:value-type="float" office:value="0.994277" calcext:value-type="float">
            <text:p>0.994277</text:p>
          </table:table-cell>
          <table:table-cell office:value-type="float" office:value="0.950102" calcext:value-type="float">
            <text:p>0.950102</text:p>
          </table:table-cell>
          <table:table-cell office:value-type="float" office:value="0.971004" calcext:value-type="float">
            <text:p>0.971004</text:p>
          </table:table-cell>
          <table:table-cell office:value-type="float" office:value="0.961883" calcext:value-type="float">
            <text:p>0.961883</text:p>
          </table:table-cell>
          <table:table-cell office:value-type="float" office:value="0.967972" calcext:value-type="float">
            <text:p>0.967972</text:p>
          </table:table-cell>
          <table:table-cell office:value-type="float" office:value="0.930063" calcext:value-type="float">
            <text:p>0.930063</text:p>
          </table:table-cell>
          <table:table-cell office:value-type="float" office:value="0.977523" calcext:value-type="float">
            <text:p>0.977523</text:p>
          </table:table-cell>
          <table:table-cell office:value-type="float" office:value="0.940661" calcext:value-type="float">
            <text:p>0.940661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963039" calcext:value-type="float">
            <text:p>0.963039</text:p>
          </table:table-cell>
          <table:table-cell office:value-type="float" office:value="0.937562" calcext:value-type="float">
            <text:p>0.937562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91434" calcext:value-type="float">
            <text:p>0.991434</text:p>
          </table:table-cell>
          <table:table-cell table:formula="of:=([.B46]+[.D46]+[.F46]+[.H46]+[.J46]+[.L46]+[.N46]+[.P46]+[.R46]+[.T46])/10" office:value-type="float" office:value="0.9538066" calcext:value-type="float">
            <text:p>0.9538066</text:p>
          </table:table-cell>
          <table:table-cell table:formula="of:=([.C46]+[.E46]+[.G46]+[.I46]+[.K46]+[.M46]+[.O46]+[.Q46]+[.S46]+[.U46])/10" office:value-type="float" office:value="0.9756651" calcext:value-type="float">
            <text:p>0.9756651</text:p>
          </table:table-cell>
        </table:table-row>
        <table:table-row table:style-name="ro1">
          <table:table-cell/>
          <table:table-cell office:value-type="float" office:value="0.916327" calcext:value-type="float">
            <text:p>0.916327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935683" calcext:value-type="float">
            <text:p>0.935683</text:p>
          </table:table-cell>
          <table:table-cell office:value-type="float" office:value="0.993632" calcext:value-type="float">
            <text:p>0.993632</text:p>
          </table:table-cell>
          <table:table-cell office:value-type="float" office:value="0.98062" calcext:value-type="float">
            <text:p>0.98062</text:p>
          </table:table-cell>
          <table:table-cell office:value-type="float" office:value="0.939582" calcext:value-type="float">
            <text:p>0.939582</text:p>
          </table:table-cell>
          <table:table-cell office:value-type="float" office:value="0.957426" calcext:value-type="float">
            <text:p>0.957426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949084" calcext:value-type="float">
            <text:p>0.949084</text:p>
          </table:table-cell>
          <table:table-cell office:value-type="float" office:value="0.971876" calcext:value-type="float">
            <text:p>0.971876</text:p>
          </table:table-cell>
          <table:table-cell office:value-type="float" office:value="0.961883" calcext:value-type="float">
            <text:p>0.961883</text:p>
          </table:table-cell>
          <table:table-cell office:value-type="float" office:value="0.966607" calcext:value-type="float">
            <text:p>0.966607</text:p>
          </table:table-cell>
          <table:table-cell office:value-type="float" office:value="0.927975" calcext:value-type="float">
            <text:p>0.927975</text:p>
          </table:table-cell>
          <table:table-cell office:value-type="float" office:value="0.978092" calcext:value-type="float">
            <text:p>0.978092</text:p>
          </table:table-cell>
          <table:table-cell office:value-type="float" office:value="0.939689" calcext:value-type="float">
            <text:p>0.939689</text:p>
          </table:table-cell>
          <table:table-cell office:value-type="float" office:value="0.994542" calcext:value-type="float">
            <text:p>0.994542</text:p>
          </table:table-cell>
          <table:table-cell office:value-type="float" office:value="0.963039" calcext:value-type="float">
            <text:p>0.963039</text:p>
          </table:table-cell>
          <table:table-cell office:value-type="float" office:value="0.93558" calcext:value-type="float">
            <text:p>0.93558</text:p>
          </table:table-cell>
          <table:table-cell office:value-type="float" office:value="0.992533" calcext:value-type="float">
            <text:p>0.992533</text:p>
          </table:table-cell>
          <table:table-cell office:value-type="float" office:value="0.991434" calcext:value-type="float">
            <text:p>0.991434</text:p>
          </table:table-cell>
          <table:table-cell table:formula="of:=([.B47]+[.D47]+[.F47]+[.H47]+[.J47]+[.L47]+[.N47]+[.P47]+[.R47]+[.T47])/10" office:value-type="float" office:value="0.9524259" calcext:value-type="float">
            <text:p>0.9524259</text:p>
          </table:table-cell>
          <table:table-cell table:formula="of:=([.C47]+[.E47]+[.G47]+[.I47]+[.K47]+[.M47]+[.O47]+[.Q47]+[.S47]+[.U47])/10" office:value-type="float" office:value="0.9758003" calcext:value-type="float">
            <text:p>0.9758003</text:p>
          </table:table-cell>
        </table:table-row>
        <table:table-row table:style-name="ro1">
          <table:table-cell/>
          <table:table-cell office:value-type="float" office:value="0.915306" calcext:value-type="float">
            <text:p>0.915306</text:p>
          </table:table-cell>
          <table:table-cell office:value-type="float" office:value="0.992116" calcext:value-type="float">
            <text:p>0.992116</text:p>
          </table:table-cell>
          <table:table-cell office:value-type="float" office:value="0.93304" calcext:value-type="float">
            <text:p>0.93304</text:p>
          </table:table-cell>
          <table:table-cell office:value-type="float" office:value="0.993746" calcext:value-type="float">
            <text:p>0.993746</text:p>
          </table:table-cell>
          <table:table-cell office:value-type="float" office:value="0.978682" calcext:value-type="float">
            <text:p>0.978682</text:p>
          </table:table-cell>
          <table:table-cell office:value-type="float" office:value="0.944358" calcext:value-type="float">
            <text:p>0.944358</text:p>
          </table:table-cell>
          <table:table-cell office:value-type="float" office:value="0.952475" calcext:value-type="float">
            <text:p>0.952475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949084" calcext:value-type="float">
            <text:p>0.949084</text:p>
          </table:table-cell>
          <table:table-cell office:value-type="float" office:value="0.972027" calcext:value-type="float">
            <text:p>0.972027</text:p>
          </table:table-cell>
          <table:table-cell office:value-type="float" office:value="0.961883" calcext:value-type="float">
            <text:p>0.961883</text:p>
          </table:table-cell>
          <table:table-cell office:value-type="float" office:value="0.967706" calcext:value-type="float">
            <text:p>0.967706</text:p>
          </table:table-cell>
          <table:table-cell office:value-type="float" office:value="0.922756" calcext:value-type="float">
            <text:p>0.922756</text:p>
          </table:table-cell>
          <table:table-cell office:value-type="float" office:value="0.97885" calcext:value-type="float">
            <text:p>0.97885</text:p>
          </table:table-cell>
          <table:table-cell office:value-type="float" office:value="0.937743" calcext:value-type="float">
            <text:p>0.937743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957906" calcext:value-type="float">
            <text:p>0.957906</text:p>
          </table:table-cell>
          <table:table-cell office:value-type="float" office:value="0.930624" calcext:value-type="float">
            <text:p>0.930624</text:p>
          </table:table-cell>
          <table:table-cell office:value-type="float" office:value="0.993102" calcext:value-type="float">
            <text:p>0.993102</text:p>
          </table:table-cell>
          <table:table-cell office:value-type="float" office:value="0.991434" calcext:value-type="float">
            <text:p>0.991434</text:p>
          </table:table-cell>
          <table:table-cell table:formula="of:=([.B48]+[.D48]+[.F48]+[.H48]+[.J48]+[.L48]+[.N48]+[.P48]+[.R48]+[.T48])/10" office:value-type="float" office:value="0.9501977" calcext:value-type="float">
            <text:p>0.9501977</text:p>
          </table:table-cell>
          <table:table-cell table:formula="of:=([.C48]+[.E48]+[.G48]+[.I48]+[.K48]+[.M48]+[.O48]+[.Q48]+[.S48]+[.U48])/10" office:value-type="float" office:value="0.9760931" calcext:value-type="float">
            <text:p>0.9760931</text:p>
          </table:table-cell>
        </table:table-row>
        <table:table-row table:style-name="ro1">
          <table:table-cell/>
          <table:table-cell office:value-type="float" office:value="0.912245" calcext:value-type="float">
            <text:p>0.912245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93304" calcext:value-type="float">
            <text:p>0.93304</text:p>
          </table:table-cell>
          <table:table-cell office:value-type="float" office:value="0.993215" calcext:value-type="float">
            <text:p>0.993215</text:p>
          </table:table-cell>
          <table:table-cell office:value-type="float" office:value="0.978682" calcext:value-type="float">
            <text:p>0.978682</text:p>
          </table:table-cell>
          <table:table-cell office:value-type="float" office:value="0.944699" calcext:value-type="float">
            <text:p>0.944699</text:p>
          </table:table-cell>
          <table:table-cell office:value-type="float" office:value="0.952475" calcext:value-type="float">
            <text:p>0.952475</text:p>
          </table:table-cell>
          <table:table-cell office:value-type="float" office:value="0.995527" calcext:value-type="float">
            <text:p>0.995527</text:p>
          </table:table-cell>
          <table:table-cell office:value-type="float" office:value="0.946029" calcext:value-type="float">
            <text:p>0.946029</text:p>
          </table:table-cell>
          <table:table-cell office:value-type="float" office:value="0.976235" calcext:value-type="float">
            <text:p>0.976235</text:p>
          </table:table-cell>
          <table:table-cell office:value-type="float" office:value="0.960762" calcext:value-type="float">
            <text:p>0.960762</text:p>
          </table:table-cell>
          <table:table-cell office:value-type="float" office:value="0.968237" calcext:value-type="float">
            <text:p>0.968237</text:p>
          </table:table-cell>
          <table:table-cell office:value-type="float" office:value="0.916493" calcext:value-type="float">
            <text:p>0.916493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28988" calcext:value-type="float">
            <text:p>0.928988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952772" calcext:value-type="float">
            <text:p>0.952772</text:p>
          </table:table-cell>
          <table:table-cell office:value-type="float" office:value="0.92666" calcext:value-type="float">
            <text:p>0.92666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991434" calcext:value-type="float">
            <text:p>0.991434</text:p>
          </table:table-cell>
          <table:table-cell table:formula="of:=([.B49]+[.D49]+[.F49]+[.H49]+[.J49]+[.L49]+[.N49]+[.P49]+[.R49]+[.T49])/10" office:value-type="float" office:value="0.9475421" calcext:value-type="float">
            <text:p>0.9475421</text:p>
          </table:table-cell>
          <table:table-cell table:formula="of:=([.C49]+[.E49]+[.G49]+[.I49]+[.K49]+[.M49]+[.O49]+[.Q49]+[.S49]+[.U49])/10" office:value-type="float" office:value="0.9765685" calcext:value-type="float">
            <text:p>0.9765685</text:p>
          </table:table-cell>
        </table:table-row>
        <table:table-row table:style-name="ro1">
          <table:table-cell/>
          <table:table-cell office:value-type="float" office:value="0.909184" calcext:value-type="float">
            <text:p>0.909184</text:p>
          </table:table-cell>
          <table:table-cell office:value-type="float" office:value="0.992078" calcext:value-type="float">
            <text:p>0.992078</text:p>
          </table:table-cell>
          <table:table-cell office:value-type="float" office:value="0.93304" calcext:value-type="float">
            <text:p>0.93304</text:p>
          </table:table-cell>
          <table:table-cell office:value-type="float" office:value="0.993481" calcext:value-type="float">
            <text:p>0.993481</text:p>
          </table:table-cell>
          <table:table-cell office:value-type="float" office:value="0.978682" calcext:value-type="float">
            <text:p>0.978682</text:p>
          </table:table-cell>
          <table:table-cell office:value-type="float" office:value="0.94379" calcext:value-type="float">
            <text:p>0.94379</text:p>
          </table:table-cell>
          <table:table-cell office:value-type="float" office:value="0.951485" calcext:value-type="float">
            <text:p>0.951485</text:p>
          </table:table-cell>
          <table:table-cell office:value-type="float" office:value="0.995641" calcext:value-type="float">
            <text:p>0.995641</text:p>
          </table:table-cell>
          <table:table-cell office:value-type="float" office:value="0.94501" calcext:value-type="float">
            <text:p>0.94501</text:p>
          </table:table-cell>
          <table:table-cell office:value-type="float" office:value="0.978585" calcext:value-type="float">
            <text:p>0.978585</text:p>
          </table:table-cell>
          <table:table-cell office:value-type="float" office:value="0.955157" calcext:value-type="float">
            <text:p>0.955157</text:p>
          </table:table-cell>
          <table:table-cell office:value-type="float" office:value="0.972179" calcext:value-type="float">
            <text:p>0.972179</text:p>
          </table:table-cell>
          <table:table-cell office:value-type="float" office:value="0.91023" calcext:value-type="float">
            <text:p>0.91023</text:p>
          </table:table-cell>
          <table:table-cell office:value-type="float" office:value="0.983815" calcext:value-type="float">
            <text:p>0.983815</text:p>
          </table:table-cell>
          <table:table-cell office:value-type="float" office:value="0.927043" calcext:value-type="float">
            <text:p>0.927043</text:p>
          </table:table-cell>
          <table:table-cell office:value-type="float" office:value="0.996248" calcext:value-type="float">
            <text:p>0.996248</text:p>
          </table:table-cell>
          <table:table-cell office:value-type="float" office:value="0.948665" calcext:value-type="float">
            <text:p>0.948665</text:p>
          </table:table-cell>
          <table:table-cell office:value-type="float" office:value="0.920714" calcext:value-type="float">
            <text:p>0.920714</text:p>
          </table:table-cell>
          <table:table-cell office:value-type="float" office:value="0.994315" calcext:value-type="float">
            <text:p>0.994315</text:p>
          </table:table-cell>
          <table:table-cell office:value-type="float" office:value="0.991434" calcext:value-type="float">
            <text:p>0.991434</text:p>
          </table:table-cell>
          <table:table-cell table:formula="of:=([.B50]+[.D50]+[.F50]+[.H50]+[.J50]+[.L50]+[.N50]+[.P50]+[.R50]+[.T50])/10" office:value-type="float" office:value="0.9452811" calcext:value-type="float">
            <text:p>0.9452811</text:p>
          </table:table-cell>
          <table:table-cell table:formula="of:=([.C50]+[.E50]+[.G50]+[.I50]+[.K50]+[.M50]+[.O50]+[.Q50]+[.S50]+[.U50])/10" office:value-type="float" office:value="0.9767965" calcext:value-type="float">
            <text:p>0.9767965</text:p>
          </table:table-cell>
        </table:table-row>
        <table:table-row table:style-name="ro1">
          <table:table-cell/>
          <table:table-cell office:value-type="float" office:value="0.908163" calcext:value-type="float">
            <text:p>0.908163</text:p>
          </table:table-cell>
          <table:table-cell office:value-type="float" office:value="0.991775" calcext:value-type="float">
            <text:p>0.991775</text:p>
          </table:table-cell>
          <table:table-cell office:value-type="float" office:value="0.928634" calcext:value-type="float">
            <text:p>0.928634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973837" calcext:value-type="float">
            <text:p>0.973837</text:p>
          </table:table-cell>
          <table:table-cell office:value-type="float" office:value="0.952962" calcext:value-type="float">
            <text:p>0.952962</text:p>
          </table:table-cell>
          <table:table-cell office:value-type="float" office:value="0.950495" calcext:value-type="float">
            <text:p>0.950495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943992" calcext:value-type="float">
            <text:p>0.943992</text:p>
          </table:table-cell>
          <table:table-cell office:value-type="float" office:value="0.97976" calcext:value-type="float">
            <text:p>0.97976</text:p>
          </table:table-cell>
          <table:table-cell office:value-type="float" office:value="0.950673" calcext:value-type="float">
            <text:p>0.950673</text:p>
          </table:table-cell>
          <table:table-cell office:value-type="float" office:value="0.972672" calcext:value-type="float">
            <text:p>0.972672</text:p>
          </table:table-cell>
          <table:table-cell office:value-type="float" office:value="0.91023" calcext:value-type="float">
            <text:p>0.91023</text:p>
          </table:table-cell>
          <table:table-cell office:value-type="float" office:value="0.983891" calcext:value-type="float">
            <text:p>0.983891</text:p>
          </table:table-cell>
          <table:table-cell office:value-type="float" office:value="0.925097" calcext:value-type="float">
            <text:p>0.925097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947639" calcext:value-type="float">
            <text:p>0.947639</text:p>
          </table:table-cell>
          <table:table-cell office:value-type="float" office:value="0.911794" calcext:value-type="float">
            <text:p>0.911794</text:p>
          </table:table-cell>
          <table:table-cell office:value-type="float" office:value="0.995262" calcext:value-type="float">
            <text:p>0.995262</text:p>
          </table:table-cell>
          <table:table-cell office:value-type="float" office:value="0.991434" calcext:value-type="float">
            <text:p>0.991434</text:p>
          </table:table-cell>
          <table:table-cell table:formula="of:=([.B51]+[.D51]+[.F51]+[.H51]+[.J51]+[.L51]+[.N51]+[.P51]+[.R51]+[.T51])/10" office:value-type="float" office:value="0.9434022" calcext:value-type="float">
            <text:p>0.9434022</text:p>
          </table:table-cell>
          <table:table-cell table:formula="of:=([.C51]+[.E51]+[.G51]+[.I51]+[.K51]+[.M51]+[.O51]+[.Q51]+[.S51]+[.U51])/10" office:value-type="float" office:value="0.9770605" calcext:value-type="float">
            <text:p>0.9770605</text:p>
          </table:table-cell>
        </table:table-row>
        <table:table-row table:style-name="ro1">
          <table:table-cell/>
          <table:table-cell office:value-type="float" office:value="0.904082" calcext:value-type="float">
            <text:p>0.904082</text:p>
          </table:table-cell>
          <table:table-cell office:value-type="float" office:value="0.991813" calcext:value-type="float">
            <text:p>0.991813</text:p>
          </table:table-cell>
          <table:table-cell office:value-type="float" office:value="0.931278" calcext:value-type="float">
            <text:p>0.931278</text:p>
          </table:table-cell>
          <table:table-cell office:value-type="float" office:value="0.993746" calcext:value-type="float">
            <text:p>0.993746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953455" calcext:value-type="float">
            <text:p>0.953455</text:p>
          </table:table-cell>
          <table:table-cell office:value-type="float" office:value="0.945545" calcext:value-type="float">
            <text:p>0.945545</text:p>
          </table:table-cell>
          <table:table-cell office:value-type="float" office:value="0.996285" calcext:value-type="float">
            <text:p>0.996285</text:p>
          </table:table-cell>
          <table:table-cell office:value-type="float" office:value="0.943992" calcext:value-type="float">
            <text:p>0.943992</text:p>
          </table:table-cell>
          <table:table-cell office:value-type="float" office:value="0.979873" calcext:value-type="float">
            <text:p>0.979873</text:p>
          </table:table-cell>
          <table:table-cell office:value-type="float" office:value="0.94843" calcext:value-type="float">
            <text:p>0.94843</text:p>
          </table:table-cell>
          <table:table-cell office:value-type="float" office:value="0.97794" calcext:value-type="float">
            <text:p>0.97794</text:p>
          </table:table-cell>
          <table:table-cell office:value-type="float" office:value="0.908142" calcext:value-type="float">
            <text:p>0.908142</text:p>
          </table:table-cell>
          <table:table-cell office:value-type="float" office:value="0.983815" calcext:value-type="float">
            <text:p>0.983815</text:p>
          </table:table-cell>
          <table:table-cell office:value-type="float" office:value="0.924125" calcext:value-type="float">
            <text:p>0.924125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946612" calcext:value-type="float">
            <text:p>0.946612</text:p>
          </table:table-cell>
          <table:table-cell office:value-type="float" office:value="0.90783" calcext:value-type="float">
            <text:p>0.90783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991434" calcext:value-type="float">
            <text:p>0.991434</text:p>
          </table:table-cell>
          <table:table-cell table:formula="of:=([.B52]+[.D52]+[.F52]+[.H52]+[.J52]+[.L52]+[.N52]+[.P52]+[.R52]+[.T52])/10" office:value-type="float" office:value="0.9418929" calcext:value-type="float">
            <text:p>0.9418929</text:p>
          </table:table-cell>
          <table:table-cell table:formula="of:=([.C52]+[.E52]+[.G52]+[.I52]+[.K52]+[.M52]+[.O52]+[.Q52]+[.S52]+[.U52])/10" office:value-type="float" office:value="0.9772628" calcext:value-type="float">
            <text:p>0.9772628</text:p>
          </table:table-cell>
        </table:table-row>
        <table:table-row table:style-name="ro1">
          <table:table-cell/>
          <table:table-cell office:value-type="float" office:value="0.90102" calcext:value-type="float">
            <text:p>0.90102</text:p>
          </table:table-cell>
          <table:table-cell office:value-type="float" office:value="0.99204" calcext:value-type="float">
            <text:p>0.99204</text:p>
          </table:table-cell>
          <table:table-cell office:value-type="float" office:value="0.927753" calcext:value-type="float">
            <text:p>0.927753</text:p>
          </table:table-cell>
          <table:table-cell office:value-type="float" office:value="0.993973" calcext:value-type="float">
            <text:p>0.993973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953606" calcext:value-type="float">
            <text:p>0.953606</text:p>
          </table:table-cell>
          <table:table-cell office:value-type="float" office:value="0.942574" calcext:value-type="float">
            <text:p>0.942574</text:p>
          </table:table-cell>
          <table:table-cell office:value-type="float" office:value="0.996513" calcext:value-type="float">
            <text:p>0.996513</text:p>
          </table:table-cell>
          <table:table-cell office:value-type="float" office:value="0.941955" calcext:value-type="float">
            <text:p>0.941955</text:p>
          </table:table-cell>
          <table:table-cell office:value-type="float" office:value="0.980252" calcext:value-type="float">
            <text:p>0.980252</text:p>
          </table:table-cell>
          <table:table-cell office:value-type="float" office:value="0.946188" calcext:value-type="float">
            <text:p>0.946188</text:p>
          </table:table-cell>
          <table:table-cell office:value-type="float" office:value="0.978168" calcext:value-type="float">
            <text:p>0.978168</text:p>
          </table:table-cell>
          <table:table-cell office:value-type="float" office:value="0.906054" calcext:value-type="float">
            <text:p>0.906054</text:p>
          </table:table-cell>
          <table:table-cell office:value-type="float" office:value="0.983815" calcext:value-type="float">
            <text:p>0.983815</text:p>
          </table:table-cell>
          <table:table-cell office:value-type="float" office:value="0.924125" calcext:value-type="float">
            <text:p>0.924125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938398" calcext:value-type="float">
            <text:p>0.938398</text:p>
          </table:table-cell>
          <table:table-cell office:value-type="float" office:value="0.906838" calcext:value-type="float">
            <text:p>0.906838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991434" calcext:value-type="float">
            <text:p>0.991434</text:p>
          </table:table-cell>
          <table:table-cell table:formula="of:=([.B53]+[.D53]+[.F53]+[.H53]+[.J53]+[.L53]+[.N53]+[.P53]+[.R53]+[.T53])/10" office:value-type="float" office:value="0.9395358" calcext:value-type="float">
            <text:p>0.9395358</text:p>
          </table:table-cell>
          <table:table-cell table:formula="of:=([.C53]+[.E53]+[.G53]+[.I53]+[.K53]+[.M53]+[.O53]+[.Q53]+[.S53]+[.U53])/10" office:value-type="float" office:value="0.9773341" calcext:value-type="float">
            <text:p>0.9773341</text:p>
          </table:table-cell>
        </table:table-row>
        <table:table-row table:style-name="ro1">
          <table:table-cell/>
          <table:table-cell office:value-type="float" office:value="0.897959" calcext:value-type="float">
            <text:p>0.897959</text:p>
          </table:table-cell>
          <table:table-cell office:value-type="float" office:value="0.992116" calcext:value-type="float">
            <text:p>0.992116</text:p>
          </table:table-cell>
          <table:table-cell office:value-type="float" office:value="0.928634" calcext:value-type="float">
            <text:p>0.928634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957738" calcext:value-type="float">
            <text:p>0.957738</text:p>
          </table:table-cell>
          <table:table-cell office:value-type="float" office:value="0.940594" calcext:value-type="float">
            <text:p>0.940594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941955" calcext:value-type="float">
            <text:p>0.941955</text:p>
          </table:table-cell>
          <table:table-cell office:value-type="float" office:value="0.980442" calcext:value-type="float">
            <text:p>0.980442</text:p>
          </table:table-cell>
          <table:table-cell office:value-type="float" office:value="0.945067" calcext:value-type="float">
            <text:p>0.945067</text:p>
          </table:table-cell>
          <table:table-cell office:value-type="float" office:value="0.984573" calcext:value-type="float">
            <text:p>0.984573</text:p>
          </table:table-cell>
          <table:table-cell office:value-type="float" office:value="0.903967" calcext:value-type="float">
            <text:p>0.903967</text:p>
          </table:table-cell>
          <table:table-cell office:value-type="float" office:value="0.984498" calcext:value-type="float">
            <text:p>0.984498</text:p>
          </table:table-cell>
          <table:table-cell office:value-type="float" office:value="0.918288" calcext:value-type="float">
            <text:p>0.918288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937372" calcext:value-type="float">
            <text:p>0.937372</text:p>
          </table:table-cell>
          <table:table-cell office:value-type="float" office:value="0.899901" calcext:value-type="float">
            <text:p>0.899901</text:p>
          </table:table-cell>
          <table:table-cell office:value-type="float" office:value="0.996627" calcext:value-type="float">
            <text:p>0.996627</text:p>
          </table:table-cell>
          <table:table-cell office:value-type="float" office:value="0.991434" calcext:value-type="float">
            <text:p>0.991434</text:p>
          </table:table-cell>
          <table:table-cell table:formula="of:=([.B54]+[.D54]+[.F54]+[.H54]+[.J54]+[.L54]+[.N54]+[.P54]+[.R54]+[.T54])/10" office:value-type="float" office:value="0.9381393" calcext:value-type="float">
            <text:p>0.9381393</text:p>
          </table:table-cell>
          <table:table-cell table:formula="of:=([.C54]+[.E54]+[.G54]+[.I54]+[.K54]+[.M54]+[.O54]+[.Q54]+[.S54]+[.U54])/10" office:value-type="float" office:value="0.9778648" calcext:value-type="float">
            <text:p>0.9778648</text:p>
          </table:table-cell>
        </table:table-row>
        <table:table-row table:style-name="ro1">
          <table:table-cell/>
          <table:table-cell office:value-type="float" office:value="0.892857" calcext:value-type="float">
            <text:p>0.892857</text:p>
          </table:table-cell>
          <table:table-cell office:value-type="float" office:value="0.992798" calcext:value-type="float">
            <text:p>0.992798</text:p>
          </table:table-cell>
          <table:table-cell office:value-type="float" office:value="0.923348" calcext:value-type="float">
            <text:p>0.923348</text:p>
          </table:table-cell>
          <table:table-cell office:value-type="float" office:value="0.994087" calcext:value-type="float">
            <text:p>0.994087</text:p>
          </table:table-cell>
          <table:table-cell office:value-type="float" office:value="0.971899" calcext:value-type="float">
            <text:p>0.971899</text:p>
          </table:table-cell>
          <table:table-cell office:value-type="float" office:value="0.957397" calcext:value-type="float">
            <text:p>0.957397</text:p>
          </table:table-cell>
          <table:table-cell office:value-type="float" office:value="0.937624" calcext:value-type="float">
            <text:p>0.937624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0.940937" calcext:value-type="float">
            <text:p>0.940937</text:p>
          </table:table-cell>
          <table:table-cell office:value-type="float" office:value="0.979873" calcext:value-type="float">
            <text:p>0.979873</text:p>
          </table:table-cell>
          <table:table-cell office:value-type="float" office:value="0.945067" calcext:value-type="float">
            <text:p>0.945067</text:p>
          </table:table-cell>
          <table:table-cell office:value-type="float" office:value="0.985331" calcext:value-type="float">
            <text:p>0.985331</text:p>
          </table:table-cell>
          <table:table-cell office:value-type="float" office:value="0.898747" calcext:value-type="float">
            <text:p>0.898747</text:p>
          </table:table-cell>
          <table:table-cell office:value-type="float" office:value="0.984308" calcext:value-type="float">
            <text:p>0.984308</text:p>
          </table:table-cell>
          <table:table-cell office:value-type="float" office:value="0.913424" calcext:value-type="float">
            <text:p>0.913424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935318" calcext:value-type="float">
            <text:p>0.935318</text:p>
          </table:table-cell>
          <table:table-cell office:value-type="float" office:value="0.895937" calcext:value-type="float">
            <text:p>0.895937</text:p>
          </table:table-cell>
          <table:table-cell office:value-type="float" office:value="0.996665" calcext:value-type="float">
            <text:p>0.996665</text:p>
          </table:table-cell>
          <table:table-cell office:value-type="float" office:value="0.991434" calcext:value-type="float">
            <text:p>0.991434</text:p>
          </table:table-cell>
          <table:table-cell table:formula="of:=([.B55]+[.D55]+[.F55]+[.H55]+[.J55]+[.L55]+[.N55]+[.P55]+[.R55]+[.T55])/10" office:value-type="float" office:value="0.9355886" calcext:value-type="float">
            <text:p>0.9355886</text:p>
          </table:table-cell>
          <table:table-cell table:formula="of:=([.C55]+[.E55]+[.G55]+[.I55]+[.K55]+[.M55]+[.O55]+[.Q55]+[.S55]+[.U55])/10" office:value-type="float" office:value="0.9774949" calcext:value-type="float">
            <text:p>0.9774949</text:p>
          </table:table-cell>
        </table:table-row>
        <table:table-row table:style-name="ro1">
          <table:table-cell/>
          <table:table-cell office:value-type="float" office:value="0.894898" calcext:value-type="float">
            <text:p>0.894898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922467" calcext:value-type="float">
            <text:p>0.922467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958648" calcext:value-type="float">
            <text:p>0.958648</text:p>
          </table:table-cell>
          <table:table-cell office:value-type="float" office:value="0.938614" calcext:value-type="float">
            <text:p>0.938614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0.939919" calcext:value-type="float">
            <text:p>0.939919</text:p>
          </table:table-cell>
          <table:table-cell office:value-type="float" office:value="0.981048" calcext:value-type="float">
            <text:p>0.981048</text:p>
          </table:table-cell>
          <table:table-cell office:value-type="float" office:value="0.945067" calcext:value-type="float">
            <text:p>0.945067</text:p>
          </table:table-cell>
          <table:table-cell office:value-type="float" office:value="0.986203" calcext:value-type="float">
            <text:p>0.986203</text:p>
          </table:table-cell>
          <table:table-cell office:value-type="float" office:value="0.892484" calcext:value-type="float">
            <text:p>0.892484</text:p>
          </table:table-cell>
          <table:table-cell office:value-type="float" office:value="0.985748" calcext:value-type="float">
            <text:p>0.985748</text:p>
          </table:table-cell>
          <table:table-cell office:value-type="float" office:value="0.904669" calcext:value-type="float">
            <text:p>0.904669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935318" calcext:value-type="float">
            <text:p>0.935318</text:p>
          </table:table-cell>
          <table:table-cell office:value-type="float" office:value="0.892963" calcext:value-type="float">
            <text:p>0.892963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0.991434" calcext:value-type="float">
            <text:p>0.991434</text:p>
          </table:table-cell>
          <table:table-cell table:formula="of:=([.B56]+[.D56]+[.F56]+[.H56]+[.J56]+[.L56]+[.N56]+[.P56]+[.R56]+[.T56])/10" office:value-type="float" office:value="0.9341106" calcext:value-type="float">
            <text:p>0.9341106</text:p>
          </table:table-cell>
          <table:table-cell table:formula="of:=([.C56]+[.E56]+[.G56]+[.I56]+[.K56]+[.M56]+[.O56]+[.Q56]+[.S56]+[.U56])/10" office:value-type="float" office:value="0.977823" calcext:value-type="float">
            <text:p>0.977823</text:p>
          </table:table-cell>
        </table:table-row>
        <table:table-row table:style-name="ro1">
          <table:table-cell/>
          <table:table-cell office:value-type="float" office:value="0.894898" calcext:value-type="float">
            <text:p>0.894898</text:p>
          </table:table-cell>
          <table:table-cell office:value-type="float" office:value="0.993443" calcext:value-type="float">
            <text:p>0.993443</text:p>
          </table:table-cell>
          <table:table-cell office:value-type="float" office:value="0.920705" calcext:value-type="float">
            <text:p>0.920705</text:p>
          </table:table-cell>
          <table:table-cell office:value-type="float" office:value="0.995262" calcext:value-type="float">
            <text:p>0.995262</text:p>
          </table:table-cell>
          <table:table-cell office:value-type="float" office:value="0.967054" calcext:value-type="float">
            <text:p>0.967054</text:p>
          </table:table-cell>
          <table:table-cell office:value-type="float" office:value="0.960808" calcext:value-type="float">
            <text:p>0.960808</text:p>
          </table:table-cell>
          <table:table-cell office:value-type="float" office:value="0.937624" calcext:value-type="float">
            <text:p>0.937624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981806" calcext:value-type="float">
            <text:p>0.981806</text:p>
          </table:table-cell>
          <table:table-cell office:value-type="float" office:value="0.940583" calcext:value-type="float">
            <text:p>0.940583</text:p>
          </table:table-cell>
          <table:table-cell office:value-type="float" office:value="0.986772" calcext:value-type="float">
            <text:p>0.986772</text:p>
          </table:table-cell>
          <table:table-cell office:value-type="float" office:value="0.893528" calcext:value-type="float">
            <text:p>0.893528</text:p>
          </table:table-cell>
          <table:table-cell office:value-type="float" office:value="0.985635" calcext:value-type="float">
            <text:p>0.985635</text:p>
          </table:table-cell>
          <table:table-cell office:value-type="float" office:value="0.89786" calcext:value-type="float">
            <text:p>0.89786</text:p>
          </table:table-cell>
          <table:table-cell office:value-type="float" office:value="0.997612" calcext:value-type="float">
            <text:p>0.997612</text:p>
          </table:table-cell>
          <table:table-cell office:value-type="float" office:value="0.935318" calcext:value-type="float">
            <text:p>0.935318</text:p>
          </table:table-cell>
          <table:table-cell office:value-type="float" office:value="0.890981" calcext:value-type="float">
            <text:p>0.890981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991434" calcext:value-type="float">
            <text:p>0.991434</text:p>
          </table:table-cell>
          <table:table-cell table:formula="of:=([.B57]+[.D57]+[.F57]+[.H57]+[.J57]+[.L57]+[.N57]+[.P57]+[.R57]+[.T57])/10" office:value-type="float" office:value="0.9323286" calcext:value-type="float">
            <text:p>0.9323286</text:p>
          </table:table-cell>
          <table:table-cell table:formula="of:=([.C57]+[.E57]+[.G57]+[.I57]+[.K57]+[.M57]+[.O57]+[.Q57]+[.S57]+[.U57])/10" office:value-type="float" office:value="0.9780455" calcext:value-type="float">
            <text:p>0.9780455</text:p>
          </table:table-cell>
        </table:table-row>
        <table:table-row table:style-name="ro1">
          <table:table-cell/>
          <table:table-cell office:value-type="float" office:value="0.892857" calcext:value-type="float">
            <text:p>0.892857</text:p>
          </table:table-cell>
          <table:table-cell office:value-type="float" office:value="0.993519" calcext:value-type="float">
            <text:p>0.993519</text:p>
          </table:table-cell>
          <table:table-cell office:value-type="float" office:value="0.918943" calcext:value-type="float">
            <text:p>0.918943</text:p>
          </table:table-cell>
          <table:table-cell office:value-type="float" office:value="0.995641" calcext:value-type="float">
            <text:p>0.995641</text:p>
          </table:table-cell>
          <table:table-cell office:value-type="float" office:value="0.963178" calcext:value-type="float">
            <text:p>0.963178</text:p>
          </table:table-cell>
          <table:table-cell office:value-type="float" office:value="0.964977" calcext:value-type="float">
            <text:p>0.964977</text:p>
          </table:table-cell>
          <table:table-cell office:value-type="float" office:value="0.935644" calcext:value-type="float">
            <text:p>0.935644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981958" calcext:value-type="float">
            <text:p>0.981958</text:p>
          </table:table-cell>
          <table:table-cell office:value-type="float" office:value="0.934978" calcext:value-type="float">
            <text:p>0.934978</text:p>
          </table:table-cell>
          <table:table-cell office:value-type="float" office:value="0.986696" calcext:value-type="float">
            <text:p>0.986696</text:p>
          </table:table-cell>
          <table:table-cell office:value-type="float" office:value="0.886221" calcext:value-type="float">
            <text:p>0.886221</text:p>
          </table:table-cell>
          <table:table-cell office:value-type="float" office:value="0.986772" calcext:value-type="float">
            <text:p>0.986772</text:p>
          </table:table-cell>
          <table:table-cell office:value-type="float" office:value="0.892996" calcext:value-type="float">
            <text:p>0.892996</text:p>
          </table:table-cell>
          <table:table-cell office:value-type="float" office:value="0.997915" calcext:value-type="float">
            <text:p>0.997915</text:p>
          </table:table-cell>
          <table:table-cell office:value-type="float" office:value="0.929158" calcext:value-type="float">
            <text:p>0.929158</text:p>
          </table:table-cell>
          <table:table-cell office:value-type="float" office:value="0.88999" calcext:value-type="float">
            <text:p>0.88999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991434" calcext:value-type="float">
            <text:p>0.991434</text:p>
          </table:table-cell>
          <table:table-cell table:formula="of:=([.B58]+[.D58]+[.F58]+[.H58]+[.J58]+[.L58]+[.N58]+[.P58]+[.R58]+[.T58])/10" office:value-type="float" office:value="0.9289691" calcext:value-type="float">
            <text:p>0.9289691</text:p>
          </table:table-cell>
          <table:table-cell table:formula="of:=([.C58]+[.E58]+[.G58]+[.I58]+[.K58]+[.M58]+[.O58]+[.Q58]+[.S58]+[.U58])/10" office:value-type="float" office:value="0.9785491" calcext:value-type="float">
            <text:p>0.9785491</text:p>
          </table:table-cell>
        </table:table-row>
        <table:table-row table:style-name="ro1">
          <table:table-cell/>
          <table:table-cell office:value-type="float" office:value="0.890816" calcext:value-type="float">
            <text:p>0.890816</text:p>
          </table:table-cell>
          <table:table-cell office:value-type="float" office:value="0.993746" calcext:value-type="float">
            <text:p>0.99374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95565" calcext:value-type="float">
            <text:p>0.995565</text:p>
          </table:table-cell>
          <table:table-cell office:value-type="float" office:value="0.962209" calcext:value-type="float">
            <text:p>0.962209</text:p>
          </table:table-cell>
          <table:table-cell office:value-type="float" office:value="0.967365" calcext:value-type="float">
            <text:p>0.967365</text:p>
          </table:table-cell>
          <table:table-cell office:value-type="float" office:value="0.934653" calcext:value-type="float">
            <text:p>0.934653</text:p>
          </table:table-cell>
          <table:table-cell office:value-type="float" office:value="0.996551" calcext:value-type="float">
            <text:p>0.996551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982716" calcext:value-type="float">
            <text:p>0.982716</text:p>
          </table:table-cell>
          <table:table-cell office:value-type="float" office:value="0.932735" calcext:value-type="float">
            <text:p>0.932735</text:p>
          </table:table-cell>
          <table:table-cell office:value-type="float" office:value="0.987227" calcext:value-type="float">
            <text:p>0.987227</text:p>
          </table:table-cell>
          <table:table-cell office:value-type="float" office:value="0.879958" calcext:value-type="float">
            <text:p>0.879958</text:p>
          </table:table-cell>
          <table:table-cell office:value-type="float" office:value="0.987909" calcext:value-type="float">
            <text:p>0.987909</text:p>
          </table:table-cell>
          <table:table-cell office:value-type="float" office:value="0.892996" calcext:value-type="float">
            <text:p>0.892996</text:p>
          </table:table-cell>
          <table:table-cell office:value-type="float" office:value="0.997802" calcext:value-type="float">
            <text:p>0.997802</text:p>
          </table:table-cell>
          <table:table-cell office:value-type="float" office:value="0.929158" calcext:value-type="float">
            <text:p>0.929158</text:p>
          </table:table-cell>
          <table:table-cell office:value-type="float" office:value="0.888999" calcext:value-type="float">
            <text:p>0.888999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0.991434" calcext:value-type="float">
            <text:p>0.991434</text:p>
          </table:table-cell>
          <table:table-cell table:formula="of:=([.B59]+[.D59]+[.F59]+[.H59]+[.J59]+[.L59]+[.N59]+[.P59]+[.R59]+[.T59])/10" office:value-type="float" office:value="0.9274655" calcext:value-type="float">
            <text:p>0.9274655</text:p>
          </table:table-cell>
          <table:table-cell table:formula="of:=([.C59]+[.E59]+[.G59]+[.I59]+[.K59]+[.M59]+[.O59]+[.Q59]+[.S59]+[.U59])/10" office:value-type="float" office:value="0.9789314" calcext:value-type="float">
            <text:p>0.9789314</text:p>
          </table:table-cell>
        </table:table-row>
        <table:table-row table:style-name="ro1">
          <table:table-cell/>
          <table:table-cell office:value-type="float" office:value="0.887755" calcext:value-type="float">
            <text:p>0.887755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95717" calcext:value-type="float">
            <text:p>0.995717</text:p>
          </table:table-cell>
          <table:table-cell office:value-type="float" office:value="0.962209" calcext:value-type="float">
            <text:p>0.962209</text:p>
          </table:table-cell>
          <table:table-cell office:value-type="float" office:value="0.968351" calcext:value-type="float">
            <text:p>0.968351</text:p>
          </table:table-cell>
          <table:table-cell office:value-type="float" office:value="0.930693" calcext:value-type="float">
            <text:p>0.930693</text:p>
          </table:table-cell>
          <table:table-cell office:value-type="float" office:value="0.996968" calcext:value-type="float">
            <text:p>0.996968</text:p>
          </table:table-cell>
          <table:table-cell office:value-type="float" office:value="0.936864" calcext:value-type="float">
            <text:p>0.936864</text:p>
          </table:table-cell>
          <table:table-cell office:value-type="float" office:value="0.982261" calcext:value-type="float">
            <text:p>0.982261</text:p>
          </table:table-cell>
          <table:table-cell office:value-type="float" office:value="0.930493" calcext:value-type="float">
            <text:p>0.930493</text:p>
          </table:table-cell>
          <table:table-cell office:value-type="float" office:value="0.988932" calcext:value-type="float">
            <text:p>0.988932</text:p>
          </table:table-cell>
          <table:table-cell office:value-type="float" office:value="0.879958" calcext:value-type="float">
            <text:p>0.879958</text:p>
          </table:table-cell>
          <table:table-cell office:value-type="float" office:value="0.988667" calcext:value-type="float">
            <text:p>0.988667</text:p>
          </table:table-cell>
          <table:table-cell office:value-type="float" office:value="0.890078" calcext:value-type="float">
            <text:p>0.890078</text:p>
          </table:table-cell>
          <table:table-cell office:value-type="float" office:value="0.998256" calcext:value-type="float">
            <text:p>0.998256</text:p>
          </table:table-cell>
          <table:table-cell office:value-type="float" office:value="0.925051" calcext:value-type="float">
            <text:p>0.925051</text:p>
          </table:table-cell>
          <table:table-cell office:value-type="float" office:value="0.888999" calcext:value-type="float">
            <text:p>0.888999</text:p>
          </table:table-cell>
          <table:table-cell office:value-type="float" office:value="0.996475" calcext:value-type="float">
            <text:p>0.996475</text:p>
          </table:table-cell>
          <table:table-cell office:value-type="float" office:value="0.991434" calcext:value-type="float">
            <text:p>0.991434</text:p>
          </table:table-cell>
          <table:table-cell table:formula="of:=([.B60]+[.D60]+[.F60]+[.H60]+[.J60]+[.L60]+[.N60]+[.P60]+[.R60]+[.T60])/10" office:value-type="float" office:value="0.9255876" calcext:value-type="float">
            <text:p>0.9255876</text:p>
          </table:table-cell>
          <table:table-cell table:formula="of:=([.C60]+[.E60]+[.G60]+[.I60]+[.K60]+[.M60]+[.O60]+[.Q60]+[.S60]+[.U60])/10" office:value-type="float" office:value="0.9793255" calcext:value-type="float">
            <text:p>0.9793255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3784" calcext:value-type="float">
            <text:p>0.993784</text:p>
          </table:table-cell>
          <table:table-cell office:value-type="float" office:value="0.913656" calcext:value-type="float">
            <text:p>0.913656</text:p>
          </table:table-cell>
          <table:table-cell office:value-type="float" office:value="0.995944" calcext:value-type="float">
            <text:p>0.995944</text:p>
          </table:table-cell>
          <table:table-cell office:value-type="float" office:value="0.959302" calcext:value-type="float">
            <text:p>0.959302</text:p>
          </table:table-cell>
          <table:table-cell office:value-type="float" office:value="0.968351" calcext:value-type="float">
            <text:p>0.968351</text:p>
          </table:table-cell>
          <table:table-cell office:value-type="float" office:value="0.927723" calcext:value-type="float">
            <text:p>0.927723</text:p>
          </table:table-cell>
          <table:table-cell office:value-type="float" office:value="0.997612" calcext:value-type="float">
            <text:p>0.997612</text:p>
          </table:table-cell>
          <table:table-cell office:value-type="float" office:value="0.929735" calcext:value-type="float">
            <text:p>0.929735</text:p>
          </table:table-cell>
          <table:table-cell office:value-type="float" office:value="0.983891" calcext:value-type="float">
            <text:p>0.983891</text:p>
          </table:table-cell>
          <table:table-cell office:value-type="float" office:value="0.931614" calcext:value-type="float">
            <text:p>0.931614</text:p>
          </table:table-cell>
          <table:table-cell office:value-type="float" office:value="0.988212" calcext:value-type="float">
            <text:p>0.988212</text:p>
          </table:table-cell>
          <table:table-cell office:value-type="float" office:value="0.872651" calcext:value-type="float">
            <text:p>0.872651</text:p>
          </table:table-cell>
          <table:table-cell office:value-type="float" office:value="0.988856" calcext:value-type="float">
            <text:p>0.988856</text:p>
          </table:table-cell>
          <table:table-cell office:value-type="float" office:value="0.876459" calcext:value-type="float">
            <text:p>0.876459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0.922998" calcext:value-type="float">
            <text:p>0.922998</text:p>
          </table:table-cell>
          <table:table-cell office:value-type="float" office:value="0.880079" calcext:value-type="float">
            <text:p>0.880079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991434" calcext:value-type="float">
            <text:p>0.991434</text:p>
          </table:table-cell>
          <table:table-cell table:formula="of:=([.B61]+[.D61]+[.F61]+[.H61]+[.J61]+[.L61]+[.N61]+[.P61]+[.R61]+[.T61])/10" office:value-type="float" office:value="0.9217917" calcext:value-type="float">
            <text:p>0.9217917</text:p>
          </table:table-cell>
          <table:table-cell table:formula="of:=([.C61]+[.E61]+[.G61]+[.I61]+[.K61]+[.M61]+[.O61]+[.Q61]+[.S61]+[.U61])/10" office:value-type="float" office:value="0.9786761" calcext:value-type="float">
            <text:p>0.9786761</text:p>
          </table:table-cell>
        </table:table-row>
        <table:table-row table:style-name="ro1">
          <table:table-cell/>
          <table:table-cell office:value-type="float" office:value="0.889796" calcext:value-type="float">
            <text:p>0.889796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910132" calcext:value-type="float">
            <text:p>0.910132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0.957364" calcext:value-type="float">
            <text:p>0.957364</text:p>
          </table:table-cell>
          <table:table-cell office:value-type="float" office:value="0.973354" calcext:value-type="float">
            <text:p>0.973354</text:p>
          </table:table-cell>
          <table:table-cell office:value-type="float" office:value="0.929703" calcext:value-type="float">
            <text:p>0.929703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927699" calcext:value-type="float">
            <text:p>0.927699</text:p>
          </table:table-cell>
          <table:table-cell office:value-type="float" office:value="0.983777" calcext:value-type="float">
            <text:p>0.983777</text:p>
          </table:table-cell>
          <table:table-cell office:value-type="float" office:value="0.923767" calcext:value-type="float">
            <text:p>0.923767</text:p>
          </table:table-cell>
          <table:table-cell office:value-type="float" office:value="0.98897" calcext:value-type="float">
            <text:p>0.98897</text:p>
          </table:table-cell>
          <table:table-cell office:value-type="float" office:value="0.862213" calcext:value-type="float">
            <text:p>0.862213</text:p>
          </table:table-cell>
          <table:table-cell office:value-type="float" office:value="0.989349" calcext:value-type="float">
            <text:p>0.989349</text:p>
          </table:table-cell>
          <table:table-cell office:value-type="float" office:value="0.867704" calcext:value-type="float">
            <text:p>0.867704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918891" calcext:value-type="float">
            <text:p>0.918891</text:p>
          </table:table-cell>
          <table:table-cell office:value-type="float" office:value="0.879088" calcext:value-type="float">
            <text:p>0.879088</text:p>
          </table:table-cell>
          <table:table-cell office:value-type="float" office:value="0.997119" calcext:value-type="float">
            <text:p>0.997119</text:p>
          </table:table-cell>
          <table:table-cell office:value-type="float" office:value="0.991434" calcext:value-type="float">
            <text:p>0.991434</text:p>
          </table:table-cell>
          <table:table-cell table:formula="of:=([.B62]+[.D62]+[.F62]+[.H62]+[.J62]+[.L62]+[.N62]+[.P62]+[.R62]+[.T62])/10" office:value-type="float" office:value="0.9184388" calcext:value-type="float">
            <text:p>0.9184388</text:p>
          </table:table-cell>
          <table:table-cell table:formula="of:=([.C62]+[.E62]+[.G62]+[.I62]+[.K62]+[.M62]+[.O62]+[.Q62]+[.S62]+[.U62])/10" office:value-type="float" office:value="0.9793198" calcext:value-type="float">
            <text:p>0.9793198</text:p>
          </table:table-cell>
        </table:table-row>
        <table:table-row table:style-name="ro1">
          <table:table-cell/>
          <table:table-cell office:value-type="float" office:value="0.890816" calcext:value-type="float">
            <text:p>0.890816</text:p>
          </table:table-cell>
          <table:table-cell office:value-type="float" office:value="0.993898" calcext:value-type="float">
            <text:p>0.993898</text:p>
          </table:table-cell>
          <table:table-cell office:value-type="float" office:value="0.907489" calcext:value-type="float">
            <text:p>0.907489</text:p>
          </table:table-cell>
          <table:table-cell office:value-type="float" office:value="0.996475" calcext:value-type="float">
            <text:p>0.996475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74264" calcext:value-type="float">
            <text:p>0.974264</text:p>
          </table:table-cell>
          <table:table-cell office:value-type="float" office:value="0.927723" calcext:value-type="float">
            <text:p>0.927723</text:p>
          </table:table-cell>
          <table:table-cell office:value-type="float" office:value="0.997877" calcext:value-type="float">
            <text:p>0.997877</text:p>
          </table:table-cell>
          <table:table-cell office:value-type="float" office:value="0.925662" calcext:value-type="float">
            <text:p>0.925662</text:p>
          </table:table-cell>
          <table:table-cell office:value-type="float" office:value="0.984043" calcext:value-type="float">
            <text:p>0.984043</text:p>
          </table:table-cell>
          <table:table-cell office:value-type="float" office:value="0.913677" calcext:value-type="float">
            <text:p>0.913677</text:p>
          </table:table-cell>
          <table:table-cell office:value-type="float" office:value="0.991017" calcext:value-type="float">
            <text:p>0.991017</text:p>
          </table:table-cell>
          <table:table-cell office:value-type="float" office:value="0.861169" calcext:value-type="float">
            <text:p>0.861169</text:p>
          </table:table-cell>
          <table:table-cell office:value-type="float" office:value="0.989349" calcext:value-type="float">
            <text:p>0.989349</text:p>
          </table:table-cell>
          <table:table-cell office:value-type="float" office:value="0.872568" calcext:value-type="float">
            <text:p>0.872568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907598" calcext:value-type="float">
            <text:p>0.907598</text:p>
          </table:table-cell>
          <table:table-cell office:value-type="float" office:value="0.878097" calcext:value-type="float">
            <text:p>0.878097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991434" calcext:value-type="float">
            <text:p>0.991434</text:p>
          </table:table-cell>
          <table:table-cell table:formula="of:=([.B63]+[.D63]+[.F63]+[.H63]+[.J63]+[.L63]+[.N63]+[.P63]+[.R63]+[.T63])/10" office:value-type="float" office:value="0.9162609" calcext:value-type="float">
            <text:p>0.9162609</text:p>
          </table:table-cell>
          <table:table-cell table:formula="of:=([.C63]+[.E63]+[.G63]+[.I63]+[.K63]+[.M63]+[.O63]+[.Q63]+[.S63]+[.U63])/10" office:value-type="float" office:value="0.9795582" calcext:value-type="float">
            <text:p>0.9795582</text:p>
          </table:table-cell>
        </table:table-row>
        <table:table-row table:style-name="ro1">
          <table:table-cell/>
          <table:table-cell office:value-type="float" office:value="0.889796" calcext:value-type="float">
            <text:p>0.889796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907489" calcext:value-type="float">
            <text:p>0.907489</text:p>
          </table:table-cell>
          <table:table-cell office:value-type="float" office:value="0.996551" calcext:value-type="float">
            <text:p>0.996551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76576" calcext:value-type="float">
            <text:p>0.976576</text:p>
          </table:table-cell>
          <table:table-cell office:value-type="float" office:value="0.928713" calcext:value-type="float">
            <text:p>0.928713</text:p>
          </table:table-cell>
          <table:table-cell office:value-type="float" office:value="0.997991" calcext:value-type="float">
            <text:p>0.997991</text:p>
          </table:table-cell>
          <table:table-cell office:value-type="float" office:value="0.918534" calcext:value-type="float">
            <text:p>0.918534</text:p>
          </table:table-cell>
          <table:table-cell office:value-type="float" office:value="0.985331" calcext:value-type="float">
            <text:p>0.985331</text:p>
          </table:table-cell>
          <table:table-cell office:value-type="float" office:value="0.909193" calcext:value-type="float">
            <text:p>0.909193</text:p>
          </table:table-cell>
          <table:table-cell office:value-type="float" office:value="0.991737" calcext:value-type="float">
            <text:p>0.991737</text:p>
          </table:table-cell>
          <table:table-cell office:value-type="float" office:value="0.860125" calcext:value-type="float">
            <text:p>0.860125</text:p>
          </table:table-cell>
          <table:table-cell office:value-type="float" office:value="0.99041" calcext:value-type="float">
            <text:p>0.99041</text:p>
          </table:table-cell>
          <table:table-cell office:value-type="float" office:value="0.867704" calcext:value-type="float">
            <text:p>0.867704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906571" calcext:value-type="float">
            <text:p>0.906571</text:p>
          </table:table-cell>
          <table:table-cell office:value-type="float" office:value="0.87116" calcext:value-type="float">
            <text:p>0.87116</text:p>
          </table:table-cell>
          <table:table-cell office:value-type="float" office:value="0.997271" calcext:value-type="float">
            <text:p>0.997271</text:p>
          </table:table-cell>
          <table:table-cell office:value-type="float" office:value="0.991434" calcext:value-type="float">
            <text:p>0.991434</text:p>
          </table:table-cell>
          <table:table-cell table:formula="of:=([.B64]+[.D64]+[.F64]+[.H64]+[.J64]+[.L64]+[.N64]+[.P64]+[.R64]+[.T64])/10" office:value-type="float" office:value="0.9143729" calcext:value-type="float">
            <text:p>0.9143729</text:p>
          </table:table-cell>
          <table:table-cell table:formula="of:=([.C64]+[.E64]+[.G64]+[.I64]+[.K64]+[.M64]+[.O64]+[.Q64]+[.S64]+[.U64])/10" office:value-type="float" office:value="0.9794519" calcext:value-type="float">
            <text:p>0.9794519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905727" calcext:value-type="float">
            <text:p>0.905727</text:p>
          </table:table-cell>
          <table:table-cell office:value-type="float" office:value="0.996854" calcext:value-type="float">
            <text:p>0.996854</text:p>
          </table:table-cell>
          <table:table-cell office:value-type="float" office:value="0.953488" calcext:value-type="float">
            <text:p>0.953488</text:p>
          </table:table-cell>
          <table:table-cell office:value-type="float" office:value="0.976576" calcext:value-type="float">
            <text:p>0.976576</text:p>
          </table:table-cell>
          <table:table-cell office:value-type="float" office:value="0.926733" calcext:value-type="float">
            <text:p>0.926733</text:p>
          </table:table-cell>
          <table:table-cell office:value-type="float" office:value="0.997991" calcext:value-type="float">
            <text:p>0.997991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985521" calcext:value-type="float">
            <text:p>0.985521</text:p>
          </table:table-cell>
          <table:table-cell office:value-type="float" office:value="0.90583" calcext:value-type="float">
            <text:p>0.90583</text:p>
          </table:table-cell>
          <table:table-cell office:value-type="float" office:value="0.991737" calcext:value-type="float">
            <text:p>0.991737</text:p>
          </table:table-cell>
          <table:table-cell office:value-type="float" office:value="0.853862" calcext:value-type="float">
            <text:p>0.853862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868677" calcext:value-type="float">
            <text:p>0.868677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908624" calcext:value-type="float">
            <text:p>0.908624</text:p>
          </table:table-cell>
          <table:table-cell office:value-type="float" office:value="0.870168" calcext:value-type="float">
            <text:p>0.870168</text:p>
          </table:table-cell>
          <table:table-cell office:value-type="float" office:value="0.997498" calcext:value-type="float">
            <text:p>0.997498</text:p>
          </table:table-cell>
          <table:table-cell office:value-type="float" office:value="0.991434" calcext:value-type="float">
            <text:p>0.991434</text:p>
          </table:table-cell>
          <table:table-cell table:formula="of:=([.B65]+[.D65]+[.F65]+[.H65]+[.J65]+[.L65]+[.N65]+[.P65]+[.R65]+[.T65])/10" office:value-type="float" office:value="0.9124689" calcext:value-type="float">
            <text:p>0.9124689</text:p>
          </table:table-cell>
          <table:table-cell table:formula="of:=([.C65]+[.E65]+[.G65]+[.I65]+[.K65]+[.M65]+[.O65]+[.Q65]+[.S65]+[.U65])/10" office:value-type="float" office:value="0.9794551" calcext:value-type="float">
            <text:p>0.9794551</text:p>
          </table:table-cell>
        </table:table-row>
        <table:table-row table:style-name="ro1">
          <table:table-cell/>
          <table:table-cell office:value-type="float" office:value="0.882653" calcext:value-type="float">
            <text:p>0.882653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902203" calcext:value-type="float">
            <text:p>0.902203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954457" calcext:value-type="float">
            <text:p>0.954457</text:p>
          </table:table-cell>
          <table:table-cell office:value-type="float" office:value="0.976159" calcext:value-type="float">
            <text:p>0.976159</text:p>
          </table:table-cell>
          <table:table-cell office:value-type="float" office:value="0.923762" calcext:value-type="float">
            <text:p>0.923762</text:p>
          </table:table-cell>
          <table:table-cell office:value-type="float" office:value="0.998256" calcext:value-type="float">
            <text:p>0.998256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985521" calcext:value-type="float">
            <text:p>0.985521</text:p>
          </table:table-cell>
          <table:table-cell office:value-type="float" office:value="0.906951" calcext:value-type="float">
            <text:p>0.906951</text:p>
          </table:table-cell>
          <table:table-cell office:value-type="float" office:value="0.991813" calcext:value-type="float">
            <text:p>0.991813</text:p>
          </table:table-cell>
          <table:table-cell office:value-type="float" office:value="0.850731" calcext:value-type="float">
            <text:p>0.850731</text:p>
          </table:table-cell>
          <table:table-cell office:value-type="float" office:value="0.991472" calcext:value-type="float">
            <text:p>0.991472</text:p>
          </table:table-cell>
          <table:table-cell office:value-type="float" office:value="0.865759" calcext:value-type="float">
            <text:p>0.865759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906571" calcext:value-type="float">
            <text:p>0.906571</text:p>
          </table:table-cell>
          <table:table-cell office:value-type="float" office:value="0.868186" calcext:value-type="float">
            <text:p>0.868186</text:p>
          </table:table-cell>
          <table:table-cell office:value-type="float" office:value="0.997309" calcext:value-type="float">
            <text:p>0.997309</text:p>
          </table:table-cell>
          <table:table-cell office:value-type="float" office:value="0.991434" calcext:value-type="float">
            <text:p>0.991434</text:p>
          </table:table-cell>
          <table:table-cell table:formula="of:=([.B66]+[.D66]+[.F66]+[.H66]+[.J66]+[.L66]+[.N66]+[.P66]+[.R66]+[.T66])/10" office:value-type="float" office:value="0.9107911" calcext:value-type="float">
            <text:p>0.9107911</text:p>
          </table:table-cell>
          <table:table-cell table:formula="of:=([.C66]+[.E66]+[.G66]+[.I66]+[.K66]+[.M66]+[.O66]+[.Q66]+[.S66]+[.U66])/10" office:value-type="float" office:value="0.9793441" calcext:value-type="float">
            <text:p>0.9793441</text:p>
          </table:table-cell>
        </table:table-row>
        <table:table-row table:style-name="ro1">
          <table:table-cell/>
          <table:table-cell office:value-type="float" office:value="0.871429" calcext:value-type="float">
            <text:p>0.871429</text:p>
          </table:table-cell>
          <table:table-cell office:value-type="float" office:value="0.994125" calcext:value-type="float">
            <text:p>0.994125</text:p>
          </table:table-cell>
          <table:table-cell office:value-type="float" office:value="0.903084" calcext:value-type="float">
            <text:p>0.903084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955426" calcext:value-type="float">
            <text:p>0.955426</text:p>
          </table:table-cell>
          <table:table-cell office:value-type="float" office:value="0.976235" calcext:value-type="float">
            <text:p>0.976235</text:p>
          </table:table-cell>
          <table:table-cell office:value-type="float" office:value="0.924752" calcext:value-type="float">
            <text:p>0.924752</text:p>
          </table:table-cell>
          <table:table-cell office:value-type="float" office:value="0.998143" calcext:value-type="float">
            <text:p>0.998143</text:p>
          </table:table-cell>
          <table:table-cell office:value-type="float" office:value="0.915479" calcext:value-type="float">
            <text:p>0.915479</text:p>
          </table:table-cell>
          <table:table-cell office:value-type="float" office:value="0.985256" calcext:value-type="float">
            <text:p>0.985256</text:p>
          </table:table-cell>
          <table:table-cell office:value-type="float" office:value="0.900224" calcext:value-type="float">
            <text:p>0.900224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847599" calcext:value-type="float">
            <text:p>0.847599</text:p>
          </table:table-cell>
          <table:table-cell office:value-type="float" office:value="0.991775" calcext:value-type="float">
            <text:p>0.991775</text:p>
          </table:table-cell>
          <table:table-cell office:value-type="float" office:value="0.861868" calcext:value-type="float">
            <text:p>0.861868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904517" calcext:value-type="float">
            <text:p>0.904517</text:p>
          </table:table-cell>
          <table:table-cell office:value-type="float" office:value="0.859267" calcext:value-type="float">
            <text:p>0.859267</text:p>
          </table:table-cell>
          <table:table-cell office:value-type="float" office:value="0.997233" calcext:value-type="float">
            <text:p>0.997233</text:p>
          </table:table-cell>
          <table:table-cell office:value-type="float" office:value="0.991434" calcext:value-type="float">
            <text:p>0.991434</text:p>
          </table:table-cell>
          <table:table-cell table:formula="of:=([.B67]+[.D67]+[.F67]+[.H67]+[.J67]+[.L67]+[.N67]+[.P67]+[.R67]+[.T67])/10" office:value-type="float" office:value="0.9081611" calcext:value-type="float">
            <text:p>0.9081611</text:p>
          </table:table-cell>
          <table:table-cell table:formula="of:=([.C67]+[.E67]+[.G67]+[.I67]+[.K67]+[.M67]+[.O67]+[.Q67]+[.S67]+[.U67])/10" office:value-type="float" office:value="0.9784523" calcext:value-type="float">
            <text:p>0.9784523</text:p>
          </table:table-cell>
        </table:table-row>
        <table:table-row table:style-name="ro1">
          <table:table-cell/>
          <table:table-cell office:value-type="float" office:value="0.871429" calcext:value-type="float">
            <text:p>0.871429</text:p>
          </table:table-cell>
          <table:table-cell office:value-type="float" office:value="0.994239" calcext:value-type="float">
            <text:p>0.994239</text:p>
          </table:table-cell>
          <table:table-cell office:value-type="float" office:value="0.902203" calcext:value-type="float">
            <text:p>0.902203</text:p>
          </table:table-cell>
          <table:table-cell office:value-type="float" office:value="0.997195" calcext:value-type="float">
            <text:p>0.997195</text:p>
          </table:table-cell>
          <table:table-cell office:value-type="float" office:value="0.956395" calcext:value-type="float">
            <text:p>0.956395</text:p>
          </table:table-cell>
          <table:table-cell office:value-type="float" office:value="0.978206" calcext:value-type="float">
            <text:p>0.978206</text:p>
          </table:table-cell>
          <table:table-cell office:value-type="float" office:value="0.923762" calcext:value-type="float">
            <text:p>0.923762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0.911405" calcext:value-type="float">
            <text:p>0.911405</text:p>
          </table:table-cell>
          <table:table-cell office:value-type="float" office:value="0.986127" calcext:value-type="float">
            <text:p>0.986127</text:p>
          </table:table-cell>
          <table:table-cell office:value-type="float" office:value="0.892377" calcext:value-type="float">
            <text:p>0.892377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849687" calcext:value-type="float">
            <text:p>0.849687</text:p>
          </table:table-cell>
          <table:table-cell office:value-type="float" office:value="0.99204" calcext:value-type="float">
            <text:p>0.99204</text:p>
          </table:table-cell>
          <table:table-cell office:value-type="float" office:value="0.858949" calcext:value-type="float">
            <text:p>0.858949</text:p>
          </table:table-cell>
          <table:table-cell office:value-type="float" office:value="0.999242" calcext:value-type="float">
            <text:p>0.999242</text:p>
          </table:table-cell>
          <table:table-cell office:value-type="float" office:value="0.899384" calcext:value-type="float">
            <text:p>0.899384</text:p>
          </table:table-cell>
          <table:table-cell office:value-type="float" office:value="0.859267" calcext:value-type="float">
            <text:p>0.859267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991434" calcext:value-type="float">
            <text:p>0.991434</text:p>
          </table:table-cell>
          <table:table-cell table:formula="of:=([.B68]+[.D68]+[.F68]+[.H68]+[.J68]+[.L68]+[.N68]+[.P68]+[.R68]+[.T68])/10" office:value-type="float" office:value="0.9062635" calcext:value-type="float">
            <text:p>0.9062635</text:p>
          </table:table-cell>
          <table:table-cell table:formula="of:=([.C68]+[.E68]+[.G68]+[.I68]+[.K68]+[.M68]+[.O68]+[.Q68]+[.S68]+[.U68])/10" office:value-type="float" office:value="0.9788236" calcext:value-type="float">
            <text:p>0.9788236</text:p>
          </table:table-cell>
        </table:table-row>
        <table:table-row table:style-name="ro1">
          <table:table-cell/>
          <table:table-cell office:value-type="float" office:value="0.872449" calcext:value-type="float">
            <text:p>0.872449</text:p>
          </table:table-cell>
          <table:table-cell office:value-type="float" office:value="0.994352" calcext:value-type="float">
            <text:p>0.994352</text:p>
          </table:table-cell>
          <table:table-cell office:value-type="float" office:value="0.901322" calcext:value-type="float">
            <text:p>0.901322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955426" calcext:value-type="float">
            <text:p>0.955426</text:p>
          </table:table-cell>
          <table:table-cell office:value-type="float" office:value="0.97794" calcext:value-type="float">
            <text:p>0.97794</text:p>
          </table:table-cell>
          <table:table-cell office:value-type="float" office:value="0.918812" calcext:value-type="float">
            <text:p>0.918812</text:p>
          </table:table-cell>
          <table:table-cell office:value-type="float" office:value="0.99837" calcext:value-type="float">
            <text:p>0.99837</text:p>
          </table:table-cell>
          <table:table-cell office:value-type="float" office:value="0.909369" calcext:value-type="float">
            <text:p>0.909369</text:p>
          </table:table-cell>
          <table:table-cell office:value-type="float" office:value="0.986734" calcext:value-type="float">
            <text:p>0.986734</text:p>
          </table:table-cell>
          <table:table-cell office:value-type="float" office:value="0.894619" calcext:value-type="float">
            <text:p>0.894619</text:p>
          </table:table-cell>
          <table:table-cell office:value-type="float" office:value="0.99204" calcext:value-type="float">
            <text:p>0.99204</text:p>
          </table:table-cell>
          <table:table-cell office:value-type="float" office:value="0.841336" calcext:value-type="float">
            <text:p>0.841336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858949" calcext:value-type="float">
            <text:p>0.858949</text:p>
          </table:table-cell>
          <table:table-cell office:value-type="float" office:value="0.999204" calcext:value-type="float">
            <text:p>0.999204</text:p>
          </table:table-cell>
          <table:table-cell office:value-type="float" office:value="0.898357" calcext:value-type="float">
            <text:p>0.898357</text:p>
          </table:table-cell>
          <table:table-cell office:value-type="float" office:value="0.856293" calcext:value-type="float">
            <text:p>0.856293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991434" calcext:value-type="float">
            <text:p>0.991434</text:p>
          </table:table-cell>
          <table:table-cell table:formula="of:=([.B69]+[.D69]+[.F69]+[.H69]+[.J69]+[.L69]+[.N69]+[.P69]+[.R69]+[.T69])/10" office:value-type="float" office:value="0.9048213" calcext:value-type="float">
            <text:p>0.9048213</text:p>
          </table:table-cell>
          <table:table-cell table:formula="of:=([.C69]+[.E69]+[.G69]+[.I69]+[.K69]+[.M69]+[.O69]+[.Q69]+[.S69]+[.U69])/10" office:value-type="float" office:value="0.9786095" calcext:value-type="float">
            <text:p>0.9786095</text:p>
          </table:table-cell>
        </table:table-row>
        <table:table-row table:style-name="ro1">
          <table:table-cell/>
          <table:table-cell office:value-type="float" office:value="0.871429" calcext:value-type="float">
            <text:p>0.871429</text:p>
          </table:table-cell>
          <table:table-cell office:value-type="float" office:value="0.994087" calcext:value-type="float">
            <text:p>0.994087</text:p>
          </table:table-cell>
          <table:table-cell office:value-type="float" office:value="0.885463" calcext:value-type="float">
            <text:p>0.885463</text:p>
          </table:table-cell>
          <table:table-cell office:value-type="float" office:value="0.997347" calcext:value-type="float">
            <text:p>0.997347</text:p>
          </table:table-cell>
          <table:table-cell office:value-type="float" office:value="0.95155" calcext:value-type="float">
            <text:p>0.95155</text:p>
          </table:table-cell>
          <table:table-cell office:value-type="float" office:value="0.978661" calcext:value-type="float">
            <text:p>0.978661</text:p>
          </table:table-cell>
          <table:table-cell office:value-type="float" office:value="0.921782" calcext:value-type="float">
            <text:p>0.921782</text:p>
          </table:table-cell>
          <table:table-cell office:value-type="float" office:value="0.998484" calcext:value-type="float">
            <text:p>0.998484</text:p>
          </table:table-cell>
          <table:table-cell office:value-type="float" office:value="0.90835" calcext:value-type="float">
            <text:p>0.90835</text:p>
          </table:table-cell>
          <table:table-cell office:value-type="float" office:value="0.986431" calcext:value-type="float">
            <text:p>0.986431</text:p>
          </table:table-cell>
          <table:table-cell office:value-type="float" office:value="0.889013" calcext:value-type="float">
            <text:p>0.889013</text:p>
          </table:table-cell>
          <table:table-cell office:value-type="float" office:value="0.991965" calcext:value-type="float">
            <text:p>0.991965</text:p>
          </table:table-cell>
          <table:table-cell office:value-type="float" office:value="0.838205" calcext:value-type="float">
            <text:p>0.838205</text:p>
          </table:table-cell>
          <table:table-cell office:value-type="float" office:value="0.992798" calcext:value-type="float">
            <text:p>0.992798</text:p>
          </table:table-cell>
          <table:table-cell office:value-type="float" office:value="0.854086" calcext:value-type="float">
            <text:p>0.854086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895277" calcext:value-type="float">
            <text:p>0.895277</text:p>
          </table:table-cell>
          <table:table-cell office:value-type="float" office:value="0.857284" calcext:value-type="float">
            <text:p>0.857284</text:p>
          </table:table-cell>
          <table:table-cell office:value-type="float" office:value="0.997726" calcext:value-type="float">
            <text:p>0.997726</text:p>
          </table:table-cell>
          <table:table-cell office:value-type="float" office:value="0.991434" calcext:value-type="float">
            <text:p>0.991434</text:p>
          </table:table-cell>
          <table:table-cell table:formula="of:=([.B70]+[.D70]+[.F70]+[.H70]+[.J70]+[.L70]+[.N70]+[.P70]+[.R70]+[.T70])/10" office:value-type="float" office:value="0.9012881" calcext:value-type="float">
            <text:p>0.9012881</text:p>
          </table:table-cell>
          <table:table-cell table:formula="of:=([.C70]+[.E70]+[.G70]+[.I70]+[.K70]+[.M70]+[.O70]+[.Q70]+[.S70]+[.U70])/10" office:value-type="float" office:value="0.9787847" calcext:value-type="float">
            <text:p>0.9787847</text:p>
          </table:table-cell>
        </table:table-row>
        <table:table-row table:style-name="ro1">
          <table:table-cell/>
          <table:table-cell office:value-type="float" office:value="0.868367" calcext:value-type="float">
            <text:p>0.868367</text:p>
          </table:table-cell>
          <table:table-cell office:value-type="float" office:value="0.994352" calcext:value-type="float">
            <text:p>0.994352</text:p>
          </table:table-cell>
          <table:table-cell office:value-type="float" office:value="0.886344" calcext:value-type="float">
            <text:p>0.886344</text:p>
          </table:table-cell>
          <table:table-cell office:value-type="float" office:value="0.998181" calcext:value-type="float">
            <text:p>0.998181</text:p>
          </table:table-cell>
          <table:table-cell office:value-type="float" office:value="0.947674" calcext:value-type="float">
            <text:p>0.947674</text:p>
          </table:table-cell>
          <table:table-cell office:value-type="float" office:value="0.978888" calcext:value-type="float">
            <text:p>0.978888</text:p>
          </table:table-cell>
          <table:table-cell office:value-type="float" office:value="0.915842" calcext:value-type="float">
            <text:p>0.915842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904277" calcext:value-type="float">
            <text:p>0.904277</text:p>
          </table:table-cell>
          <table:table-cell office:value-type="float" office:value="0.986885" calcext:value-type="float">
            <text:p>0.986885</text:p>
          </table:table-cell>
          <table:table-cell office:value-type="float" office:value="0.890135" calcext:value-type="float">
            <text:p>0.890135</text:p>
          </table:table-cell>
          <table:table-cell office:value-type="float" office:value="0.992268" calcext:value-type="float">
            <text:p>0.992268</text:p>
          </table:table-cell>
          <table:table-cell office:value-type="float" office:value="0.835073" calcext:value-type="float">
            <text:p>0.835073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857977" calcext:value-type="float">
            <text:p>0.857977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893224" calcext:value-type="float">
            <text:p>0.893224</text:p>
          </table:table-cell>
          <table:table-cell office:value-type="float" office:value="0.85332" calcext:value-type="float">
            <text:p>0.85332</text:p>
          </table:table-cell>
          <table:table-cell office:value-type="float" office:value="0.997802" calcext:value-type="float">
            <text:p>0.997802</text:p>
          </table:table-cell>
          <table:table-cell office:value-type="float" office:value="0.991434" calcext:value-type="float">
            <text:p>0.991434</text:p>
          </table:table-cell>
          <table:table-cell table:formula="of:=([.B71]+[.D71]+[.F71]+[.H71]+[.J71]+[.L71]+[.N71]+[.P71]+[.R71]+[.T71])/10" office:value-type="float" office:value="0.8996715" calcext:value-type="float">
            <text:p>0.8996715</text:p>
          </table:table-cell>
          <table:table-cell table:formula="of:=([.C71]+[.E71]+[.G71]+[.I71]+[.K71]+[.M71]+[.O71]+[.Q71]+[.S71]+[.U71])/10" office:value-type="float" office:value="0.9786383" calcext:value-type="float">
            <text:p>0.9786383</text:p>
          </table:table-cell>
        </table:table-row>
        <table:table-row table:style-name="ro1">
          <table:table-cell/>
          <table:table-cell office:value-type="float" office:value="0.868367" calcext:value-type="float">
            <text:p>0.868367</text:p>
          </table:table-cell>
          <table:table-cell office:value-type="float" office:value="0.994504" calcext:value-type="float">
            <text:p>0.994504</text:p>
          </table:table-cell>
          <table:table-cell office:value-type="float" office:value="0.885463" calcext:value-type="float">
            <text:p>0.885463</text:p>
          </table:table-cell>
          <table:table-cell office:value-type="float" office:value="0.998029" calcext:value-type="float">
            <text:p>0.998029</text:p>
          </table:table-cell>
          <table:table-cell office:value-type="float" office:value="0.945736" calcext:value-type="float">
            <text:p>0.945736</text:p>
          </table:table-cell>
          <table:table-cell office:value-type="float" office:value="0.97976" calcext:value-type="float">
            <text:p>0.97976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89613" calcext:value-type="float">
            <text:p>0.89613</text:p>
          </table:table-cell>
          <table:table-cell office:value-type="float" office:value="0.987681" calcext:value-type="float">
            <text:p>0.987681</text:p>
          </table:table-cell>
          <table:table-cell office:value-type="float" office:value="0.889013" calcext:value-type="float">
            <text:p>0.889013</text:p>
          </table:table-cell>
          <table:table-cell office:value-type="float" office:value="0.992268" calcext:value-type="float">
            <text:p>0.992268</text:p>
          </table:table-cell>
          <table:table-cell office:value-type="float" office:value="0.832985" calcext:value-type="float">
            <text:p>0.832985</text:p>
          </table:table-cell>
          <table:table-cell office:value-type="float" office:value="0.993215" calcext:value-type="float">
            <text:p>0.993215</text:p>
          </table:table-cell>
          <table:table-cell office:value-type="float" office:value="0.854086" calcext:value-type="float">
            <text:p>0.854086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892197" calcext:value-type="float">
            <text:p>0.892197</text:p>
          </table:table-cell>
          <table:table-cell office:value-type="float" office:value="0.852329" calcext:value-type="float">
            <text:p>0.852329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0.991434" calcext:value-type="float">
            <text:p>0.991434</text:p>
          </table:table-cell>
          <table:table-cell table:formula="of:=([.B72]+[.D72]+[.F72]+[.H72]+[.J72]+[.L72]+[.N72]+[.P72]+[.R72]+[.T72])/10" office:value-type="float" office:value="0.8977047" calcext:value-type="float">
            <text:p>0.8977047</text:p>
          </table:table-cell>
          <table:table-cell table:formula="of:=([.C72]+[.E72]+[.G72]+[.I72]+[.K72]+[.M72]+[.O72]+[.Q72]+[.S72]+[.U72])/10" office:value-type="float" office:value="0.9787439" calcext:value-type="float">
            <text:p>0.9787439</text:p>
          </table:table-cell>
        </table:table-row>
        <table:table-row table:style-name="ro1">
          <table:table-cell/>
          <table:table-cell office:value-type="float" office:value="0.865306" calcext:value-type="float">
            <text:p>0.865306</text:p>
          </table:table-cell>
          <table:table-cell office:value-type="float" office:value="0.994694" calcext:value-type="float">
            <text:p>0.994694</text:p>
          </table:table-cell>
          <table:table-cell office:value-type="float" office:value="0.882819" calcext:value-type="float">
            <text:p>0.882819</text:p>
          </table:table-cell>
          <table:table-cell office:value-type="float" office:value="0.998143" calcext:value-type="float">
            <text:p>0.998143</text:p>
          </table:table-cell>
          <table:table-cell office:value-type="float" office:value="0.944767" calcext:value-type="float">
            <text:p>0.944767</text:p>
          </table:table-cell>
          <table:table-cell office:value-type="float" office:value="0.980935" calcext:value-type="float">
            <text:p>0.980935</text:p>
          </table:table-cell>
          <table:table-cell office:value-type="float" office:value="0.913861" calcext:value-type="float">
            <text:p>0.913861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895112" calcext:value-type="float">
            <text:p>0.895112</text:p>
          </table:table-cell>
          <table:table-cell office:value-type="float" office:value="0.987189" calcext:value-type="float">
            <text:p>0.987189</text:p>
          </table:table-cell>
          <table:table-cell office:value-type="float" office:value="0.886771" calcext:value-type="float">
            <text:p>0.886771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825678" calcext:value-type="float">
            <text:p>0.825678</text:p>
          </table:table-cell>
          <table:table-cell office:value-type="float" office:value="0.993177" calcext:value-type="float">
            <text:p>0.993177</text:p>
          </table:table-cell>
          <table:table-cell office:value-type="float" office:value="0.85214" calcext:value-type="float">
            <text:p>0.85214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88809" calcext:value-type="float">
            <text:p>0.88809</text:p>
          </table:table-cell>
          <table:table-cell office:value-type="float" office:value="0.849356" calcext:value-type="float">
            <text:p>0.849356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0.991434" calcext:value-type="float">
            <text:p>0.991434</text:p>
          </table:table-cell>
          <table:table-cell table:formula="of:=([.B73]+[.D73]+[.F73]+[.H73]+[.J73]+[.L73]+[.N73]+[.P73]+[.R73]+[.T73])/10" office:value-type="float" office:value="0.8952838" calcext:value-type="float">
            <text:p>0.8952838</text:p>
          </table:table-cell>
          <table:table-cell table:formula="of:=([.C73]+[.E73]+[.G73]+[.I73]+[.K73]+[.M73]+[.O73]+[.Q73]+[.S73]+[.U73])/10" office:value-type="float" office:value="0.9785528" calcext:value-type="float">
            <text:p>0.9785528</text:p>
          </table:table-cell>
        </table:table-row>
        <table:table-row table:style-name="ro1">
          <table:table-cell/>
          <table:table-cell office:value-type="float" office:value="0.864286" calcext:value-type="float">
            <text:p>0.864286</text:p>
          </table:table-cell>
          <table:table-cell office:value-type="float" office:value="0.994807" calcext:value-type="float">
            <text:p>0.994807</text:p>
          </table:table-cell>
          <table:table-cell office:value-type="float" office:value="0.881938" calcext:value-type="float">
            <text:p>0.881938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0.947674" calcext:value-type="float">
            <text:p>0.947674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913861" calcext:value-type="float">
            <text:p>0.913861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89002" calcext:value-type="float">
            <text:p>0.89002</text:p>
          </table:table-cell>
          <table:table-cell office:value-type="float" office:value="0.987757" calcext:value-type="float">
            <text:p>0.987757</text:p>
          </table:table-cell>
          <table:table-cell office:value-type="float" office:value="0.881166" calcext:value-type="float">
            <text:p>0.881166</text:p>
          </table:table-cell>
          <table:table-cell office:value-type="float" office:value="0.993064" calcext:value-type="float">
            <text:p>0.993064</text:p>
          </table:table-cell>
          <table:table-cell office:value-type="float" office:value="0.829854" calcext:value-type="float">
            <text:p>0.829854</text:p>
          </table:table-cell>
          <table:table-cell office:value-type="float" office:value="0.993443" calcext:value-type="float">
            <text:p>0.993443</text:p>
          </table:table-cell>
          <table:table-cell office:value-type="float" office:value="0.850195" calcext:value-type="float">
            <text:p>0.850195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87064" calcext:value-type="float">
            <text:p>0.887064</text:p>
          </table:table-cell>
          <table:table-cell office:value-type="float" office:value="0.848365" calcext:value-type="float">
            <text:p>0.848365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0.991434" calcext:value-type="float">
            <text:p>0.991434</text:p>
          </table:table-cell>
          <table:table-cell table:formula="of:=([.B74]+[.D74]+[.F74]+[.H74]+[.J74]+[.L74]+[.N74]+[.P74]+[.R74]+[.T74])/10" office:value-type="float" office:value="0.8944352" calcext:value-type="float">
            <text:p>0.8944352</text:p>
          </table:table-cell>
          <table:table-cell table:formula="of:=([.C74]+[.E74]+[.G74]+[.I74]+[.K74]+[.M74]+[.O74]+[.Q74]+[.S74]+[.U74])/10" office:value-type="float" office:value="0.9786621" calcext:value-type="float">
            <text:p>0.9786621</text:p>
          </table:table-cell>
        </table:table-row>
        <table:table-row table:style-name="ro1">
          <table:table-cell/>
          <table:table-cell office:value-type="float" office:value="0.857143" calcext:value-type="float">
            <text:p>0.857143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881938" calcext:value-type="float">
            <text:p>0.881938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0.942829" calcext:value-type="float">
            <text:p>0.942829</text:p>
          </table:table-cell>
          <table:table-cell office:value-type="float" office:value="0.981048" calcext:value-type="float">
            <text:p>0.981048</text:p>
          </table:table-cell>
          <table:table-cell office:value-type="float" office:value="0.909901" calcext:value-type="float">
            <text:p>0.909901</text:p>
          </table:table-cell>
          <table:table-cell office:value-type="float" office:value="0.99909" calcext:value-type="float">
            <text:p>0.99909</text:p>
          </table:table-cell>
          <table:table-cell office:value-type="float" office:value="0.884929" calcext:value-type="float">
            <text:p>0.884929</text:p>
          </table:table-cell>
          <table:table-cell office:value-type="float" office:value="0.989046" calcext:value-type="float">
            <text:p>0.989046</text:p>
          </table:table-cell>
          <table:table-cell office:value-type="float" office:value="0.881166" calcext:value-type="float">
            <text:p>0.881166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822547" calcext:value-type="float">
            <text:p>0.822547</text:p>
          </table:table-cell>
          <table:table-cell office:value-type="float" office:value="0.993784" calcext:value-type="float">
            <text:p>0.993784</text:p>
          </table:table-cell>
          <table:table-cell office:value-type="float" office:value="0.848249" calcext:value-type="float">
            <text:p>0.848249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83984" calcext:value-type="float">
            <text:p>0.883984</text:p>
          </table:table-cell>
          <table:table-cell office:value-type="float" office:value="0.845391" calcext:value-type="float">
            <text:p>0.845391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0.991434" calcext:value-type="float">
            <text:p>0.991434</text:p>
          </table:table-cell>
          <table:table-cell table:formula="of:=([.B75]+[.D75]+[.F75]+[.H75]+[.J75]+[.L75]+[.N75]+[.P75]+[.R75]+[.T75])/10" office:value-type="float" office:value="0.891098" calcext:value-type="float">
            <text:p>0.891098</text:p>
          </table:table-cell>
          <table:table-cell table:formula="of:=([.C75]+[.E75]+[.G75]+[.I75]+[.K75]+[.M75]+[.O75]+[.Q75]+[.S75]+[.U75])/10" office:value-type="float" office:value="0.9785883" calcext:value-type="float">
            <text:p>0.9785883</text:p>
          </table:table-cell>
        </table:table-row>
        <table:table-row table:style-name="ro1">
          <table:table-cell/>
          <table:table-cell office:value-type="float" office:value="0.860204" calcext:value-type="float">
            <text:p>0.860204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71366" calcext:value-type="float">
            <text:p>0.871366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42829" calcext:value-type="float">
            <text:p>0.942829</text:p>
          </table:table-cell>
          <table:table-cell office:value-type="float" office:value="0.981465" calcext:value-type="float">
            <text:p>0.981465</text:p>
          </table:table-cell>
          <table:table-cell office:value-type="float" office:value="0.90099" calcext:value-type="float">
            <text:p>0.90099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882892" calcext:value-type="float">
            <text:p>0.882892</text:p>
          </table:table-cell>
          <table:table-cell office:value-type="float" office:value="0.989084" calcext:value-type="float">
            <text:p>0.989084</text:p>
          </table:table-cell>
          <table:table-cell office:value-type="float" office:value="0.876682" calcext:value-type="float">
            <text:p>0.876682</text:p>
          </table:table-cell>
          <table:table-cell office:value-type="float" office:value="0.993594" calcext:value-type="float">
            <text:p>0.993594</text:p>
          </table:table-cell>
          <table:table-cell office:value-type="float" office:value="0.820459" calcext:value-type="float">
            <text:p>0.820459</text:p>
          </table:table-cell>
          <table:table-cell office:value-type="float" office:value="0.994315" calcext:value-type="float">
            <text:p>0.994315</text:p>
          </table:table-cell>
          <table:table-cell office:value-type="float" office:value="0.847276" calcext:value-type="float">
            <text:p>0.847276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83984" calcext:value-type="float">
            <text:p>0.883984</text:p>
          </table:table-cell>
          <table:table-cell office:value-type="float" office:value="0.847374" calcext:value-type="float">
            <text:p>0.847374</text:p>
          </table:table-cell>
          <table:table-cell office:value-type="float" office:value="0.997877" calcext:value-type="float">
            <text:p>0.997877</text:p>
          </table:table-cell>
          <table:table-cell office:value-type="float" office:value="0.991434" calcext:value-type="float">
            <text:p>0.991434</text:p>
          </table:table-cell>
          <table:table-cell table:formula="of:=([.B76]+[.D76]+[.F76]+[.H76]+[.J76]+[.L76]+[.N76]+[.P76]+[.R76]+[.T76])/10" office:value-type="float" office:value="0.8884559" calcext:value-type="float">
            <text:p>0.8884559</text:p>
          </table:table-cell>
          <table:table-cell table:formula="of:=([.C76]+[.E76]+[.G76]+[.I76]+[.K76]+[.M76]+[.O76]+[.Q76]+[.S76]+[.U76])/10" office:value-type="float" office:value="0.9789647" calcext:value-type="float">
            <text:p>0.9789647</text:p>
          </table:table-cell>
        </table:table-row>
        <table:table-row table:style-name="ro1">
          <table:table-cell/>
          <table:table-cell office:value-type="float" office:value="0.858163" calcext:value-type="float">
            <text:p>0.858163</text:p>
          </table:table-cell>
          <table:table-cell office:value-type="float" office:value="0.995035" calcext:value-type="float">
            <text:p>0.995035</text:p>
          </table:table-cell>
          <table:table-cell office:value-type="float" office:value="0.871366" calcext:value-type="float">
            <text:p>0.871366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38953" calcext:value-type="float">
            <text:p>0.938953</text:p>
          </table:table-cell>
          <table:table-cell office:value-type="float" office:value="0.981731" calcext:value-type="float">
            <text:p>0.981731</text:p>
          </table:table-cell>
          <table:table-cell office:value-type="float" office:value="0.89901" calcext:value-type="float">
            <text:p>0.89901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81874" calcext:value-type="float">
            <text:p>0.881874</text:p>
          </table:table-cell>
          <table:table-cell office:value-type="float" office:value="0.989122" calcext:value-type="float">
            <text:p>0.989122</text:p>
          </table:table-cell>
          <table:table-cell office:value-type="float" office:value="0.877803" calcext:value-type="float">
            <text:p>0.877803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0.821503" calcext:value-type="float">
            <text:p>0.821503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847276" calcext:value-type="float">
            <text:p>0.847276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82957" calcext:value-type="float">
            <text:p>0.882957</text:p>
          </table:table-cell>
          <table:table-cell office:value-type="float" office:value="0.837463" calcext:value-type="float">
            <text:p>0.837463</text:p>
          </table:table-cell>
          <table:table-cell office:value-type="float" office:value="0.997953" calcext:value-type="float">
            <text:p>0.997953</text:p>
          </table:table-cell>
          <table:table-cell office:value-type="float" office:value="0.991434" calcext:value-type="float">
            <text:p>0.991434</text:p>
          </table:table-cell>
          <table:table-cell table:formula="of:=([.B77]+[.D77]+[.F77]+[.H77]+[.J77]+[.L77]+[.N77]+[.P77]+[.R77]+[.T77])/10" office:value-type="float" office:value="0.8876858" calcext:value-type="float">
            <text:p>0.8876858</text:p>
          </table:table-cell>
          <table:table-cell table:formula="of:=([.C77]+[.E77]+[.G77]+[.I77]+[.K77]+[.M77]+[.O77]+[.Q77]+[.S77]+[.U77])/10" office:value-type="float" office:value="0.9780153" calcext:value-type="float">
            <text:p>0.9780153</text:p>
          </table:table-cell>
        </table:table-row>
        <table:table-row table:style-name="ro1">
          <table:table-cell/>
          <table:table-cell office:value-type="float" office:value="0.852041" calcext:value-type="float">
            <text:p>0.852041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861674" calcext:value-type="float">
            <text:p>0.861674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0.934109" calcext:value-type="float">
            <text:p>0.934109</text:p>
          </table:table-cell>
          <table:table-cell office:value-type="float" office:value="0.98211" calcext:value-type="float">
            <text:p>0.98211</text:p>
          </table:table-cell>
          <table:table-cell office:value-type="float" office:value="0.90099" calcext:value-type="float">
            <text:p>0.90099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989463" calcext:value-type="float">
            <text:p>0.989463</text:p>
          </table:table-cell>
          <table:table-cell office:value-type="float" office:value="0.874439" calcext:value-type="float">
            <text:p>0.874439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816284" calcext:value-type="float">
            <text:p>0.816284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46304" calcext:value-type="float">
            <text:p>0.846304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77823" calcext:value-type="float">
            <text:p>0.877823</text:p>
          </table:table-cell>
          <table:table-cell office:value-type="float" office:value="0.831516" calcext:value-type="float">
            <text:p>0.831516</text:p>
          </table:table-cell>
          <table:table-cell office:value-type="float" office:value="0.998105" calcext:value-type="float">
            <text:p>0.998105</text:p>
          </table:table-cell>
          <table:table-cell office:value-type="float" office:value="0.991434" calcext:value-type="float">
            <text:p>0.991434</text:p>
          </table:table-cell>
          <table:table-cell table:formula="of:=([.B78]+[.D78]+[.F78]+[.H78]+[.J78]+[.L78]+[.N78]+[.P78]+[.R78]+[.T78])/10" office:value-type="float" office:value="0.8839569" calcext:value-type="float">
            <text:p>0.8839569</text:p>
          </table:table-cell>
          <table:table-cell table:formula="of:=([.C78]+[.E78]+[.G78]+[.I78]+[.K78]+[.M78]+[.O78]+[.Q78]+[.S78]+[.U78])/10" office:value-type="float" office:value="0.9775571" calcext:value-type="float">
            <text:p>0.9775571</text:p>
          </table:table-cell>
        </table:table-row>
        <table:table-row table:style-name="ro1">
          <table:table-cell/>
          <table:table-cell office:value-type="float" office:value="0.844898" calcext:value-type="float">
            <text:p>0.844898</text:p>
          </table:table-cell>
          <table:table-cell office:value-type="float" office:value="0.995376" calcext:value-type="float">
            <text:p>0.995376</text:p>
          </table:table-cell>
          <table:table-cell office:value-type="float" office:value="0.855507" calcext:value-type="float">
            <text:p>0.855507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32171" calcext:value-type="float">
            <text:p>0.932171</text:p>
          </table:table-cell>
          <table:table-cell office:value-type="float" office:value="0.98192" calcext:value-type="float">
            <text:p>0.98192</text:p>
          </table:table-cell>
          <table:table-cell office:value-type="float" office:value="0.9" calcext:value-type="float">
            <text:p>0.9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989615" calcext:value-type="float">
            <text:p>0.989615</text:p>
          </table:table-cell>
          <table:table-cell office:value-type="float" office:value="0.868834" calcext:value-type="float">
            <text:p>0.868834</text:p>
          </table:table-cell>
          <table:table-cell office:value-type="float" office:value="0.99439" calcext:value-type="float">
            <text:p>0.99439</text:p>
          </table:table-cell>
          <table:table-cell office:value-type="float" office:value="0.813152" calcext:value-type="float">
            <text:p>0.813152</text:p>
          </table:table-cell>
          <table:table-cell office:value-type="float" office:value="0.99439" calcext:value-type="float">
            <text:p>0.99439</text:p>
          </table:table-cell>
          <table:table-cell office:value-type="float" office:value="0.843385" calcext:value-type="float">
            <text:p>0.843385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33499" calcext:value-type="float">
            <text:p>0.833499</text:p>
          </table:table-cell>
          <table:table-cell office:value-type="float" office:value="0.997915" calcext:value-type="float">
            <text:p>0.997915</text:p>
          </table:table-cell>
          <table:table-cell office:value-type="float" office:value="0.991434" calcext:value-type="float">
            <text:p>0.991434</text:p>
          </table:table-cell>
          <table:table-cell table:formula="of:=([.B79]+[.D79]+[.F79]+[.H79]+[.J79]+[.L79]+[.N79]+[.P79]+[.R79]+[.T79])/10" office:value-type="float" office:value="0.8808405" calcext:value-type="float">
            <text:p>0.8808405</text:p>
          </table:table-cell>
          <table:table-cell table:formula="of:=([.C79]+[.E79]+[.G79]+[.I79]+[.K79]+[.M79]+[.O79]+[.Q79]+[.S79]+[.U79])/10" office:value-type="float" office:value="0.9778615" calcext:value-type="float">
            <text:p>0.9778615</text:p>
          </table:table-cell>
        </table:table-row>
        <table:table-row table:style-name="ro1">
          <table:table-cell/>
          <table:table-cell office:value-type="float" office:value="0.841837" calcext:value-type="float">
            <text:p>0.841837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852863" calcext:value-type="float">
            <text:p>0.852863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31202" calcext:value-type="float">
            <text:p>0.931202</text:p>
          </table:table-cell>
          <table:table-cell office:value-type="float" office:value="0.982375" calcext:value-type="float">
            <text:p>0.982375</text:p>
          </table:table-cell>
          <table:table-cell office:value-type="float" office:value="0.89901" calcext:value-type="float">
            <text:p>0.89901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76782" calcext:value-type="float">
            <text:p>0.876782</text:p>
          </table:table-cell>
          <table:table-cell office:value-type="float" office:value="0.989842" calcext:value-type="float">
            <text:p>0.989842</text:p>
          </table:table-cell>
          <table:table-cell office:value-type="float" office:value="0.865471" calcext:value-type="float">
            <text:p>0.865471</text:p>
          </table:table-cell>
          <table:table-cell office:value-type="float" office:value="0.99458" calcext:value-type="float">
            <text:p>0.99458</text:p>
          </table:table-cell>
          <table:table-cell office:value-type="float" office:value="0.811065" calcext:value-type="float">
            <text:p>0.811065</text:p>
          </table:table-cell>
          <table:table-cell office:value-type="float" office:value="0.994352" calcext:value-type="float">
            <text:p>0.994352</text:p>
          </table:table-cell>
          <table:table-cell office:value-type="float" office:value="0.84144" calcext:value-type="float">
            <text:p>0.84144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70637" calcext:value-type="float">
            <text:p>0.870637</text:p>
          </table:table-cell>
          <table:table-cell office:value-type="float" office:value="0.823588" calcext:value-type="float">
            <text:p>0.823588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0.991434" calcext:value-type="float">
            <text:p>0.991434</text:p>
          </table:table-cell>
          <table:table-cell table:formula="of:=([.B80]+[.D80]+[.F80]+[.H80]+[.J80]+[.L80]+[.N80]+[.P80]+[.R80]+[.T80])/10" office:value-type="float" office:value="0.8788639" calcext:value-type="float">
            <text:p>0.8788639</text:p>
          </table:table-cell>
          <table:table-cell table:formula="of:=([.C80]+[.E80]+[.G80]+[.I80]+[.K80]+[.M80]+[.O80]+[.Q80]+[.S80]+[.U80])/10" office:value-type="float" office:value="0.9769614" calcext:value-type="float">
            <text:p>0.9769614</text:p>
          </table:table-cell>
        </table:table-row>
        <table:table-row table:style-name="ro1">
          <table:table-cell/>
          <table:table-cell office:value-type="float" office:value="0.841837" calcext:value-type="float">
            <text:p>0.841837</text:p>
          </table:table-cell>
          <table:table-cell office:value-type="float" office:value="0.995452" calcext:value-type="float">
            <text:p>0.995452</text:p>
          </table:table-cell>
          <table:table-cell office:value-type="float" office:value="0.85022" calcext:value-type="float">
            <text:p>0.85022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926357" calcext:value-type="float">
            <text:p>0.926357</text:p>
          </table:table-cell>
          <table:table-cell office:value-type="float" office:value="0.983209" calcext:value-type="float">
            <text:p>0.983209</text:p>
          </table:table-cell>
          <table:table-cell office:value-type="float" office:value="0.89802" calcext:value-type="float">
            <text:p>0.89802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73727" calcext:value-type="float">
            <text:p>0.873727</text:p>
          </table:table-cell>
          <table:table-cell office:value-type="float" office:value="0.991017" calcext:value-type="float">
            <text:p>0.991017</text:p>
          </table:table-cell>
          <table:table-cell office:value-type="float" office:value="0.863229" calcext:value-type="float">
            <text:p>0.863229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08977" calcext:value-type="float">
            <text:p>0.808977</text:p>
          </table:table-cell>
          <table:table-cell office:value-type="float" office:value="0.994845" calcext:value-type="float">
            <text:p>0.994845</text:p>
          </table:table-cell>
          <table:table-cell office:value-type="float" office:value="0.840467" calcext:value-type="float">
            <text:p>0.840467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68583" calcext:value-type="float">
            <text:p>0.868583</text:p>
          </table:table-cell>
          <table:table-cell office:value-type="float" office:value="0.823588" calcext:value-type="float">
            <text:p>0.823588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0.991434" calcext:value-type="float">
            <text:p>0.991434</text:p>
          </table:table-cell>
          <table:table-cell table:formula="of:=([.B81]+[.D81]+[.F81]+[.H81]+[.J81]+[.L81]+[.N81]+[.P81]+[.R81]+[.T81])/10" office:value-type="float" office:value="0.8769749" calcext:value-type="float">
            <text:p>0.8769749</text:p>
          </table:table-cell>
          <table:table-cell table:formula="of:=([.C81]+[.E81]+[.G81]+[.I81]+[.K81]+[.M81]+[.O81]+[.Q81]+[.S81]+[.U81])/10" office:value-type="float" office:value="0.9772343" calcext:value-type="float">
            <text:p>0.9772343</text:p>
          </table:table-cell>
        </table:table-row>
        <table:table-row table:style-name="ro1">
          <table:table-cell/>
          <table:table-cell office:value-type="float" office:value="0.837755" calcext:value-type="float">
            <text:p>0.837755</text:p>
          </table:table-cell>
          <table:table-cell office:value-type="float" office:value="0.995376" calcext:value-type="float">
            <text:p>0.995376</text:p>
          </table:table-cell>
          <table:table-cell office:value-type="float" office:value="0.849339" calcext:value-type="float">
            <text:p>0.849339</text:p>
          </table:table-cell>
          <table:table-cell office:value-type="float" office:value="0.998711" calcext:value-type="float">
            <text:p>0.998711</text:p>
          </table:table-cell>
          <table:table-cell office:value-type="float" office:value="0.927326" calcext:value-type="float">
            <text:p>0.927326</text:p>
          </table:table-cell>
          <table:table-cell office:value-type="float" office:value="0.983967" calcext:value-type="float">
            <text:p>0.983967</text:p>
          </table:table-cell>
          <table:table-cell office:value-type="float" office:value="0.89703" calcext:value-type="float">
            <text:p>0.89703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67617" calcext:value-type="float">
            <text:p>0.867617</text:p>
          </table:table-cell>
          <table:table-cell office:value-type="float" office:value="0.991585" calcext:value-type="float">
            <text:p>0.991585</text:p>
          </table:table-cell>
          <table:table-cell office:value-type="float" office:value="0.859865" calcext:value-type="float">
            <text:p>0.859865</text:p>
          </table:table-cell>
          <table:table-cell office:value-type="float" office:value="0.994807" calcext:value-type="float">
            <text:p>0.994807</text:p>
          </table:table-cell>
          <table:table-cell office:value-type="float" office:value="0.807933" calcext:value-type="float">
            <text:p>0.807933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842412" calcext:value-type="float">
            <text:p>0.842412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70637" calcext:value-type="float">
            <text:p>0.870637</text:p>
          </table:table-cell>
          <table:table-cell office:value-type="float" office:value="0.820614" calcext:value-type="float">
            <text:p>0.820614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0.991434" calcext:value-type="float">
            <text:p>0.991434</text:p>
          </table:table-cell>
          <table:table-cell table:formula="of:=([.B82]+[.D82]+[.F82]+[.H82]+[.J82]+[.L82]+[.N82]+[.P82]+[.R82]+[.T82])/10" office:value-type="float" office:value="0.8758246" calcext:value-type="float">
            <text:p>0.8758246</text:p>
          </table:table-cell>
          <table:table-cell table:formula="of:=([.C82]+[.E82]+[.G82]+[.I82]+[.K82]+[.M82]+[.O82]+[.Q82]+[.S82]+[.U82])/10" office:value-type="float" office:value="0.9770429" calcext:value-type="float">
            <text:p>0.9770429</text:p>
          </table:table-cell>
        </table:table-row>
        <table:table-row table:style-name="ro1">
          <table:table-cell/>
          <table:table-cell office:value-type="float" office:value="0.834694" calcext:value-type="float">
            <text:p>0.834694</text:p>
          </table:table-cell>
          <table:table-cell office:value-type="float" office:value="0.99549" calcext:value-type="float">
            <text:p>0.99549</text:p>
          </table:table-cell>
          <table:table-cell office:value-type="float" office:value="0.844053" calcext:value-type="float">
            <text:p>0.844053</text:p>
          </table:table-cell>
          <table:table-cell office:value-type="float" office:value="0.998939" calcext:value-type="float">
            <text:p>0.998939</text:p>
          </table:table-cell>
          <table:table-cell office:value-type="float" office:value="0.927326" calcext:value-type="float">
            <text:p>0.927326</text:p>
          </table:table-cell>
          <table:table-cell office:value-type="float" office:value="0.984915" calcext:value-type="float">
            <text:p>0.984915</text:p>
          </table:table-cell>
          <table:table-cell office:value-type="float" office:value="0.89703" calcext:value-type="float">
            <text:p>0.89703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86558" calcext:value-type="float">
            <text:p>0.86558</text:p>
          </table:table-cell>
          <table:table-cell office:value-type="float" office:value="0.992381" calcext:value-type="float">
            <text:p>0.992381</text:p>
          </table:table-cell>
          <table:table-cell office:value-type="float" office:value="0.856502" calcext:value-type="float">
            <text:p>0.856502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04802" calcext:value-type="float">
            <text:p>0.804802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835603" calcext:value-type="float">
            <text:p>0.835603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65503" calcext:value-type="float">
            <text:p>0.865503</text:p>
          </table:table-cell>
          <table:table-cell office:value-type="float" office:value="0.817641" calcext:value-type="float">
            <text:p>0.817641</text:p>
          </table:table-cell>
          <table:table-cell office:value-type="float" office:value="0.998484" calcext:value-type="float">
            <text:p>0.998484</text:p>
          </table:table-cell>
          <table:table-cell office:value-type="float" office:value="0.991434" calcext:value-type="float">
            <text:p>0.991434</text:p>
          </table:table-cell>
          <table:table-cell table:formula="of:=([.B83]+[.D83]+[.F83]+[.H83]+[.J83]+[.L83]+[.N83]+[.P83]+[.R83]+[.T83])/10" office:value-type="float" office:value="0.8729577" calcext:value-type="float">
            <text:p>0.8729577</text:p>
          </table:table-cell>
          <table:table-cell table:formula="of:=([.C83]+[.E83]+[.G83]+[.I83]+[.K83]+[.M83]+[.O83]+[.Q83]+[.S83]+[.U83])/10" office:value-type="float" office:value="0.9769846" calcext:value-type="float">
            <text:p>0.9769846</text:p>
          </table:table-cell>
        </table:table-row>
        <table:table-row table:style-name="ro1">
          <table:table-cell/>
          <table:table-cell office:value-type="float" office:value="0.82449" calcext:value-type="float">
            <text:p>0.82449</text:p>
          </table:table-cell>
          <table:table-cell office:value-type="float" office:value="0.995527" calcext:value-type="float">
            <text:p>0.995527</text:p>
          </table:table-cell>
          <table:table-cell office:value-type="float" office:value="0.840529" calcext:value-type="float">
            <text:p>0.840529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926357" calcext:value-type="float">
            <text:p>0.926357</text:p>
          </table:table-cell>
          <table:table-cell office:value-type="float" office:value="0.984877" calcext:value-type="float">
            <text:p>0.984877</text:p>
          </table:table-cell>
          <table:table-cell office:value-type="float" office:value="0.890099" calcext:value-type="float">
            <text:p>0.890099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62525" calcext:value-type="float">
            <text:p>0.862525</text:p>
          </table:table-cell>
          <table:table-cell office:value-type="float" office:value="0.993026" calcext:value-type="float">
            <text:p>0.993026</text:p>
          </table:table-cell>
          <table:table-cell office:value-type="float" office:value="0.853139" calcext:value-type="float">
            <text:p>0.853139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04802" calcext:value-type="float">
            <text:p>0.804802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83463" calcext:value-type="float">
            <text:p>0.83463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864476" calcext:value-type="float">
            <text:p>0.864476</text:p>
          </table:table-cell>
          <table:table-cell office:value-type="float" office:value="0.813677" calcext:value-type="float">
            <text:p>0.813677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91434" calcext:value-type="float">
            <text:p>0.991434</text:p>
          </table:table-cell>
          <table:table-cell table:formula="of:=([.B84]+[.D84]+[.F84]+[.H84]+[.J84]+[.L84]+[.N84]+[.P84]+[.R84]+[.T84])/10" office:value-type="float" office:value="0.8699682" calcext:value-type="float">
            <text:p>0.8699682</text:p>
          </table:table-cell>
          <table:table-cell table:formula="of:=([.C84]+[.E84]+[.G84]+[.I84]+[.K84]+[.M84]+[.O84]+[.Q84]+[.S84]+[.U84])/10" office:value-type="float" office:value="0.9766032" calcext:value-type="float">
            <text:p>0.9766032</text:p>
          </table:table-cell>
        </table:table-row>
        <table:table-row table:style-name="ro1">
          <table:table-cell/>
          <table:table-cell office:value-type="float" office:value="0.817347" calcext:value-type="float">
            <text:p>0.817347</text:p>
          </table:table-cell>
          <table:table-cell office:value-type="float" office:value="0.995565" calcext:value-type="float">
            <text:p>0.995565</text:p>
          </table:table-cell>
          <table:table-cell office:value-type="float" office:value="0.838767" calcext:value-type="float">
            <text:p>0.838767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921512" calcext:value-type="float">
            <text:p>0.921512</text:p>
          </table:table-cell>
          <table:table-cell office:value-type="float" office:value="0.98499" calcext:value-type="float">
            <text:p>0.98499</text:p>
          </table:table-cell>
          <table:table-cell office:value-type="float" office:value="0.890099" calcext:value-type="float">
            <text:p>0.890099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58452" calcext:value-type="float">
            <text:p>0.858452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852018" calcext:value-type="float">
            <text:p>0.852018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02714" calcext:value-type="float">
            <text:p>0.802714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0.831712" calcext:value-type="float">
            <text:p>0.831712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810704" calcext:value-type="float">
            <text:p>0.810704</text:p>
          </table:table-cell>
          <table:table-cell office:value-type="float" office:value="0.998711" calcext:value-type="float">
            <text:p>0.998711</text:p>
          </table:table-cell>
          <table:table-cell office:value-type="float" office:value="0.991434" calcext:value-type="float">
            <text:p>0.991434</text:p>
          </table:table-cell>
          <table:table-cell table:formula="of:=([.B85]+[.D85]+[.F85]+[.H85]+[.J85]+[.L85]+[.N85]+[.P85]+[.R85]+[.T85])/10" office:value-type="float" office:value="0.8669648" calcext:value-type="float">
            <text:p>0.8669648</text:p>
          </table:table-cell>
          <table:table-cell table:formula="of:=([.C85]+[.E85]+[.G85]+[.I85]+[.K85]+[.M85]+[.O85]+[.Q85]+[.S85]+[.U85])/10" office:value-type="float" office:value="0.9764197" calcext:value-type="float">
            <text:p>0.9764197</text:p>
          </table:table-cell>
        </table:table-row>
        <table:table-row table:style-name="ro1">
          <table:table-cell/>
          <table:table-cell office:value-type="float" office:value="0.810204" calcext:value-type="float">
            <text:p>0.810204</text:p>
          </table:table-cell>
          <table:table-cell office:value-type="float" office:value="0.995944" calcext:value-type="float">
            <text:p>0.995944</text:p>
          </table:table-cell>
          <table:table-cell office:value-type="float" office:value="0.834361" calcext:value-type="float">
            <text:p>0.834361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11822" calcext:value-type="float">
            <text:p>0.911822</text:p>
          </table:table-cell>
          <table:table-cell office:value-type="float" office:value="0.987113" calcext:value-type="float">
            <text:p>0.987113</text:p>
          </table:table-cell>
          <table:table-cell office:value-type="float" office:value="0.885149" calcext:value-type="float">
            <text:p>0.885149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5947" calcext:value-type="float">
            <text:p>0.85947</text:p>
          </table:table-cell>
          <table:table-cell office:value-type="float" office:value="0.993973" calcext:value-type="float">
            <text:p>0.993973</text:p>
          </table:table-cell>
          <table:table-cell office:value-type="float" office:value="0.846413" calcext:value-type="float">
            <text:p>0.846413</text:p>
          </table:table-cell>
          <table:table-cell office:value-type="float" office:value="0.995035" calcext:value-type="float">
            <text:p>0.995035</text:p>
          </table:table-cell>
          <table:table-cell office:value-type="float" office:value="0.802714" calcext:value-type="float">
            <text:p>0.802714</text:p>
          </table:table-cell>
          <table:table-cell office:value-type="float" office:value="0.994921" calcext:value-type="float">
            <text:p>0.994921</text:p>
          </table:table-cell>
          <table:table-cell office:value-type="float" office:value="0.831712" calcext:value-type="float">
            <text:p>0.831712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859343" calcext:value-type="float">
            <text:p>0.859343</text:p>
          </table:table-cell>
          <table:table-cell office:value-type="float" office:value="0.80773" calcext:value-type="float">
            <text:p>0.80773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991434" calcext:value-type="float">
            <text:p>0.991434</text:p>
          </table:table-cell>
          <table:table-cell table:formula="of:=([.B86]+[.D86]+[.F86]+[.H86]+[.J86]+[.L86]+[.N86]+[.P86]+[.R86]+[.T86])/10" office:value-type="float" office:value="0.8639937" calcext:value-type="float">
            <text:p>0.8639937</text:p>
          </table:table-cell>
          <table:table-cell table:formula="of:=([.C86]+[.E86]+[.G86]+[.I86]+[.K86]+[.M86]+[.O86]+[.Q86]+[.S86]+[.U86])/10" office:value-type="float" office:value="0.9764444" calcext:value-type="float">
            <text:p>0.9764444</text:p>
          </table:table-cell>
        </table:table-row>
        <table:table-row table:style-name="ro1">
          <table:table-cell/>
          <table:table-cell office:value-type="float" office:value="0.805102" calcext:value-type="float">
            <text:p>0.805102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825551" calcext:value-type="float">
            <text:p>0.825551</text:p>
          </table:table-cell>
          <table:table-cell office:value-type="float" office:value="0.998787" calcext:value-type="float">
            <text:p>0.998787</text:p>
          </table:table-cell>
          <table:table-cell office:value-type="float" office:value="0.911822" calcext:value-type="float">
            <text:p>0.911822</text:p>
          </table:table-cell>
          <table:table-cell office:value-type="float" office:value="0.987113" calcext:value-type="float">
            <text:p>0.987113</text:p>
          </table:table-cell>
          <table:table-cell office:value-type="float" office:value="0.886139" calcext:value-type="float">
            <text:p>0.886139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55397" calcext:value-type="float">
            <text:p>0.855397</text:p>
          </table:table-cell>
          <table:table-cell office:value-type="float" office:value="0.994125" calcext:value-type="float">
            <text:p>0.994125</text:p>
          </table:table-cell>
          <table:table-cell office:value-type="float" office:value="0.827354" calcext:value-type="float">
            <text:p>0.827354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796451" calcext:value-type="float">
            <text:p>0.796451</text:p>
          </table:table-cell>
          <table:table-cell office:value-type="float" office:value="0.994807" calcext:value-type="float">
            <text:p>0.994807</text:p>
          </table:table-cell>
          <table:table-cell office:value-type="float" office:value="0.829767" calcext:value-type="float">
            <text:p>0.829767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55236" calcext:value-type="float">
            <text:p>0.855236</text:p>
          </table:table-cell>
          <table:table-cell office:value-type="float" office:value="0.798811" calcext:value-type="float">
            <text:p>0.798811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0.991434" calcext:value-type="float">
            <text:p>0.991434</text:p>
          </table:table-cell>
          <table:table-cell table:formula="of:=([.B87]+[.D87]+[.F87]+[.H87]+[.J87]+[.L87]+[.N87]+[.P87]+[.R87]+[.T87])/10" office:value-type="float" office:value="0.8591417" calcext:value-type="float">
            <text:p>0.8591417</text:p>
          </table:table-cell>
          <table:table-cell table:formula="of:=([.C87]+[.E87]+[.G87]+[.I87]+[.K87]+[.M87]+[.O87]+[.Q87]+[.S87]+[.U87])/10" office:value-type="float" office:value="0.975617" calcext:value-type="float">
            <text:p>0.975617</text:p>
          </table:table-cell>
        </table:table-row>
        <table:table-row table:style-name="ro1">
          <table:table-cell/>
          <table:table-cell office:value-type="float" office:value="0.80102" calcext:value-type="float">
            <text:p>0.80102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817621" calcext:value-type="float">
            <text:p>0.817621</text:p>
          </table:table-cell>
          <table:table-cell office:value-type="float" office:value="0.998977" calcext:value-type="float">
            <text:p>0.998977</text:p>
          </table:table-cell>
          <table:table-cell office:value-type="float" office:value="0.901163" calcext:value-type="float">
            <text:p>0.901163</text:p>
          </table:table-cell>
          <table:table-cell office:value-type="float" office:value="0.989198" calcext:value-type="float">
            <text:p>0.989198</text:p>
          </table:table-cell>
          <table:table-cell office:value-type="float" office:value="0.881188" calcext:value-type="float">
            <text:p>0.881188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5336" calcext:value-type="float">
            <text:p>0.85336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82287" calcext:value-type="float">
            <text:p>0.82287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796451" calcext:value-type="float">
            <text:p>0.796451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0.828794" calcext:value-type="float">
            <text:p>0.828794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5729" calcext:value-type="float">
            <text:p>0.85729</text:p>
          </table:table-cell>
          <table:table-cell office:value-type="float" office:value="0.795837" calcext:value-type="float">
            <text:p>0.795837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991434" calcext:value-type="float">
            <text:p>0.991434</text:p>
          </table:table-cell>
          <table:table-cell table:formula="of:=([.B88]+[.D88]+[.F88]+[.H88]+[.J88]+[.L88]+[.N88]+[.P88]+[.R88]+[.T88])/10" office:value-type="float" office:value="0.8558506" calcext:value-type="float">
            <text:p>0.8558506</text:p>
          </table:table-cell>
          <table:table-cell table:formula="of:=([.C88]+[.E88]+[.G88]+[.I88]+[.K88]+[.M88]+[.O88]+[.Q88]+[.S88]+[.U88])/10" office:value-type="float" office:value="0.9754676" calcext:value-type="float">
            <text:p>0.9754676</text:p>
          </table:table-cell>
        </table:table-row>
        <table:table-row table:style-name="ro1">
          <table:table-cell/>
          <table:table-cell office:value-type="float" office:value="0.79898" calcext:value-type="float">
            <text:p>0.79898</text:p>
          </table:table-cell>
          <table:table-cell office:value-type="float" office:value="0.996172" calcext:value-type="float">
            <text:p>0.996172</text:p>
          </table:table-cell>
          <table:table-cell office:value-type="float" office:value="0.81674" calcext:value-type="float">
            <text:p>0.81674</text:p>
          </table:table-cell>
          <table:table-cell office:value-type="float" office:value="0.998977" calcext:value-type="float">
            <text:p>0.998977</text:p>
          </table:table-cell>
          <table:table-cell office:value-type="float" office:value="0.899225" calcext:value-type="float">
            <text:p>0.899225</text:p>
          </table:table-cell>
          <table:table-cell office:value-type="float" office:value="0.988667" calcext:value-type="float">
            <text:p>0.988667</text:p>
          </table:table-cell>
          <table:table-cell office:value-type="float" office:value="0.869307" calcext:value-type="float">
            <text:p>0.869307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52342" calcext:value-type="float">
            <text:p>0.852342</text:p>
          </table:table-cell>
          <table:table-cell office:value-type="float" office:value="0.994352" calcext:value-type="float">
            <text:p>0.994352</text:p>
          </table:table-cell>
          <table:table-cell office:value-type="float" office:value="0.821749" calcext:value-type="float">
            <text:p>0.821749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782881" calcext:value-type="float">
            <text:p>0.782881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25875" calcext:value-type="float">
            <text:p>0.825875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55236" calcext:value-type="float">
            <text:p>0.855236</text:p>
          </table:table-cell>
          <table:table-cell office:value-type="float" office:value="0.79782" calcext:value-type="float">
            <text:p>0.79782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0.991434" calcext:value-type="float">
            <text:p>0.991434</text:p>
          </table:table-cell>
          <table:table-cell table:formula="of:=([.B89]+[.D89]+[.F89]+[.H89]+[.J89]+[.L89]+[.N89]+[.P89]+[.R89]+[.T89])/10" office:value-type="float" office:value="0.8520933" calcext:value-type="float">
            <text:p>0.8520933</text:p>
          </table:table-cell>
          <table:table-cell table:formula="of:=([.C89]+[.E89]+[.G89]+[.I89]+[.K89]+[.M89]+[.O89]+[.Q89]+[.S89]+[.U89])/10" office:value-type="float" office:value="0.975734" calcext:value-type="float">
            <text:p>0.975734</text:p>
          </table:table-cell>
        </table:table-row>
        <table:table-row table:style-name="ro1">
          <table:table-cell/>
          <table:table-cell office:value-type="float" office:value="0.797959" calcext:value-type="float">
            <text:p>0.797959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814097" calcext:value-type="float">
            <text:p>0.814097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901163" calcext:value-type="float">
            <text:p>0.901163</text:p>
          </table:table-cell>
          <table:table-cell office:value-type="float" office:value="0.989084" calcext:value-type="float">
            <text:p>0.989084</text:p>
          </table:table-cell>
          <table:table-cell office:value-type="float" office:value="0.869307" calcext:value-type="float">
            <text:p>0.869307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846232" calcext:value-type="float">
            <text:p>0.846232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20628" calcext:value-type="float">
            <text:p>0.820628</text:p>
          </table:table-cell>
          <table:table-cell office:value-type="float" office:value="0.995565" calcext:value-type="float">
            <text:p>0.995565</text:p>
          </table:table-cell>
          <table:table-cell office:value-type="float" office:value="0.783925" calcext:value-type="float">
            <text:p>0.783925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16148" calcext:value-type="float">
            <text:p>0.816148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51129" calcext:value-type="float">
            <text:p>0.851129</text:p>
          </table:table-cell>
          <table:table-cell office:value-type="float" office:value="0.794846" calcext:value-type="float">
            <text:p>0.794846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91434" calcext:value-type="float">
            <text:p>0.991434</text:p>
          </table:table-cell>
          <table:table-cell table:formula="of:=([.B90]+[.D90]+[.F90]+[.H90]+[.J90]+[.L90]+[.N90]+[.P90]+[.R90]+[.T90])/10" office:value-type="float" office:value="0.8499223" calcext:value-type="float">
            <text:p>0.8499223</text:p>
          </table:table-cell>
          <table:table-cell table:formula="of:=([.C90]+[.E90]+[.G90]+[.I90]+[.K90]+[.M90]+[.O90]+[.Q90]+[.S90]+[.U90])/10" office:value-type="float" office:value="0.9755541" calcext:value-type="float">
            <text:p>0.9755541</text:p>
          </table:table-cell>
        </table:table-row>
        <table:table-row table:style-name="ro1">
          <table:table-cell/>
          <table:table-cell office:value-type="float" office:value="0.795918" calcext:value-type="float">
            <text:p>0.795918</text:p>
          </table:table-cell>
          <table:table-cell office:value-type="float" office:value="0.996285" calcext:value-type="float">
            <text:p>0.996285</text:p>
          </table:table-cell>
          <table:table-cell office:value-type="float" office:value="0.811454" calcext:value-type="float">
            <text:p>0.811454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899225" calcext:value-type="float">
            <text:p>0.899225</text:p>
          </table:table-cell>
          <table:table-cell office:value-type="float" office:value="0.988894" calcext:value-type="float">
            <text:p>0.988894</text:p>
          </table:table-cell>
          <table:table-cell office:value-type="float" office:value="0.869307" calcext:value-type="float">
            <text:p>0.869307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47251" calcext:value-type="float">
            <text:p>0.847251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18386" calcext:value-type="float">
            <text:p>0.818386</text:p>
          </table:table-cell>
          <table:table-cell office:value-type="float" office:value="0.995869" calcext:value-type="float">
            <text:p>0.995869</text:p>
          </table:table-cell>
          <table:table-cell office:value-type="float" office:value="0.781837" calcext:value-type="float">
            <text:p>0.781837</text:p>
          </table:table-cell>
          <table:table-cell office:value-type="float" office:value="0.99511" calcext:value-type="float">
            <text:p>0.99511</text:p>
          </table:table-cell>
          <table:table-cell office:value-type="float" office:value="0.805447" calcext:value-type="float">
            <text:p>0.805447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49076" calcext:value-type="float">
            <text:p>0.849076</text:p>
          </table:table-cell>
          <table:table-cell office:value-type="float" office:value="0.794846" calcext:value-type="float">
            <text:p>0.794846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0.991434" calcext:value-type="float">
            <text:p>0.991434</text:p>
          </table:table-cell>
          <table:table-cell table:formula="of:=([.B91]+[.D91]+[.F91]+[.H91]+[.J91]+[.L91]+[.N91]+[.P91]+[.R91]+[.T91])/10" office:value-type="float" office:value="0.8476499" calcext:value-type="float">
            <text:p>0.8476499</text:p>
          </table:table-cell>
          <table:table-cell table:formula="of:=([.C91]+[.E91]+[.G91]+[.I91]+[.K91]+[.M91]+[.O91]+[.Q91]+[.S91]+[.U91])/10" office:value-type="float" office:value="0.9755805" calcext:value-type="float">
            <text:p>0.9755805</text:p>
          </table:table-cell>
        </table:table-row>
        <table:table-row table:style-name="ro1">
          <table:table-cell/>
          <table:table-cell office:value-type="float" office:value="0.795918" calcext:value-type="float">
            <text:p>0.795918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801762" calcext:value-type="float">
            <text:p>0.801762</text:p>
          </table:table-cell>
          <table:table-cell office:value-type="float" office:value="0.999318" calcext:value-type="float">
            <text:p>0.999318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989615" calcext:value-type="float">
            <text:p>0.989615</text:p>
          </table:table-cell>
          <table:table-cell office:value-type="float" office:value="0.871287" calcext:value-type="float">
            <text:p>0.871287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38086" calcext:value-type="float">
            <text:p>0.838086</text:p>
          </table:table-cell>
          <table:table-cell office:value-type="float" office:value="0.994694" calcext:value-type="float">
            <text:p>0.994694</text:p>
          </table:table-cell>
          <table:table-cell office:value-type="float" office:value="0.818386" calcext:value-type="float">
            <text:p>0.818386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995641" calcext:value-type="float">
            <text:p>0.995641</text:p>
          </table:table-cell>
          <table:table-cell office:value-type="float" office:value="0.803502" calcext:value-type="float">
            <text:p>0.803502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43943" calcext:value-type="float">
            <text:p>0.843943</text:p>
          </table:table-cell>
          <table:table-cell office:value-type="float" office:value="0.786918" calcext:value-type="float">
            <text:p>0.786918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91434" calcext:value-type="float">
            <text:p>0.991434</text:p>
          </table:table-cell>
          <table:table-cell table:formula="of:=([.B92]+[.D92]+[.F92]+[.H92]+[.J92]+[.L92]+[.N92]+[.P92]+[.R92]+[.T92])/10" office:value-type="float" office:value="0.8438491" calcext:value-type="float">
            <text:p>0.8438491</text:p>
          </table:table-cell>
          <table:table-cell table:formula="of:=([.C92]+[.E92]+[.G92]+[.I92]+[.K92]+[.M92]+[.O92]+[.Q92]+[.S92]+[.U92])/10" office:value-type="float" office:value="0.974894" calcext:value-type="float">
            <text:p>0.974894</text:p>
          </table:table-cell>
        </table:table-row>
        <table:table-row table:style-name="ro1">
          <table:table-cell/>
          <table:table-cell office:value-type="float" office:value="0.789796" calcext:value-type="float">
            <text:p>0.789796</text:p>
          </table:table-cell>
          <table:table-cell office:value-type="float" office:value="0.996399" calcext:value-type="float">
            <text:p>0.996399</text:p>
          </table:table-cell>
          <table:table-cell office:value-type="float" office:value="0.798238" calcext:value-type="float">
            <text:p>0.798238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990373" calcext:value-type="float">
            <text:p>0.990373</text:p>
          </table:table-cell>
          <table:table-cell office:value-type="float" office:value="0.866337" calcext:value-type="float">
            <text:p>0.866337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35031" calcext:value-type="float">
            <text:p>0.835031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21749" calcext:value-type="float">
            <text:p>0.821749</text:p>
          </table:table-cell>
          <table:table-cell office:value-type="float" office:value="0.995603" calcext:value-type="float">
            <text:p>0.995603</text:p>
          </table:table-cell>
          <table:table-cell office:value-type="float" office:value="0.76618" calcext:value-type="float">
            <text:p>0.76618</text:p>
          </table:table-cell>
          <table:table-cell office:value-type="float" office:value="0.995755" calcext:value-type="float">
            <text:p>0.995755</text:p>
          </table:table-cell>
          <table:table-cell office:value-type="float" office:value="0.793774" calcext:value-type="float">
            <text:p>0.793774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41889" calcext:value-type="float">
            <text:p>0.841889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91434" calcext:value-type="float">
            <text:p>0.991434</text:p>
          </table:table-cell>
          <table:table-cell table:formula="of:=([.B93]+[.D93]+[.F93]+[.H93]+[.J93]+[.L93]+[.N93]+[.P93]+[.R93]+[.T93])/10" office:value-type="float" office:value="0.8404071" calcext:value-type="float">
            <text:p>0.8404071</text:p>
          </table:table-cell>
          <table:table-cell table:formula="of:=([.C93]+[.E93]+[.G93]+[.I93]+[.K93]+[.M93]+[.O93]+[.Q93]+[.S93]+[.U93])/10" office:value-type="float" office:value="0.9745689" calcext:value-type="float">
            <text:p>0.9745689</text:p>
          </table:table-cell>
        </table:table-row>
        <table:table-row table:style-name="ro1">
          <table:table-cell/>
          <table:table-cell office:value-type="float" office:value="0.784694" calcext:value-type="float">
            <text:p>0.784694</text:p>
          </table:table-cell>
          <table:table-cell office:value-type="float" office:value="0.996475" calcext:value-type="float">
            <text:p>0.996475</text:p>
          </table:table-cell>
          <table:table-cell office:value-type="float" office:value="0.798238" calcext:value-type="float">
            <text:p>0.7982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990145" calcext:value-type="float">
            <text:p>0.990145</text:p>
          </table:table-cell>
          <table:table-cell office:value-type="float" office:value="0.867327" calcext:value-type="float">
            <text:p>0.867327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30957" calcext:value-type="float">
            <text:p>0.830957</text:p>
          </table:table-cell>
          <table:table-cell office:value-type="float" office:value="0.995035" calcext:value-type="float">
            <text:p>0.995035</text:p>
          </table:table-cell>
          <table:table-cell office:value-type="float" office:value="0.817265" calcext:value-type="float">
            <text:p>0.817265</text:p>
          </table:table-cell>
          <table:table-cell office:value-type="float" office:value="0.995755" calcext:value-type="float">
            <text:p>0.995755</text:p>
          </table:table-cell>
          <table:table-cell office:value-type="float" office:value="0.763048" calcext:value-type="float">
            <text:p>0.763048</text:p>
          </table:table-cell>
          <table:table-cell office:value-type="float" office:value="0.995831" calcext:value-type="float">
            <text:p>0.995831</text:p>
          </table:table-cell>
          <table:table-cell office:value-type="float" office:value="0.789883" calcext:value-type="float">
            <text:p>0.789883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39836" calcext:value-type="float">
            <text:p>0.839836</text:p>
          </table:table-cell>
          <table:table-cell office:value-type="float" office:value="0.777007" calcext:value-type="float">
            <text:p>0.777007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91434" calcext:value-type="float">
            <text:p>0.991434</text:p>
          </table:table-cell>
          <table:table-cell table:formula="of:=([.B94]+[.D94]+[.F94]+[.H94]+[.J94]+[.L94]+[.N94]+[.P94]+[.R94]+[.T94])/10" office:value-type="float" office:value="0.8382325" calcext:value-type="float">
            <text:p>0.8382325</text:p>
          </table:table-cell>
          <table:table-cell table:formula="of:=([.C94]+[.E94]+[.G94]+[.I94]+[.K94]+[.M94]+[.O94]+[.Q94]+[.S94]+[.U94])/10" office:value-type="float" office:value="0.9740848" calcext:value-type="float">
            <text:p>0.9740848</text:p>
          </table:table-cell>
        </table:table-row>
        <table:table-row table:style-name="ro1">
          <table:table-cell/>
          <table:table-cell office:value-type="float" office:value="0.780612" calcext:value-type="float">
            <text:p>0.780612</text:p>
          </table:table-cell>
          <table:table-cell office:value-type="float" office:value="0.996513" calcext:value-type="float">
            <text:p>0.996513</text:p>
          </table:table-cell>
          <table:table-cell office:value-type="float" office:value="0.791189" calcext:value-type="float">
            <text:p>0.791189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990562" calcext:value-type="float">
            <text:p>0.990562</text:p>
          </table:table-cell>
          <table:table-cell office:value-type="float" office:value="0.863366" calcext:value-type="float">
            <text:p>0.863366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23829" calcext:value-type="float">
            <text:p>0.823829</text:p>
          </table:table-cell>
          <table:table-cell office:value-type="float" office:value="0.995186" calcext:value-type="float">
            <text:p>0.995186</text:p>
          </table:table-cell>
          <table:table-cell office:value-type="float" office:value="0.818386" calcext:value-type="float">
            <text:p>0.818386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754697" calcext:value-type="float">
            <text:p>0.754697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786965" calcext:value-type="float">
            <text:p>0.786965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34702" calcext:value-type="float">
            <text:p>0.834702</text:p>
          </table:table-cell>
          <table:table-cell office:value-type="float" office:value="0.776016" calcext:value-type="float">
            <text:p>0.776016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991434" calcext:value-type="float">
            <text:p>0.991434</text:p>
          </table:table-cell>
          <table:table-cell table:formula="of:=([.B95]+[.D95]+[.F95]+[.H95]+[.J95]+[.L95]+[.N95]+[.P95]+[.R95]+[.T95])/10" office:value-type="float" office:value="0.8344937" calcext:value-type="float">
            <text:p>0.8344937</text:p>
          </table:table-cell>
          <table:table-cell table:formula="of:=([.C95]+[.E95]+[.G95]+[.I95]+[.K95]+[.M95]+[.O95]+[.Q95]+[.S95]+[.U95])/10" office:value-type="float" office:value="0.9741069" calcext:value-type="float">
            <text:p>0.9741069</text:p>
          </table:table-cell>
        </table:table-row>
        <table:table-row table:style-name="ro1">
          <table:table-cell/>
          <table:table-cell office:value-type="float" office:value="0.773469" calcext:value-type="float">
            <text:p>0.773469</text:p>
          </table:table-cell>
          <table:table-cell office:value-type="float" office:value="0.996665" calcext:value-type="float">
            <text:p>0.996665</text:p>
          </table:table-cell>
          <table:table-cell office:value-type="float" office:value="0.78326" calcext:value-type="float">
            <text:p>0.78326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991093" calcext:value-type="float">
            <text:p>0.991093</text:p>
          </table:table-cell>
          <table:table-cell office:value-type="float" office:value="0.862376" calcext:value-type="float">
            <text:p>0.862376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26884" calcext:value-type="float">
            <text:p>0.826884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809417" calcext:value-type="float">
            <text:p>0.809417</text:p>
          </table:table-cell>
          <table:table-cell office:value-type="float" office:value="0.995831" calcext:value-type="float">
            <text:p>0.995831</text:p>
          </table:table-cell>
          <table:table-cell office:value-type="float" office:value="0.748434" calcext:value-type="float">
            <text:p>0.748434</text:p>
          </table:table-cell>
          <table:table-cell office:value-type="float" office:value="0.996323" calcext:value-type="float">
            <text:p>0.996323</text:p>
          </table:table-cell>
          <table:table-cell office:value-type="float" office:value="0.785992" calcext:value-type="float">
            <text:p>0.785992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32649" calcext:value-type="float">
            <text:p>0.832649</text:p>
          </table:table-cell>
          <table:table-cell office:value-type="float" office:value="0.774034" calcext:value-type="float">
            <text:p>0.774034</text:p>
          </table:table-cell>
          <table:table-cell office:value-type="float" office:value="0.998787" calcext:value-type="float">
            <text:p>0.998787</text:p>
          </table:table-cell>
          <table:table-cell office:value-type="float" office:value="0.991434" calcext:value-type="float">
            <text:p>0.991434</text:p>
          </table:table-cell>
          <table:table-cell table:formula="of:=([.B96]+[.D96]+[.F96]+[.H96]+[.J96]+[.L96]+[.N96]+[.P96]+[.R96]+[.T96])/10" office:value-type="float" office:value="0.831371" calcext:value-type="float">
            <text:p>0.831371</text:p>
          </table:table-cell>
          <table:table-cell table:formula="of:=([.C96]+[.E96]+[.G96]+[.I96]+[.K96]+[.M96]+[.O96]+[.Q96]+[.S96]+[.U96])/10" office:value-type="float" office:value="0.9739922" calcext:value-type="float">
            <text:p>0.9739922</text:p>
          </table:table-cell>
        </table:table-row>
        <table:table-row table:style-name="ro1">
          <table:table-cell/>
          <table:table-cell office:value-type="float" office:value="0.767347" calcext:value-type="float">
            <text:p>0.767347</text:p>
          </table:table-cell>
          <table:table-cell office:value-type="float" office:value="0.996778" calcext:value-type="float">
            <text:p>0.996778</text:p>
          </table:table-cell>
          <table:table-cell office:value-type="float" office:value="0.782379" calcext:value-type="float">
            <text:p>0.782379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82752" calcext:value-type="float">
            <text:p>0.882752</text:p>
          </table:table-cell>
          <table:table-cell office:value-type="float" office:value="0.991585" calcext:value-type="float">
            <text:p>0.991585</text:p>
          </table:table-cell>
          <table:table-cell office:value-type="float" office:value="0.856436" calcext:value-type="float">
            <text:p>0.856436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825866" calcext:value-type="float">
            <text:p>0.825866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804933" calcext:value-type="float">
            <text:p>0.804933</text:p>
          </table:table-cell>
          <table:table-cell office:value-type="float" office:value="0.995869" calcext:value-type="float">
            <text:p>0.995869</text:p>
          </table:table-cell>
          <table:table-cell office:value-type="float" office:value="0.737996" calcext:value-type="float">
            <text:p>0.737996</text:p>
          </table:table-cell>
          <table:table-cell office:value-type="float" office:value="0.996551" calcext:value-type="float">
            <text:p>0.996551</text:p>
          </table:table-cell>
          <table:table-cell office:value-type="float" office:value="0.783074" calcext:value-type="float">
            <text:p>0.783074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25462" calcext:value-type="float">
            <text:p>0.825462</text:p>
          </table:table-cell>
          <table:table-cell office:value-type="float" office:value="0.773043" calcext:value-type="float">
            <text:p>0.773043</text:p>
          </table:table-cell>
          <table:table-cell office:value-type="float" office:value="0.998977" calcext:value-type="float">
            <text:p>0.998977</text:p>
          </table:table-cell>
          <table:table-cell office:value-type="float" office:value="0.991434" calcext:value-type="float">
            <text:p>0.991434</text:p>
          </table:table-cell>
          <table:table-cell table:formula="of:=([.B97]+[.D97]+[.F97]+[.H97]+[.J97]+[.L97]+[.N97]+[.P97]+[.R97]+[.T97])/10" office:value-type="float" office:value="0.8265222" calcext:value-type="float">
            <text:p>0.8265222</text:p>
          </table:table-cell>
          <table:table-cell table:formula="of:=([.C97]+[.E97]+[.G97]+[.I97]+[.K97]+[.M97]+[.O97]+[.Q97]+[.S97]+[.U97])/10" office:value-type="float" office:value="0.9740219" calcext:value-type="float">
            <text:p>0.9740219</text:p>
          </table:table-cell>
        </table:table-row>
        <table:table-row table:style-name="ro1">
          <table:table-cell/>
          <table:table-cell office:value-type="float" office:value="0.768367" calcext:value-type="float">
            <text:p>0.768367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0.78326" calcext:value-type="float">
            <text:p>0.78326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80814" calcext:value-type="float">
            <text:p>0.880814</text:p>
          </table:table-cell>
          <table:table-cell office:value-type="float" office:value="0.991851" calcext:value-type="float">
            <text:p>0.991851</text:p>
          </table:table-cell>
          <table:table-cell office:value-type="float" office:value="0.853465" calcext:value-type="float">
            <text:p>0.853465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11609" calcext:value-type="float">
            <text:p>0.811609</text:p>
          </table:table-cell>
          <table:table-cell office:value-type="float" office:value="0.995831" calcext:value-type="float">
            <text:p>0.995831</text:p>
          </table:table-cell>
          <table:table-cell office:value-type="float" office:value="0.788117" calcext:value-type="float">
            <text:p>0.788117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735908" calcext:value-type="float">
            <text:p>0.735908</text:p>
          </table:table-cell>
          <table:table-cell office:value-type="float" office:value="0.996968" calcext:value-type="float">
            <text:p>0.996968</text:p>
          </table:table-cell>
          <table:table-cell office:value-type="float" office:value="0.781128" calcext:value-type="float">
            <text:p>0.781128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26489" calcext:value-type="float">
            <text:p>0.826489</text:p>
          </table:table-cell>
          <table:table-cell office:value-type="float" office:value="0.774034" calcext:value-type="float">
            <text:p>0.774034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0.991434" calcext:value-type="float">
            <text:p>0.991434</text:p>
          </table:table-cell>
          <table:table-cell table:formula="of:=([.B98]+[.D98]+[.F98]+[.H98]+[.J98]+[.L98]+[.N98]+[.P98]+[.R98]+[.T98])/10" office:value-type="float" office:value="0.8228058" calcext:value-type="float">
            <text:p>0.8228058</text:p>
          </table:table-cell>
          <table:table-cell table:formula="of:=([.C98]+[.E98]+[.G98]+[.I98]+[.K98]+[.M98]+[.O98]+[.Q98]+[.S98]+[.U98])/10" office:value-type="float" office:value="0.9742575" calcext:value-type="float">
            <text:p>0.9742575</text:p>
          </table:table-cell>
        </table:table-row>
        <table:table-row table:style-name="ro1">
          <table:table-cell/>
          <table:table-cell office:value-type="float" office:value="0.757143" calcext:value-type="float">
            <text:p>0.757143</text:p>
          </table:table-cell>
          <table:table-cell office:value-type="float" office:value="0.996778" calcext:value-type="float">
            <text:p>0.996778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73062" calcext:value-type="float">
            <text:p>0.873062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826733" calcext:value-type="float">
            <text:p>0.826733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806517" calcext:value-type="float">
            <text:p>0.806517</text:p>
          </table:table-cell>
          <table:table-cell office:value-type="float" office:value="0.99602" calcext:value-type="float">
            <text:p>0.99602</text:p>
          </table:table-cell>
          <table:table-cell office:value-type="float" office:value="0.780269" calcext:value-type="float">
            <text:p>0.780269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727557" calcext:value-type="float">
            <text:p>0.727557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775292" calcext:value-type="float">
            <text:p>0.775292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24435" calcext:value-type="float">
            <text:p>0.824435</text:p>
          </table:table-cell>
          <table:table-cell office:value-type="float" office:value="0.775025" calcext:value-type="float">
            <text:p>0.775025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91434" calcext:value-type="float">
            <text:p>0.991434</text:p>
          </table:table-cell>
          <table:table-cell table:formula="of:=([.B99]+[.D99]+[.F99]+[.H99]+[.J99]+[.L99]+[.N99]+[.P99]+[.R99]+[.T99])/10" office:value-type="float" office:value="0.8144282" calcext:value-type="float">
            <text:p>0.8144282</text:p>
          </table:table-cell>
          <table:table-cell table:formula="of:=([.C99]+[.E99]+[.G99]+[.I99]+[.K99]+[.M99]+[.O99]+[.Q99]+[.S99]+[.U99])/10" office:value-type="float" office:value="0.9743943" calcext:value-type="float">
            <text:p>0.9743943</text:p>
          </table:table-cell>
        </table:table-row>
        <table:table-row table:style-name="ro1">
          <table:table-cell/>
          <table:table-cell office:value-type="float" office:value="0.746939" calcext:value-type="float">
            <text:p>0.746939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0.769163" calcext:value-type="float">
            <text:p>0.769163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870155" calcext:value-type="float">
            <text:p>0.870155</text:p>
          </table:table-cell>
          <table:table-cell office:value-type="float" office:value="0.992495" calcext:value-type="float">
            <text:p>0.992495</text:p>
          </table:table-cell>
          <table:table-cell office:value-type="float" office:value="0.822772" calcext:value-type="float">
            <text:p>0.822772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796334" calcext:value-type="float">
            <text:p>0.796334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784753" calcext:value-type="float">
            <text:p>0.784753</text:p>
          </table:table-cell>
          <table:table-cell office:value-type="float" office:value="0.996854" calcext:value-type="float">
            <text:p>0.996854</text:p>
          </table:table-cell>
          <table:table-cell office:value-type="float" office:value="0.723382" calcext:value-type="float">
            <text:p>0.723382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775292" calcext:value-type="float">
            <text:p>0.775292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22382" calcext:value-type="float">
            <text:p>0.822382</text:p>
          </table:table-cell>
          <table:table-cell office:value-type="float" office:value="0.775025" calcext:value-type="float">
            <text:p>0.775025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991434" calcext:value-type="float">
            <text:p>0.991434</text:p>
          </table:table-cell>
          <table:table-cell table:formula="of:=([.B100]+[.D100]+[.F100]+[.H100]+[.J100]+[.L100]+[.N100]+[.P100]+[.R100]+[.T100])/10" office:value-type="float" office:value="0.8110187" calcext:value-type="float">
            <text:p>0.8110187</text:p>
          </table:table-cell>
          <table:table-cell table:formula="of:=([.C100]+[.E100]+[.G100]+[.I100]+[.K100]+[.M100]+[.O100]+[.Q100]+[.S100]+[.U100])/10" office:value-type="float" office:value="0.9744778" calcext:value-type="float">
            <text:p>0.9744778</text:p>
          </table:table-cell>
        </table:table-row>
        <table:table-row table:style-name="ro1">
          <table:table-cell/>
          <table:table-cell office:value-type="float" office:value="0.734694" calcext:value-type="float">
            <text:p>0.734694</text:p>
          </table:table-cell>
          <table:table-cell office:value-type="float" office:value="0.996968" calcext:value-type="float">
            <text:p>0.996968</text:p>
          </table:table-cell>
          <table:table-cell office:value-type="float" office:value="0.769163" calcext:value-type="float">
            <text:p>0.769163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68217" calcext:value-type="float">
            <text:p>0.868217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822772" calcext:value-type="float">
            <text:p>0.822772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791242" calcext:value-type="float">
            <text:p>0.791242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779148" calcext:value-type="float">
            <text:p>0.779148</text:p>
          </table:table-cell>
          <table:table-cell office:value-type="float" office:value="0.996778" calcext:value-type="float">
            <text:p>0.996778</text:p>
          </table:table-cell>
          <table:table-cell office:value-type="float" office:value="0.723382" calcext:value-type="float">
            <text:p>0.723382</text:p>
          </table:table-cell>
          <table:table-cell office:value-type="float" office:value="0.996399" calcext:value-type="float">
            <text:p>0.996399</text:p>
          </table:table-cell>
          <table:table-cell office:value-type="float" office:value="0.772374" calcext:value-type="float">
            <text:p>0.772374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15195" calcext:value-type="float">
            <text:p>0.815195</text:p>
          </table:table-cell>
          <table:table-cell office:value-type="float" office:value="0.77106" calcext:value-type="float">
            <text:p>0.77106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991434" calcext:value-type="float">
            <text:p>0.991434</text:p>
          </table:table-cell>
          <table:table-cell table:formula="of:=([.B101]+[.D101]+[.F101]+[.H101]+[.J101]+[.L101]+[.N101]+[.P101]+[.R101]+[.T101])/10" office:value-type="float" office:value="0.8075202" calcext:value-type="float">
            <text:p>0.8075202</text:p>
          </table:table-cell>
          <table:table-cell table:formula="of:=([.C101]+[.E101]+[.G101]+[.I101]+[.K101]+[.M101]+[.O101]+[.Q101]+[.S101]+[.U101])/10" office:value-type="float" office:value="0.9741874" calcext:value-type="float">
            <text:p>0.9741874</text:p>
          </table:table-cell>
        </table:table-row>
        <table:table-row table:style-name="ro1">
          <table:table-cell/>
          <table:table-cell office:value-type="float" office:value="0.731633" calcext:value-type="float">
            <text:p>0.731633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762115" calcext:value-type="float">
            <text:p>0.762115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63372" calcext:value-type="float">
            <text:p>0.863372</text:p>
          </table:table-cell>
          <table:table-cell office:value-type="float" office:value="0.993367" calcext:value-type="float">
            <text:p>0.993367</text:p>
          </table:table-cell>
          <table:table-cell office:value-type="float" office:value="0.824752" calcext:value-type="float">
            <text:p>0.824752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786151" calcext:value-type="float">
            <text:p>0.786151</text:p>
          </table:table-cell>
          <table:table-cell office:value-type="float" office:value="0.996513" calcext:value-type="float">
            <text:p>0.996513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728601" calcext:value-type="float">
            <text:p>0.728601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771401" calcext:value-type="float">
            <text:p>0.771401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05955" calcext:value-type="float">
            <text:p>0.805955</text:p>
          </table:table-cell>
          <table:table-cell office:value-type="float" office:value="0.765114" calcext:value-type="float">
            <text:p>0.765114</text:p>
          </table:table-cell>
          <table:table-cell office:value-type="float" office:value="0.999052" calcext:value-type="float">
            <text:p>0.999052</text:p>
          </table:table-cell>
          <table:table-cell office:value-type="float" office:value="0.991434" calcext:value-type="float">
            <text:p>0.991434</text:p>
          </table:table-cell>
          <table:table-cell table:formula="of:=([.B102]+[.D102]+[.F102]+[.H102]+[.J102]+[.L102]+[.N102]+[.P102]+[.R102]+[.T102])/10" office:value-type="float" office:value="0.8044332" calcext:value-type="float">
            <text:p>0.8044332</text:p>
          </table:table-cell>
          <table:table-cell table:formula="of:=([.C102]+[.E102]+[.G102]+[.I102]+[.K102]+[.M102]+[.O102]+[.Q102]+[.S102]+[.U102])/10" office:value-type="float" office:value="0.973627" calcext:value-type="float">
            <text:p>0.973627</text:p>
          </table:table-cell>
        </table:table-row>
        <table:table-row table:style-name="ro1">
          <table:table-cell/>
          <table:table-cell office:value-type="float" office:value="0.726531" calcext:value-type="float">
            <text:p>0.726531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75859" calcext:value-type="float">
            <text:p>0.75859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59496" calcext:value-type="float">
            <text:p>0.859496</text:p>
          </table:table-cell>
          <table:table-cell office:value-type="float" office:value="0.99314" calcext:value-type="float">
            <text:p>0.99314</text:p>
          </table:table-cell>
          <table:table-cell office:value-type="float" office:value="0.817822" calcext:value-type="float">
            <text:p>0.817822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771894" calcext:value-type="float">
            <text:p>0.771894</text:p>
          </table:table-cell>
          <table:table-cell office:value-type="float" office:value="0.996854" calcext:value-type="float">
            <text:p>0.996854</text:p>
          </table:table-cell>
          <table:table-cell office:value-type="float" office:value="0.773543" calcext:value-type="float">
            <text:p>0.773543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722338" calcext:value-type="float">
            <text:p>0.722338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773346" calcext:value-type="float">
            <text:p>0.773346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00821" calcext:value-type="float">
            <text:p>0.800821</text:p>
          </table:table-cell>
          <table:table-cell office:value-type="float" office:value="0.763132" calcext:value-type="float">
            <text:p>0.763132</text:p>
          </table:table-cell>
          <table:table-cell office:value-type="float" office:value="0.999052" calcext:value-type="float">
            <text:p>0.999052</text:p>
          </table:table-cell>
          <table:table-cell office:value-type="float" office:value="0.991434" calcext:value-type="float">
            <text:p>0.991434</text:p>
          </table:table-cell>
          <table:table-cell table:formula="of:=([.B103]+[.D103]+[.F103]+[.H103]+[.J103]+[.L103]+[.N103]+[.P103]+[.R103]+[.T103])/10" office:value-type="float" office:value="0.8003433" calcext:value-type="float">
            <text:p>0.8003433</text:p>
          </table:table-cell>
          <table:table-cell table:formula="of:=([.C103]+[.E103]+[.G103]+[.I103]+[.K103]+[.M103]+[.O103]+[.Q103]+[.S103]+[.U103])/10" office:value-type="float" office:value="0.9734439" calcext:value-type="float">
            <text:p>0.9734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23:29:35.337820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9:10:46.304495590</meta:creation-date>
    <dc:date>2017-05-16T23:38:44.802271613</dc:date>
    <meta:editing-duration>PT34M23S</meta:editing-duration>
    <meta:editing-cycles>5</meta:editing-cycles>
    <meta:generator>LibreOffice/5.2.6.2$Linux_X86_64 LibreOffice_project/20m0$Build-2</meta:generator>
    <meta:document-statistic meta:table-count="2" meta:cell-count="44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Classification and rejection rates</text:p>
        </chart:title>
        <chart:legend chart:legend-position="end" svg:x="12.645cm" svg:y="3.952cm" style:legend-expansion="high" chart:style-name="ch3"/>
        <chart:plot-area chart:style-name="ch4" table:cell-range-address="Sheet1.V4:Sheet1.W13" chart:data-source-has-labels="row" svg:x="1.331cm" svg:y="1.275cm" svg:width="10.994cm" svg:height="6.564cm">
          <chartooo:coordinate-region svg:x="2.243cm" svg:y="1.474cm" svg:width="9.895cm" svg:height="5.718cm"/>
          <chart:axis chart:dimension="x" chart:name="primary-x" chart:style-name="ch5">
            <chart:title svg:x="4.456cm" svg:y="8.019cm" chart:style-name="ch6">
              <text:p>Tolerance substraction multiplier</text:p>
            </chart:title>
          </chart:axis>
          <chart:axis chart:dimension="y" chart:name="primary-y" chart:style-name="ch7">
            <chart:title svg:x="0.451cm" svg:y="4.998cm" chart:style-name="ch8">
              <text:p>Ratio</text:p>
            </chart:title>
            <chart:grid chart:style-name="ch9" chart:class="major"/>
          </chart:axis>
          <chart:series chart:style-name="ch10" chart:values-cell-range-address="Sheet1.W4:Sheet1.W13" loext:label-string="rejection" chart:class="chart:line">
            <chart:data-point chart:repeated="10"/>
          </chart:series>
          <chart:series chart:style-name="ch11" chart:values-cell-range-address="Sheet1.V4:Sheet1.V13" loext:label-string="classification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jection</text:p>
              </table:table-cell>
              <table:table-cell office:value-type="string">
                <text:p>classific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82811">
                <text:p>0.8482811</text:p>
                <draw:g>
                  <svg:desc>Sheet1.W4:Sheet1.W13</svg:desc>
                </draw:g>
              </table:table-cell>
              <table:table-cell office:value-type="float" office:value="0.998407">
                <text:p>0.998407</text:p>
                <draw:g>
                  <svg:desc>Sheet1.V4:Sheet1.V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684">
                <text:p>0.985684</text:p>
              </table:table-cell>
              <table:table-cell office:value-type="float" office:value="0.8797028">
                <text:p>0.8797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57407">
                <text:p>0.9857407</text:p>
              </table:table-cell>
              <table:table-cell office:value-type="float" office:value="0.8772715">
                <text:p>0.8772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57407">
                <text:p>0.9857407</text:p>
              </table:table-cell>
              <table:table-cell office:value-type="float" office:value="0.8772715">
                <text:p>0.8772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57407">
                <text:p>0.9857407</text:p>
              </table:table-cell>
              <table:table-cell office:value-type="float" office:value="0.8772715">
                <text:p>0.8772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57407">
                <text:p>0.9857407</text:p>
              </table:table-cell>
              <table:table-cell office:value-type="float" office:value="0.8765578">
                <text:p>0.8765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57407">
                <text:p>0.9857407</text:p>
              </table:table-cell>
              <table:table-cell office:value-type="float" office:value="0.8765578">
                <text:p>0.8765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57407">
                <text:p>0.9857407</text:p>
              </table:table-cell>
              <table:table-cell office:value-type="float" office:value="0.8765578">
                <text:p>0.8765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57407">
                <text:p>0.9857407</text:p>
              </table:table-cell>
              <table:table-cell office:value-type="float" office:value="0.8765578">
                <text:p>0.8765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57407">
                <text:p>0.9857407</text:p>
              </table:table-cell>
              <table:table-cell office:value-type="float" office:value="0.8765578">
                <text:p>0.87655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Classification and rejection rates</text:p>
        </chart:title>
        <chart:legend chart:legend-position="end" svg:x="12.645cm" svg:y="3.952cm" style:legend-expansion="high" chart:style-name="ch3"/>
        <chart:plot-area chart:style-name="ch4" table:cell-range-address="Sheet1_2.V4:Sheet1_2.W103" chart:data-source-has-labels="row" svg:x="1.331cm" svg:y="1.275cm" svg:width="10.994cm" svg:height="6.564cm">
          <chartooo:coordinate-region svg:x="2.243cm" svg:y="1.474cm" svg:width="10.082cm" svg:height="5.573cm"/>
          <chart:axis chart:dimension="x" chart:name="primary-x" chart:style-name="ch5">
            <chart:title svg:x="4.72cm" svg:y="8.019cm" chart:style-name="ch6">
              <text:p>Rejected elements multiplier</text:p>
            </chart:title>
          </chart:axis>
          <chart:axis chart:dimension="y" chart:name="primary-y" chart:style-name="ch7">
            <chart:title svg:x="0.451cm" svg:y="4.998cm" chart:style-name="ch8">
              <text:p>Ratio</text:p>
            </chart:title>
            <chart:grid chart:style-name="ch9" chart:class="major"/>
          </chart:axis>
          <chart:series chart:style-name="ch10" chart:values-cell-range-address="Sheet1_2.W4:Sheet1_2.W103" loext:label-string="rejection" chart:class="chart:line">
            <chart:data-point chart:repeated="100"/>
          </chart:series>
          <chart:series chart:style-name="ch11" chart:values-cell-range-address="Sheet1_2.V4:Sheet1_2.V103" loext:label-string="classification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jection</text:p>
              </table:table-cell>
              <table:table-cell office:value-type="string">
                <text:p>classific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6603">
                <text:p>0.866603</text:p>
                <draw:g>
                  <svg:desc>Sheet1_2.W4:Sheet1_2.W103</svg:desc>
                </draw:g>
              </table:table-cell>
              <table:table-cell office:value-type="float" office:value="0.9887422">
                <text:p>0.9887422</text:p>
                <draw:g>
                  <svg:desc>Sheet1_2.V4:Sheet1_2.V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19294">
                <text:p>0.8619294</text:p>
              </table:table-cell>
              <table:table-cell office:value-type="float" office:value="0.9873649">
                <text:p>0.9873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2753">
                <text:p>0.872753</text:p>
              </table:table-cell>
              <table:table-cell office:value-type="float" office:value="0.9897304">
                <text:p>0.9897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91854">
                <text:p>0.8791854</text:p>
              </table:table-cell>
              <table:table-cell office:value-type="float" office:value="0.9896323">
                <text:p>0.9896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4373">
                <text:p>0.884373</text:p>
              </table:table-cell>
              <table:table-cell office:value-type="float" office:value="0.9896101">
                <text:p>0.9896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01797">
                <text:p>0.8901797</text:p>
              </table:table-cell>
              <table:table-cell office:value-type="float" office:value="0.9887458">
                <text:p>0.9887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6233">
                <text:p>0.896233</text:p>
              </table:table-cell>
              <table:table-cell office:value-type="float" office:value="0.9882655">
                <text:p>0.9882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24409">
                <text:p>0.9024409</text:p>
              </table:table-cell>
              <table:table-cell office:value-type="float" office:value="0.9873066">
                <text:p>0.9873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55677">
                <text:p>0.9055677</text:p>
              </table:table-cell>
              <table:table-cell office:value-type="float" office:value="0.9868582">
                <text:p>0.9868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31175">
                <text:p>0.9131175</text:p>
              </table:table-cell>
              <table:table-cell office:value-type="float" office:value="0.9864935">
                <text:p>0.9864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83103">
                <text:p>0.9183103</text:p>
              </table:table-cell>
              <table:table-cell office:value-type="float" office:value="0.9858551">
                <text:p>0.9858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4405">
                <text:p>0.924405</text:p>
              </table:table-cell>
              <table:table-cell office:value-type="float" office:value="0.9846123">
                <text:p>0.9846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00707">
                <text:p>0.9300707</text:p>
              </table:table-cell>
              <table:table-cell office:value-type="float" office:value="0.9839938">
                <text:p>0.9839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34024">
                <text:p>0.934024</text:p>
              </table:table-cell>
              <table:table-cell office:value-type="float" office:value="0.9829243">
                <text:p>0.9829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02432">
                <text:p>0.9402432</text:p>
              </table:table-cell>
              <table:table-cell office:value-type="float" office:value="0.9814459">
                <text:p>0.98144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24243">
                <text:p>0.9424243</text:p>
              </table:table-cell>
              <table:table-cell office:value-type="float" office:value="0.9809307">
                <text:p>0.9809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44614">
                <text:p>0.944614</text:p>
              </table:table-cell>
              <table:table-cell office:value-type="float" office:value="0.9798165">
                <text:p>0.9798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64473">
                <text:p>0.9464473</text:p>
              </table:table-cell>
              <table:table-cell office:value-type="float" office:value="0.9798417">
                <text:p>0.9798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88">
                <text:p>0.9488</text:p>
              </table:table-cell>
              <table:table-cell office:value-type="float" office:value="0.9793988">
                <text:p>0.9793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11463">
                <text:p>0.9511463</text:p>
              </table:table-cell>
              <table:table-cell office:value-type="float" office:value="0.9781627">
                <text:p>0.9781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31621">
                <text:p>0.9531621</text:p>
              </table:table-cell>
              <table:table-cell office:value-type="float" office:value="0.9778711">
                <text:p>0.97787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5766">
                <text:p>0.955766</text:p>
              </table:table-cell>
              <table:table-cell office:value-type="float" office:value="0.977867">
                <text:p>0.977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73865">
                <text:p>0.9573865</text:p>
              </table:table-cell>
              <table:table-cell office:value-type="float" office:value="0.9760624">
                <text:p>0.9760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96311">
                <text:p>0.9596311</text:p>
              </table:table-cell>
              <table:table-cell office:value-type="float" office:value="0.974125">
                <text:p>0.974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02802">
                <text:p>0.9602802</text:p>
              </table:table-cell>
              <table:table-cell office:value-type="float" office:value="0.9735234">
                <text:p>0.9735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21007">
                <text:p>0.9621007</text:p>
              </table:table-cell>
              <table:table-cell office:value-type="float" office:value="0.9724866">
                <text:p>0.97248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36017">
                <text:p>0.9636017</text:p>
              </table:table-cell>
              <table:table-cell office:value-type="float" office:value="0.9704956">
                <text:p>0.97049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54013">
                <text:p>0.9654013</text:p>
              </table:table-cell>
              <table:table-cell office:value-type="float" office:value="0.9686367">
                <text:p>0.9686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73264">
                <text:p>0.9673264</text:p>
              </table:table-cell>
              <table:table-cell office:value-type="float" office:value="0.9671503">
                <text:p>0.9671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74279">
                <text:p>0.9674279</text:p>
              </table:table-cell>
              <table:table-cell office:value-type="float" office:value="0.9659532">
                <text:p>0.96595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8323">
                <text:p>0.968323</text:p>
              </table:table-cell>
              <table:table-cell office:value-type="float" office:value="0.9652032">
                <text:p>0.9652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87437">
                <text:p>0.9687437</text:p>
              </table:table-cell>
              <table:table-cell office:value-type="float" office:value="0.9652184">
                <text:p>0.96521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91249">
                <text:p>0.9691249</text:p>
              </table:table-cell>
              <table:table-cell office:value-type="float" office:value="0.9634276">
                <text:p>0.9634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70532">
                <text:p>0.970532</text:p>
              </table:table-cell>
              <table:table-cell office:value-type="float" office:value="0.9630487">
                <text:p>0.96304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11824">
                <text:p>0.9711824</text:p>
              </table:table-cell>
              <table:table-cell office:value-type="float" office:value="0.9609866">
                <text:p>0.9609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16259">
                <text:p>0.9716259</text:p>
              </table:table-cell>
              <table:table-cell office:value-type="float" office:value="0.9590061">
                <text:p>0.9590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72149">
                <text:p>0.972149</text:p>
              </table:table-cell>
              <table:table-cell office:value-type="float" office:value="0.9582532">
                <text:p>0.95825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24017">
                <text:p>0.9724017</text:p>
              </table:table-cell>
              <table:table-cell office:value-type="float" office:value="0.9575862">
                <text:p>0.95758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732773">
                <text:p>0.9732773</text:p>
              </table:table-cell>
              <table:table-cell office:value-type="float" office:value="0.9567851">
                <text:p>0.95678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40271">
                <text:p>0.9740271</text:p>
              </table:table-cell>
              <table:table-cell office:value-type="float" office:value="0.9548033">
                <text:p>0.95480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748978">
                <text:p>0.9748978</text:p>
              </table:table-cell>
              <table:table-cell office:value-type="float" office:value="0.9541104">
                <text:p>0.9541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753522">
                <text:p>0.9753522</text:p>
              </table:table-cell>
              <table:table-cell office:value-type="float" office:value="0.9537697">
                <text:p>0.95376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56651">
                <text:p>0.9756651</text:p>
              </table:table-cell>
              <table:table-cell office:value-type="float" office:value="0.9538066">
                <text:p>0.9538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758003">
                <text:p>0.9758003</text:p>
              </table:table-cell>
              <table:table-cell office:value-type="float" office:value="0.9524259">
                <text:p>0.95242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760931">
                <text:p>0.9760931</text:p>
              </table:table-cell>
              <table:table-cell office:value-type="float" office:value="0.9501977">
                <text:p>0.9501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65685">
                <text:p>0.9765685</text:p>
              </table:table-cell>
              <table:table-cell office:value-type="float" office:value="0.9475421">
                <text:p>0.94754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767965">
                <text:p>0.9767965</text:p>
              </table:table-cell>
              <table:table-cell office:value-type="float" office:value="0.9452811">
                <text:p>0.94528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70605">
                <text:p>0.9770605</text:p>
              </table:table-cell>
              <table:table-cell office:value-type="float" office:value="0.9434022">
                <text:p>0.94340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72628">
                <text:p>0.9772628</text:p>
              </table:table-cell>
              <table:table-cell office:value-type="float" office:value="0.9418929">
                <text:p>0.9418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773341">
                <text:p>0.9773341</text:p>
              </table:table-cell>
              <table:table-cell office:value-type="float" office:value="0.9395358">
                <text:p>0.93953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778648">
                <text:p>0.9778648</text:p>
              </table:table-cell>
              <table:table-cell office:value-type="float" office:value="0.9381393">
                <text:p>0.9381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774949">
                <text:p>0.9774949</text:p>
              </table:table-cell>
              <table:table-cell office:value-type="float" office:value="0.9355886">
                <text:p>0.93558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77823">
                <text:p>0.977823</text:p>
              </table:table-cell>
              <table:table-cell office:value-type="float" office:value="0.9341106">
                <text:p>0.9341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780455">
                <text:p>0.9780455</text:p>
              </table:table-cell>
              <table:table-cell office:value-type="float" office:value="0.9323286">
                <text:p>0.93232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85491">
                <text:p>0.9785491</text:p>
              </table:table-cell>
              <table:table-cell office:value-type="float" office:value="0.9289691">
                <text:p>0.92896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89314">
                <text:p>0.9789314</text:p>
              </table:table-cell>
              <table:table-cell office:value-type="float" office:value="0.9274655">
                <text:p>0.92746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93255">
                <text:p>0.9793255</text:p>
              </table:table-cell>
              <table:table-cell office:value-type="float" office:value="0.9255876">
                <text:p>0.9255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86761">
                <text:p>0.9786761</text:p>
              </table:table-cell>
              <table:table-cell office:value-type="float" office:value="0.9217917">
                <text:p>0.92179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93198">
                <text:p>0.9793198</text:p>
              </table:table-cell>
              <table:table-cell office:value-type="float" office:value="0.9184388">
                <text:p>0.91843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95582">
                <text:p>0.9795582</text:p>
              </table:table-cell>
              <table:table-cell office:value-type="float" office:value="0.9162609">
                <text:p>0.91626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94519">
                <text:p>0.9794519</text:p>
              </table:table-cell>
              <table:table-cell office:value-type="float" office:value="0.9143729">
                <text:p>0.91437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94551">
                <text:p>0.9794551</text:p>
              </table:table-cell>
              <table:table-cell office:value-type="float" office:value="0.9124689">
                <text:p>0.9124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93441">
                <text:p>0.9793441</text:p>
              </table:table-cell>
              <table:table-cell office:value-type="float" office:value="0.9107911">
                <text:p>0.91079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84523">
                <text:p>0.9784523</text:p>
              </table:table-cell>
              <table:table-cell office:value-type="float" office:value="0.9081611">
                <text:p>0.90816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88236">
                <text:p>0.9788236</text:p>
              </table:table-cell>
              <table:table-cell office:value-type="float" office:value="0.9062635">
                <text:p>0.90626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786095">
                <text:p>0.9786095</text:p>
              </table:table-cell>
              <table:table-cell office:value-type="float" office:value="0.9048213">
                <text:p>0.90482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787847">
                <text:p>0.9787847</text:p>
              </table:table-cell>
              <table:table-cell office:value-type="float" office:value="0.9012881">
                <text:p>0.9012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86383">
                <text:p>0.9786383</text:p>
              </table:table-cell>
              <table:table-cell office:value-type="float" office:value="0.8996715">
                <text:p>0.8996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87439">
                <text:p>0.9787439</text:p>
              </table:table-cell>
              <table:table-cell office:value-type="float" office:value="0.8977047">
                <text:p>0.89770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85528">
                <text:p>0.9785528</text:p>
              </table:table-cell>
              <table:table-cell office:value-type="float" office:value="0.8952838">
                <text:p>0.89528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86621">
                <text:p>0.9786621</text:p>
              </table:table-cell>
              <table:table-cell office:value-type="float" office:value="0.8944352">
                <text:p>0.89443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85883">
                <text:p>0.9785883</text:p>
              </table:table-cell>
              <table:table-cell office:value-type="float" office:value="0.891098">
                <text:p>0.8910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89647">
                <text:p>0.9789647</text:p>
              </table:table-cell>
              <table:table-cell office:value-type="float" office:value="0.8884559">
                <text:p>0.8884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780153">
                <text:p>0.9780153</text:p>
              </table:table-cell>
              <table:table-cell office:value-type="float" office:value="0.8876858">
                <text:p>0.8876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775571">
                <text:p>0.9775571</text:p>
              </table:table-cell>
              <table:table-cell office:value-type="float" office:value="0.8839569">
                <text:p>0.88395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78615">
                <text:p>0.9778615</text:p>
              </table:table-cell>
              <table:table-cell office:value-type="float" office:value="0.8808405">
                <text:p>0.88084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69614">
                <text:p>0.9769614</text:p>
              </table:table-cell>
              <table:table-cell office:value-type="float" office:value="0.8788639">
                <text:p>0.87886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72343">
                <text:p>0.9772343</text:p>
              </table:table-cell>
              <table:table-cell office:value-type="float" office:value="0.8769749">
                <text:p>0.87697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770429">
                <text:p>0.9770429</text:p>
              </table:table-cell>
              <table:table-cell office:value-type="float" office:value="0.8758246">
                <text:p>0.87582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69846">
                <text:p>0.9769846</text:p>
              </table:table-cell>
              <table:table-cell office:value-type="float" office:value="0.8729577">
                <text:p>0.87295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66032">
                <text:p>0.9766032</text:p>
              </table:table-cell>
              <table:table-cell office:value-type="float" office:value="0.8699682">
                <text:p>0.8699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764197">
                <text:p>0.9764197</text:p>
              </table:table-cell>
              <table:table-cell office:value-type="float" office:value="0.8669648">
                <text:p>0.8669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64444">
                <text:p>0.9764444</text:p>
              </table:table-cell>
              <table:table-cell office:value-type="float" office:value="0.8639937">
                <text:p>0.86399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5617">
                <text:p>0.975617</text:p>
              </table:table-cell>
              <table:table-cell office:value-type="float" office:value="0.8591417">
                <text:p>0.8591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754676">
                <text:p>0.9754676</text:p>
              </table:table-cell>
              <table:table-cell office:value-type="float" office:value="0.8558506">
                <text:p>0.8558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75734">
                <text:p>0.975734</text:p>
              </table:table-cell>
              <table:table-cell office:value-type="float" office:value="0.8520933">
                <text:p>0.85209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55541">
                <text:p>0.9755541</text:p>
              </table:table-cell>
              <table:table-cell office:value-type="float" office:value="0.8499223">
                <text:p>0.8499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55805">
                <text:p>0.9755805</text:p>
              </table:table-cell>
              <table:table-cell office:value-type="float" office:value="0.8476499">
                <text:p>0.8476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74894">
                <text:p>0.974894</text:p>
              </table:table-cell>
              <table:table-cell office:value-type="float" office:value="0.8438491">
                <text:p>0.8438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45689">
                <text:p>0.9745689</text:p>
              </table:table-cell>
              <table:table-cell office:value-type="float" office:value="0.8404071">
                <text:p>0.84040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740848">
                <text:p>0.9740848</text:p>
              </table:table-cell>
              <table:table-cell office:value-type="float" office:value="0.8382325">
                <text:p>0.8382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741069">
                <text:p>0.9741069</text:p>
              </table:table-cell>
              <table:table-cell office:value-type="float" office:value="0.8344937">
                <text:p>0.8344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739922">
                <text:p>0.9739922</text:p>
              </table:table-cell>
              <table:table-cell office:value-type="float" office:value="0.831371">
                <text:p>0.831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40219">
                <text:p>0.9740219</text:p>
              </table:table-cell>
              <table:table-cell office:value-type="float" office:value="0.8265222">
                <text:p>0.82652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42575">
                <text:p>0.9742575</text:p>
              </table:table-cell>
              <table:table-cell office:value-type="float" office:value="0.8228058">
                <text:p>0.82280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43943">
                <text:p>0.9743943</text:p>
              </table:table-cell>
              <table:table-cell office:value-type="float" office:value="0.8144282">
                <text:p>0.81442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44778">
                <text:p>0.9744778</text:p>
              </table:table-cell>
              <table:table-cell office:value-type="float" office:value="0.8110187">
                <text:p>0.81101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41874">
                <text:p>0.9741874</text:p>
              </table:table-cell>
              <table:table-cell office:value-type="float" office:value="0.8075202">
                <text:p>0.80752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3627">
                <text:p>0.973627</text:p>
              </table:table-cell>
              <table:table-cell office:value-type="float" office:value="0.8044332">
                <text:p>0.80443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34439">
                <text:p>0.9734439</text:p>
              </table:table-cell>
              <table:table-cell office:value-type="float" office:value="0.8003433">
                <text:p>0.80034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